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17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2.6398in"/>
    </style:style>
    <style:style style:name="co5" style:family="table-column">
      <style:table-column-properties fo:break-before="auto" style:column-width="2.048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1.7898in"/>
    </style:style>
    <style:style style:name="co8" style:family="table-column">
      <style:table-column-properties fo:break-before="auto" style:column-width="2.9299in"/>
    </style:style>
    <style:style style:name="co9" style:family="table-column">
      <style:table-column-properties fo:break-before="auto" style:column-width="2.6827in"/>
    </style:style>
    <style:style style:name="co10" style:family="table-column">
      <style:table-column-properties fo:break-before="auto" style:column-width="0.917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10.26_2-cyclopenten-1-one</text:p>
          </table:table-cell>
          <table:table-cell office:value-type="string">
            <text:p>10.51_2-methyl-2-cyclopenten-1-one</text:p>
          </table:table-cell>
          <table:table-cell office:value-type="string">
            <text:p>13.31_3-methyl-cyclopentanone</text:p>
          </table:table-cell>
          <table:table-cell office:value-type="string">
            <text:p>13.69_dimethylcyclopentenone</text:p>
          </table:table-cell>
          <table:table-cell office:value-type="string">
            <text:p>14.44_2-cyclopenten-1,4-dione</text:p>
          </table:table-cell>
          <table:table-cell office:value-type="string">
            <text:p>17.51_1,2-cylopentandione</text:p>
          </table:table-cell>
          <table:table-cell office:value-type="string">
            <text:p>18.14_2-cyclopenten-1-one,_-2-hydroxy-3-me</text:p>
          </table:table-cell>
          <table:table-cell office:value-type="string">
            <text:p>18.42_1,2-cyclopentanedione,_-3-methyl-</text:p>
          </table:table-cell>
          <table:table-cell table:number-columns-repeated="2"/>
        </table:table-row>
        <table:table-row table:style-name="ro1">
          <table:table-cell office:value-type="string">
            <text:p>RT</text:p>
          </table:table-cell>
          <table:table-cell office:value-type="float" office:value="10.26">
            <text:p>10.26</text:p>
          </table:table-cell>
          <table:table-cell office:value-type="float" office:value="10.51">
            <text:p>10.51</text:p>
          </table:table-cell>
          <table:table-cell office:value-type="float" office:value="13.31">
            <text:p>13.31</text:p>
          </table:table-cell>
          <table:table-cell office:value-type="float" office:value="13.69">
            <text:p>13.69</text:p>
          </table:table-cell>
          <table:table-cell office:value-type="float" office:value="14.44">
            <text:p>14.44</text:p>
          </table:table-cell>
          <table:table-cell office:value-type="float" office:value="17.51">
            <text:p>17.51</text:p>
          </table:table-cell>
          <table:table-cell office:value-type="float" office:value="18.14">
            <text:p>18.14</text:p>
          </table:table-cell>
          <table:table-cell office:value-type="float" office:value="18.42">
            <text:p>18.42</text:p>
          </table:table-cell>
          <table:table-cell table:number-columns-repeated="2"/>
        </table:table-row>
        <table:table-row table:style-name="ro1">
          <table:table-cell office:value-type="string">
            <text:p>MW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/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m/z</text:p>
          </table:table-cell>
          <table:table-cell office:value-type="string">
            <text:p>53+54+52</text:p>
          </table:table-cell>
          <table:table-cell office:value-type="string">
            <text:p>53+96</text:p>
          </table:table-cell>
          <table:table-cell office:value-type="string">
            <text:p>67+96</text:p>
          </table:table-cell>
          <table:table-cell office:value-type="string">
            <text:p>67+95+110</text:p>
          </table:table-cell>
          <table:table-cell office:value-type="string">
            <text:p>54+68+96</text:p>
          </table:table-cell>
          <table:table-cell office:value-type="string">
            <text:p>55+98</text:p>
          </table:table-cell>
          <table:table-cell office:value-type="float" office:value="98">
            <text:p>98</text:p>
          </table:table-cell>
          <table:table-cell office:value-type="string">
            <text:p>69+112</text:p>
          </table:table-cell>
          <table:table-cell table:number-columns-repeated="2"/>
        </table:table-row>
        <table:table-row table:style-name="ro1">
          <table:table-cell office:value-type="string">
            <text:p>class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table:number-columns-repeated="2"/>
        </table:table-row>
        <table:table-row table:style-name="ro1">
          <table:table-cell office:value-type="string">
            <text:p>origin</text:p>
          </table:table-cell>
          <table:table-cell table:number-columns-repeated="8"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sim/tic</text:p>
          </table:table-cell>
          <table:table-cell office:value-type="float" office:value="2.020538261">
            <text:p>2.020538261</text:p>
          </table:table-cell>
          <table:table-cell office:value-type="float" office:value="2.36623591">
            <text:p>2.36623591</text:p>
          </table:table-cell>
          <table:table-cell office:value-type="float" office:value="4.0617533325">
            <text:p>4.0617533325</text:p>
          </table:table-cell>
          <table:table-cell office:value-type="float" office:value="1.6276422925">
            <text:p>1.6276422925</text:p>
          </table:table-cell>
          <table:table-cell office:value-type="float" office:value="1.6790668675">
            <text:p>1.6790668675</text:p>
          </table:table-cell>
          <table:table-cell office:value-type="float" office:value="2.2214713485">
            <text:p>2.2214713485</text:p>
          </table:table-cell>
          <table:table-cell office:value-type="float" office:value="15.95856595">
            <text:p>15.95856595</text:p>
          </table:table-cell>
          <table:table-cell office:value-type="float" office:value="2.735582125">
            <text:p>2.735582125</text:p>
          </table:table-cell>
          <table:table-cell table:number-columns-repeated="2"/>
        </table:table-row>
        <table:table-row table:style-name="ro2">
          <table:table-cell office:value-type="string">
            <text:p>eclud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m</text:p>
          </table:table-cell>
          <table:table-cell table:number-columns-repeated="10"/>
        </table:table-row>
        <table:table-row table:style-name="ro1">
          <table:table-cell office:value-type="string">
            <text:p>Filename</text:p>
          </table:table-cell>
          <table:table-cell table:number-columns-repeated="8" office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>
            <text:p>AK-0-A</text:p>
          </table:table-cell>
          <table:table-cell office:value-type="float" office:value="18744288">
            <text:p>18744288</text:p>
          </table:table-cell>
          <table:table-cell office:value-type="float" office:value="4084438">
            <text:p>4084438</text:p>
          </table:table-cell>
          <table:table-cell office:value-type="float" office:value="6132250">
            <text:p>6132250</text:p>
          </table:table-cell>
          <table:table-cell office:value-type="float" office:value="4103883">
            <text:p>4103883</text:p>
          </table:table-cell>
          <table:table-cell office:value-type="float" office:value="8976896">
            <text:p>8976896</text:p>
          </table:table-cell>
          <table:table-cell office:value-type="float" office:value="41217305">
            <text:p>41217305</text:p>
          </table:table-cell>
          <table:table-cell office:value-type="float" office:value="1045500">
            <text:p>1045500</text:p>
          </table:table-cell>
          <table:table-cell office:value-type="float" office:value="14433506">
            <text:p>14433506</text:p>
          </table:table-cell>
          <table:table-cell table:number-columns-repeated="2"/>
        </table:table-row>
        <table:table-row table:style-name="ro1">
          <table:table-cell office:value-type="string">
            <text:p>AK-0-B</text:p>
          </table:table-cell>
          <table:table-cell office:value-type="float" office:value="23597270">
            <text:p>23597270</text:p>
          </table:table-cell>
          <table:table-cell office:value-type="float" office:value="5163983">
            <text:p>5163983</text:p>
          </table:table-cell>
          <table:table-cell office:value-type="float" office:value="7473333">
            <text:p>7473333</text:p>
          </table:table-cell>
          <table:table-cell office:value-type="float" office:value="5059069">
            <text:p>5059069</text:p>
          </table:table-cell>
          <table:table-cell office:value-type="float" office:value="10746673">
            <text:p>10746673</text:p>
          </table:table-cell>
          <table:table-cell office:value-type="float" office:value="56736467">
            <text:p>56736467</text:p>
          </table:table-cell>
          <table:table-cell office:value-type="float" office:value="1442987">
            <text:p>1442987</text:p>
          </table:table-cell>
          <table:table-cell office:value-type="float" office:value="19976201">
            <text:p>19976201</text:p>
          </table:table-cell>
          <table:table-cell table:number-columns-repeated="2"/>
        </table:table-row>
        <table:table-row table:style-name="ro1">
          <table:table-cell office:value-type="string">
            <text:p>AK-0-C</text:p>
          </table:table-cell>
          <table:table-cell office:value-type="float" office:value="26947264">
            <text:p>26947264</text:p>
          </table:table-cell>
          <table:table-cell office:value-type="float" office:value="6028964">
            <text:p>6028964</text:p>
          </table:table-cell>
          <table:table-cell office:value-type="float" office:value="8803626">
            <text:p>8803626</text:p>
          </table:table-cell>
          <table:table-cell office:value-type="float" office:value="6008084">
            <text:p>6008084</text:p>
          </table:table-cell>
          <table:table-cell office:value-type="float" office:value="13228588">
            <text:p>13228588</text:p>
          </table:table-cell>
          <table:table-cell office:value-type="float" office:value="63326127">
            <text:p>63326127</text:p>
          </table:table-cell>
          <table:table-cell office:value-type="float" office:value="1591350">
            <text:p>1591350</text:p>
          </table:table-cell>
          <table:table-cell office:value-type="float" office:value="21969049">
            <text:p>21969049</text:p>
          </table:table-cell>
          <table:table-cell table:number-columns-repeated="2"/>
        </table:table-row>
        <table:table-row table:style-name="ro1">
          <table:table-cell office:value-type="string">
            <text:p>AK-0-D</text:p>
          </table:table-cell>
          <table:table-cell office:value-type="float" office:value="17024955">
            <text:p>17024955</text:p>
          </table:table-cell>
          <table:table-cell office:value-type="float" office:value="3637334">
            <text:p>3637334</text:p>
          </table:table-cell>
          <table:table-cell office:value-type="float" office:value="5448635">
            <text:p>5448635</text:p>
          </table:table-cell>
          <table:table-cell office:value-type="float" office:value="3536098">
            <text:p>3536098</text:p>
          </table:table-cell>
          <table:table-cell office:value-type="float" office:value="8671997">
            <text:p>8671997</text:p>
          </table:table-cell>
          <table:table-cell office:value-type="float" office:value="40378242">
            <text:p>40378242</text:p>
          </table:table-cell>
          <table:table-cell office:value-type="float" office:value="1126860">
            <text:p>1126860</text:p>
          </table:table-cell>
          <table:table-cell office:value-type="float" office:value="13635993">
            <text:p>13635993</text:p>
          </table:table-cell>
          <table:table-cell table:number-columns-repeated="2"/>
        </table:table-row>
        <table:table-row table:style-name="ro1">
          <table:table-cell office:value-type="string">
            <text:p>AK-2-A</text:p>
          </table:table-cell>
          <table:table-cell office:value-type="float" office:value="23185778">
            <text:p>23185778</text:p>
          </table:table-cell>
          <table:table-cell office:value-type="float" office:value="5123546">
            <text:p>5123546</text:p>
          </table:table-cell>
          <table:table-cell office:value-type="float" office:value="7174891">
            <text:p>7174891</text:p>
          </table:table-cell>
          <table:table-cell office:value-type="float" office:value="4876539">
            <text:p>4876539</text:p>
          </table:table-cell>
          <table:table-cell office:value-type="float" office:value="9710391">
            <text:p>9710391</text:p>
          </table:table-cell>
          <table:table-cell office:value-type="float" office:value="47900835">
            <text:p>47900835</text:p>
          </table:table-cell>
          <table:table-cell office:value-type="float" office:value="1056544">
            <text:p>1056544</text:p>
          </table:table-cell>
          <table:table-cell office:value-type="float" office:value="18724125">
            <text:p>18724125</text:p>
          </table:table-cell>
          <table:table-cell table:number-columns-repeated="2"/>
        </table:table-row>
        <table:table-row table:style-name="ro1">
          <table:table-cell office:value-type="string">
            <text:p>AK-2-B</text:p>
          </table:table-cell>
          <table:table-cell office:value-type="float" office:value="13322488">
            <text:p>13322488</text:p>
          </table:table-cell>
          <table:table-cell office:value-type="float" office:value="2711937">
            <text:p>2711937</text:p>
          </table:table-cell>
          <table:table-cell office:value-type="float" office:value="4172235">
            <text:p>4172235</text:p>
          </table:table-cell>
          <table:table-cell office:value-type="float" office:value="2703958">
            <text:p>2703958</text:p>
          </table:table-cell>
          <table:table-cell office:value-type="float" office:value="7187396">
            <text:p>7187396</text:p>
          </table:table-cell>
          <table:table-cell office:value-type="float" office:value="35141322">
            <text:p>35141322</text:p>
          </table:table-cell>
          <table:table-cell office:value-type="float" office:value="978081">
            <text:p>978081</text:p>
          </table:table-cell>
          <table:table-cell office:value-type="float" office:value="11028407">
            <text:p>11028407</text:p>
          </table:table-cell>
          <table:table-cell table:number-columns-repeated="2"/>
        </table:table-row>
        <table:table-row table:style-name="ro1">
          <table:table-cell office:value-type="string">
            <text:p>AK-2-C</text:p>
          </table:table-cell>
          <table:table-cell office:value-type="float" office:value="11301715">
            <text:p>11301715</text:p>
          </table:table-cell>
          <table:table-cell office:value-type="float" office:value="2448986">
            <text:p>2448986</text:p>
          </table:table-cell>
          <table:table-cell office:value-type="float" office:value="3638073">
            <text:p>3638073</text:p>
          </table:table-cell>
          <table:table-cell office:value-type="float" office:value="2376712">
            <text:p>2376712</text:p>
          </table:table-cell>
          <table:table-cell office:value-type="float" office:value="5398651">
            <text:p>5398651</text:p>
          </table:table-cell>
          <table:table-cell office:value-type="float" office:value="24669524">
            <text:p>24669524</text:p>
          </table:table-cell>
          <table:table-cell office:value-type="float" office:value="636002">
            <text:p>636002</text:p>
          </table:table-cell>
          <table:table-cell office:value-type="float" office:value="8848619">
            <text:p>8848619</text:p>
          </table:table-cell>
          <table:table-cell table:number-columns-repeated="2"/>
        </table:table-row>
        <table:table-row table:style-name="ro1">
          <table:table-cell office:value-type="string">
            <text:p>AK-2-D</text:p>
          </table:table-cell>
          <table:table-cell office:value-type="float" office:value="26006721">
            <text:p>26006721</text:p>
          </table:table-cell>
          <table:table-cell office:value-type="float" office:value="5825735">
            <text:p>5825735</text:p>
          </table:table-cell>
          <table:table-cell office:value-type="float" office:value="8735602">
            <text:p>8735602</text:p>
          </table:table-cell>
          <table:table-cell office:value-type="float" office:value="5901055">
            <text:p>5901055</text:p>
          </table:table-cell>
          <table:table-cell office:value-type="float" office:value="11981634">
            <text:p>11981634</text:p>
          </table:table-cell>
          <table:table-cell office:value-type="float" office:value="63354222">
            <text:p>63354222</text:p>
          </table:table-cell>
          <table:table-cell office:value-type="float" office:value="1569248">
            <text:p>1569248</text:p>
          </table:table-cell>
          <table:table-cell office:value-type="float" office:value="22469924">
            <text:p>22469924</text:p>
          </table:table-cell>
          <table:table-cell table:number-columns-repeated="2"/>
        </table:table-row>
        <table:table-row table:style-name="ro1">
          <table:table-cell office:value-type="string">
            <text:p>AK-2-E</text:p>
          </table:table-cell>
          <table:table-cell office:value-type="float" office:value="20516476">
            <text:p>20516476</text:p>
          </table:table-cell>
          <table:table-cell office:value-type="float" office:value="4552609">
            <text:p>4552609</text:p>
          </table:table-cell>
          <table:table-cell office:value-type="float" office:value="6714437">
            <text:p>6714437</text:p>
          </table:table-cell>
          <table:table-cell office:value-type="float" office:value="4563429">
            <text:p>4563429</text:p>
          </table:table-cell>
          <table:table-cell office:value-type="float" office:value="9337029">
            <text:p>9337029</text:p>
          </table:table-cell>
          <table:table-cell office:value-type="float" office:value="49054000">
            <text:p>49054000</text:p>
          </table:table-cell>
          <table:table-cell office:value-type="float" office:value="1166298">
            <text:p>1166298</text:p>
          </table:table-cell>
          <table:table-cell office:value-type="float" office:value="17415099">
            <text:p>17415099</text:p>
          </table:table-cell>
          <table:table-cell table:number-columns-repeated="2"/>
        </table:table-row>
        <table:table-row table:style-name="ro1">
          <table:table-cell office:value-type="string">
            <text:p>AK-3-A</text:p>
          </table:table-cell>
          <table:table-cell office:value-type="float" office:value="20148994">
            <text:p>20148994</text:p>
          </table:table-cell>
          <table:table-cell office:value-type="float" office:value="4548093">
            <text:p>4548093</text:p>
          </table:table-cell>
          <table:table-cell office:value-type="float" office:value="6699357">
            <text:p>6699357</text:p>
          </table:table-cell>
          <table:table-cell office:value-type="float" office:value="4478320">
            <text:p>4478320</text:p>
          </table:table-cell>
          <table:table-cell office:value-type="float" office:value="8801721">
            <text:p>8801721</text:p>
          </table:table-cell>
          <table:table-cell office:value-type="float" office:value="46963693">
            <text:p>46963693</text:p>
          </table:table-cell>
          <table:table-cell office:value-type="float" office:value="1042498">
            <text:p>1042498</text:p>
          </table:table-cell>
          <table:table-cell office:value-type="float" office:value="17086606">
            <text:p>17086606</text:p>
          </table:table-cell>
          <table:table-cell table:number-columns-repeated="2"/>
        </table:table-row>
        <table:table-row table:style-name="ro1">
          <table:table-cell office:value-type="string">
            <text:p>AK-3-B</text:p>
          </table:table-cell>
          <table:table-cell office:value-type="float" office:value="21026822">
            <text:p>21026822</text:p>
          </table:table-cell>
          <table:table-cell office:value-type="float" office:value="4787240">
            <text:p>4787240</text:p>
          </table:table-cell>
          <table:table-cell office:value-type="float" office:value="6939739">
            <text:p>6939739</text:p>
          </table:table-cell>
          <table:table-cell office:value-type="float" office:value="4754587">
            <text:p>4754587</text:p>
          </table:table-cell>
          <table:table-cell office:value-type="float" office:value="9460389">
            <text:p>9460389</text:p>
          </table:table-cell>
          <table:table-cell office:value-type="float" office:value="48496896">
            <text:p>48496896</text:p>
          </table:table-cell>
          <table:table-cell office:value-type="float" office:value="1023877">
            <text:p>1023877</text:p>
          </table:table-cell>
          <table:table-cell office:value-type="float" office:value="17718021">
            <text:p>17718021</text:p>
          </table:table-cell>
          <table:table-cell table:number-columns-repeated="2"/>
        </table:table-row>
        <table:table-row table:style-name="ro1">
          <table:table-cell office:value-type="string">
            <text:p>AK-3-C</text:p>
          </table:table-cell>
          <table:table-cell office:value-type="float" office:value="25903190">
            <text:p>25903190</text:p>
          </table:table-cell>
          <table:table-cell office:value-type="float" office:value="5675356">
            <text:p>5675356</text:p>
          </table:table-cell>
          <table:table-cell office:value-type="float" office:value="8412811">
            <text:p>8412811</text:p>
          </table:table-cell>
          <table:table-cell office:value-type="float" office:value="5650613">
            <text:p>5650613</text:p>
          </table:table-cell>
          <table:table-cell office:value-type="float" office:value="11778804">
            <text:p>11778804</text:p>
          </table:table-cell>
          <table:table-cell office:value-type="float" office:value="62158228">
            <text:p>62158228</text:p>
          </table:table-cell>
          <table:table-cell office:value-type="float" office:value="1418284">
            <text:p>1418284</text:p>
          </table:table-cell>
          <table:table-cell office:value-type="float" office:value="22196089">
            <text:p>22196089</text:p>
          </table:table-cell>
          <table:table-cell table:number-columns-repeated="2"/>
        </table:table-row>
        <table:table-row table:style-name="ro1">
          <table:table-cell office:value-type="string">
            <text:p>AK-3-D</text:p>
          </table:table-cell>
          <table:table-cell office:value-type="float" office:value="12524685">
            <text:p>12524685</text:p>
          </table:table-cell>
          <table:table-cell office:value-type="float" office:value="2739231">
            <text:p>2739231</text:p>
          </table:table-cell>
          <table:table-cell office:value-type="float" office:value="4030833">
            <text:p>4030833</text:p>
          </table:table-cell>
          <table:table-cell office:value-type="float" office:value="2613785">
            <text:p>2613785</text:p>
          </table:table-cell>
          <table:table-cell office:value-type="float" office:value="5724573">
            <text:p>5724573</text:p>
          </table:table-cell>
          <table:table-cell office:value-type="float" office:value="27512761">
            <text:p>27512761</text:p>
          </table:table-cell>
          <table:table-cell office:value-type="float" office:value="675222">
            <text:p>675222</text:p>
          </table:table-cell>
          <table:table-cell office:value-type="float" office:value="9406095">
            <text:p>9406095</text:p>
          </table:table-cell>
          <table:table-cell table:number-columns-repeated="2"/>
        </table:table-row>
        <table:table-row table:style-name="ro1">
          <table:table-cell office:value-type="string">
            <text:p>AK-3-E</text:p>
          </table:table-cell>
          <table:table-cell office:value-type="float" office:value="17915422">
            <text:p>17915422</text:p>
          </table:table-cell>
          <table:table-cell office:value-type="float" office:value="3843305">
            <text:p>3843305</text:p>
          </table:table-cell>
          <table:table-cell office:value-type="float" office:value="5818645">
            <text:p>5818645</text:p>
          </table:table-cell>
          <table:table-cell office:value-type="float" office:value="3893182">
            <text:p>3893182</text:p>
          </table:table-cell>
          <table:table-cell office:value-type="float" office:value="8386125">
            <text:p>8386125</text:p>
          </table:table-cell>
          <table:table-cell office:value-type="float" office:value="42051469">
            <text:p>42051469</text:p>
          </table:table-cell>
          <table:table-cell office:value-type="float" office:value="958689">
            <text:p>958689</text:p>
          </table:table-cell>
          <table:table-cell office:value-type="float" office:value="14762887">
            <text:p>14762887</text:p>
          </table:table-cell>
          <table:table-cell table:number-columns-repeated="2"/>
        </table:table-row>
        <table:table-row table:style-name="ro1">
          <table:table-cell office:value-type="string">
            <text:p>AK-4-A</text:p>
          </table:table-cell>
          <table:table-cell office:value-type="float" office:value="19186109">
            <text:p>19186109</text:p>
          </table:table-cell>
          <table:table-cell office:value-type="float" office:value="4367979">
            <text:p>4367979</text:p>
          </table:table-cell>
          <table:table-cell office:value-type="float" office:value="6452593">
            <text:p>6452593</text:p>
          </table:table-cell>
          <table:table-cell office:value-type="float" office:value="4310793">
            <text:p>4310793</text:p>
          </table:table-cell>
          <table:table-cell office:value-type="float" office:value="8363725">
            <text:p>8363725</text:p>
          </table:table-cell>
          <table:table-cell office:value-type="float" office:value="37516631">
            <text:p>37516631</text:p>
          </table:table-cell>
          <table:table-cell office:value-type="float" office:value="822430">
            <text:p>822430</text:p>
          </table:table-cell>
          <table:table-cell office:value-type="float" office:value="15148545">
            <text:p>15148545</text:p>
          </table:table-cell>
          <table:table-cell table:number-columns-repeated="2"/>
        </table:table-row>
        <table:table-row table:style-name="ro1">
          <table:table-cell office:value-type="string">
            <text:p>AK-4-B</text:p>
          </table:table-cell>
          <table:table-cell office:value-type="float" office:value="12455166">
            <text:p>12455166</text:p>
          </table:table-cell>
          <table:table-cell office:value-type="float" office:value="2646541">
            <text:p>2646541</text:p>
          </table:table-cell>
          <table:table-cell office:value-type="float" office:value="4104750">
            <text:p>4104750</text:p>
          </table:table-cell>
          <table:table-cell office:value-type="float" office:value="2665269">
            <text:p>2665269</text:p>
          </table:table-cell>
          <table:table-cell office:value-type="float" office:value="6256740">
            <text:p>6256740</text:p>
          </table:table-cell>
          <table:table-cell office:value-type="float" office:value="27826927">
            <text:p>27826927</text:p>
          </table:table-cell>
          <table:table-cell office:value-type="float" office:value="774470">
            <text:p>774470</text:p>
          </table:table-cell>
          <table:table-cell office:value-type="float" office:value="9874196">
            <text:p>9874196</text:p>
          </table:table-cell>
          <table:table-cell table:number-columns-repeated="2"/>
        </table:table-row>
        <table:table-row table:style-name="ro1">
          <table:table-cell office:value-type="string">
            <text:p>AK-4-C</text:p>
          </table:table-cell>
          <table:table-cell office:value-type="float" office:value="25912358">
            <text:p>25912358</text:p>
          </table:table-cell>
          <table:table-cell office:value-type="float" office:value="5785850">
            <text:p>5785850</text:p>
          </table:table-cell>
          <table:table-cell office:value-type="float" office:value="9017528">
            <text:p>9017528</text:p>
          </table:table-cell>
          <table:table-cell office:value-type="float" office:value="5816156">
            <text:p>5816156</text:p>
          </table:table-cell>
          <table:table-cell office:value-type="float" office:value="12503547">
            <text:p>12503547</text:p>
          </table:table-cell>
          <table:table-cell office:value-type="float" office:value="58129621">
            <text:p>58129621</text:p>
          </table:table-cell>
          <table:table-cell office:value-type="float" office:value="1430768">
            <text:p>1430768</text:p>
          </table:table-cell>
          <table:table-cell office:value-type="float" office:value="23031949">
            <text:p>23031949</text:p>
          </table:table-cell>
          <table:table-cell table:number-columns-repeated="2"/>
        </table:table-row>
        <table:table-row table:style-name="ro1">
          <table:table-cell office:value-type="string">
            <text:p>AK-4-D</text:p>
          </table:table-cell>
          <table:table-cell office:value-type="float" office:value="18131824">
            <text:p>18131824</text:p>
          </table:table-cell>
          <table:table-cell office:value-type="float" office:value="3932736">
            <text:p>3932736</text:p>
          </table:table-cell>
          <table:table-cell office:value-type="float" office:value="6795216">
            <text:p>6795216</text:p>
          </table:table-cell>
          <table:table-cell office:value-type="float" office:value="4245008">
            <text:p>4245008</text:p>
          </table:table-cell>
          <table:table-cell office:value-type="float" office:value="9432329">
            <text:p>9432329</text:p>
          </table:table-cell>
          <table:table-cell office:value-type="float" office:value="41654290">
            <text:p>41654290</text:p>
          </table:table-cell>
          <table:table-cell office:value-type="float" office:value="1159148">
            <text:p>1159148</text:p>
          </table:table-cell>
          <table:table-cell office:value-type="float" office:value="17391585">
            <text:p>17391585</text:p>
          </table:table-cell>
          <table:table-cell table:number-columns-repeated="2"/>
        </table:table-row>
        <table:table-row table:style-name="ro1">
          <table:table-cell office:value-type="string">
            <text:p>AK-4-E</text:p>
          </table:table-cell>
          <table:table-cell office:value-type="float" office:value="11836279">
            <text:p>11836279</text:p>
          </table:table-cell>
          <table:table-cell office:value-type="float" office:value="2370095">
            <text:p>2370095</text:p>
          </table:table-cell>
          <table:table-cell office:value-type="float" office:value="3738311">
            <text:p>3738311</text:p>
          </table:table-cell>
          <table:table-cell office:value-type="float" office:value="2329734">
            <text:p>2329734</text:p>
          </table:table-cell>
          <table:table-cell office:value-type="float" office:value="5797275">
            <text:p>5797275</text:p>
          </table:table-cell>
          <table:table-cell office:value-type="float" office:value="25306593">
            <text:p>25306593</text:p>
          </table:table-cell>
          <table:table-cell office:value-type="float" office:value="586590">
            <text:p>586590</text:p>
          </table:table-cell>
          <table:table-cell office:value-type="float" office:value="8874875">
            <text:p>8874875</text:p>
          </table:table-cell>
          <table:table-cell table:number-columns-repeated="2"/>
        </table:table-row>
        <table:table-row table:style-name="ro1">
          <table:table-cell office:value-type="string">
            <text:p>KL-0-A</text:p>
          </table:table-cell>
          <table:table-cell office:value-type="float" office:value="21086637">
            <text:p>21086637</text:p>
          </table:table-cell>
          <table:table-cell office:value-type="float" office:value="4652677">
            <text:p>4652677</text:p>
          </table:table-cell>
          <table:table-cell office:value-type="float" office:value="6872549">
            <text:p>6872549</text:p>
          </table:table-cell>
          <table:table-cell office:value-type="float" office:value="5034454">
            <text:p>5034454</text:p>
          </table:table-cell>
          <table:table-cell office:value-type="float" office:value="10807243">
            <text:p>10807243</text:p>
          </table:table-cell>
          <table:table-cell office:value-type="float" office:value="63116650">
            <text:p>63116650</text:p>
          </table:table-cell>
          <table:table-cell office:value-type="float" office:value="1717784">
            <text:p>1717784</text:p>
          </table:table-cell>
          <table:table-cell office:value-type="float" office:value="18918596">
            <text:p>18918596</text:p>
          </table:table-cell>
          <table:table-cell table:number-columns-repeated="2"/>
        </table:table-row>
        <table:table-row table:style-name="ro1">
          <table:table-cell office:value-type="string">
            <text:p>KL-0-B</text:p>
          </table:table-cell>
          <table:table-cell office:value-type="float" office:value="17307540">
            <text:p>17307540</text:p>
          </table:table-cell>
          <table:table-cell office:value-type="float" office:value="3807131">
            <text:p>3807131</text:p>
          </table:table-cell>
          <table:table-cell office:value-type="float" office:value="5687996">
            <text:p>5687996</text:p>
          </table:table-cell>
          <table:table-cell office:value-type="float" office:value="3966969">
            <text:p>3966969</text:p>
          </table:table-cell>
          <table:table-cell office:value-type="float" office:value="8511594">
            <text:p>8511594</text:p>
          </table:table-cell>
          <table:table-cell office:value-type="float" office:value="50612494">
            <text:p>50612494</text:p>
          </table:table-cell>
          <table:table-cell office:value-type="float" office:value="1383195">
            <text:p>1383195</text:p>
          </table:table-cell>
          <table:table-cell office:value-type="float" office:value="15151225">
            <text:p>15151225</text:p>
          </table:table-cell>
          <table:table-cell table:number-columns-repeated="2"/>
        </table:table-row>
        <table:table-row table:style-name="ro1">
          <table:table-cell office:value-type="string">
            <text:p>KL-0-C</text:p>
          </table:table-cell>
          <table:table-cell office:value-type="float" office:value="16678729">
            <text:p>16678729</text:p>
          </table:table-cell>
          <table:table-cell office:value-type="float" office:value="3632278">
            <text:p>3632278</text:p>
          </table:table-cell>
          <table:table-cell office:value-type="float" office:value="5466818">
            <text:p>5466818</text:p>
          </table:table-cell>
          <table:table-cell office:value-type="float" office:value="3878768">
            <text:p>3878768</text:p>
          </table:table-cell>
          <table:table-cell office:value-type="float" office:value="8981526">
            <text:p>8981526</text:p>
          </table:table-cell>
          <table:table-cell office:value-type="float" office:value="50536950">
            <text:p>50536950</text:p>
          </table:table-cell>
          <table:table-cell office:value-type="float" office:value="1455223">
            <text:p>1455223</text:p>
          </table:table-cell>
          <table:table-cell office:value-type="float" office:value="15441143">
            <text:p>15441143</text:p>
          </table:table-cell>
          <table:table-cell table:number-columns-repeated="2"/>
        </table:table-row>
        <table:table-row table:style-name="ro1">
          <table:table-cell office:value-type="string">
            <text:p>KL-0-D</text:p>
          </table:table-cell>
          <table:table-cell office:value-type="float" office:value="17458480">
            <text:p>17458480</text:p>
          </table:table-cell>
          <table:table-cell office:value-type="float" office:value="3826788">
            <text:p>3826788</text:p>
          </table:table-cell>
          <table:table-cell office:value-type="float" office:value="5674040">
            <text:p>5674040</text:p>
          </table:table-cell>
          <table:table-cell office:value-type="float" office:value="4005097">
            <text:p>4005097</text:p>
          </table:table-cell>
          <table:table-cell office:value-type="float" office:value="8845824">
            <text:p>8845824</text:p>
          </table:table-cell>
          <table:table-cell office:value-type="float" office:value="53691762">
            <text:p>53691762</text:p>
          </table:table-cell>
          <table:table-cell office:value-type="float" office:value="1480330">
            <text:p>1480330</text:p>
          </table:table-cell>
          <table:table-cell office:value-type="float" office:value="15680711">
            <text:p>15680711</text:p>
          </table:table-cell>
          <table:table-cell table:number-columns-repeated="2"/>
        </table:table-row>
        <table:table-row table:style-name="ro1">
          <table:table-cell office:value-type="string">
            <text:p>KL-2-A</text:p>
          </table:table-cell>
          <table:table-cell office:value-type="float" office:value="24355287">
            <text:p>24355287</text:p>
          </table:table-cell>
          <table:table-cell office:value-type="float" office:value="5611276">
            <text:p>5611276</text:p>
          </table:table-cell>
          <table:table-cell office:value-type="float" office:value="8435247">
            <text:p>8435247</text:p>
          </table:table-cell>
          <table:table-cell office:value-type="float" office:value="6279389">
            <text:p>6279389</text:p>
          </table:table-cell>
          <table:table-cell office:value-type="float" office:value="11495018">
            <text:p>11495018</text:p>
          </table:table-cell>
          <table:table-cell office:value-type="float" office:value="67452774">
            <text:p>67452774</text:p>
          </table:table-cell>
          <table:table-cell office:value-type="float" office:value="1722621">
            <text:p>1722621</text:p>
          </table:table-cell>
          <table:table-cell office:value-type="float" office:value="24006502">
            <text:p>24006502</text:p>
          </table:table-cell>
          <table:table-cell table:number-columns-repeated="2"/>
        </table:table-row>
        <table:table-row table:style-name="ro1">
          <table:table-cell office:value-type="string">
            <text:p>KL-2-B</text:p>
          </table:table-cell>
          <table:table-cell office:value-type="float" office:value="15859864">
            <text:p>15859864</text:p>
          </table:table-cell>
          <table:table-cell office:value-type="float" office:value="3428429">
            <text:p>3428429</text:p>
          </table:table-cell>
          <table:table-cell office:value-type="float" office:value="5091720">
            <text:p>5091720</text:p>
          </table:table-cell>
          <table:table-cell office:value-type="float" office:value="3574085">
            <text:p>3574085</text:p>
          </table:table-cell>
          <table:table-cell office:value-type="float" office:value="7426980">
            <text:p>7426980</text:p>
          </table:table-cell>
          <table:table-cell office:value-type="float" office:value="45602138">
            <text:p>45602138</text:p>
          </table:table-cell>
          <table:table-cell office:value-type="float" office:value="1100833">
            <text:p>1100833</text:p>
          </table:table-cell>
          <table:table-cell office:value-type="float" office:value="14410625">
            <text:p>14410625</text:p>
          </table:table-cell>
          <table:table-cell table:number-columns-repeated="2"/>
        </table:table-row>
        <table:table-row table:style-name="ro1">
          <table:table-cell office:value-type="string">
            <text:p>KL-2-C</text:p>
          </table:table-cell>
          <table:table-cell office:value-type="float" office:value="27710588">
            <text:p>27710588</text:p>
          </table:table-cell>
          <table:table-cell office:value-type="float" office:value="6594912">
            <text:p>6594912</text:p>
          </table:table-cell>
          <table:table-cell office:value-type="float" office:value="9295175">
            <text:p>9295175</text:p>
          </table:table-cell>
          <table:table-cell office:value-type="float" office:value="7006858">
            <text:p>7006858</text:p>
          </table:table-cell>
          <table:table-cell office:value-type="float" office:value="11559308">
            <text:p>11559308</text:p>
          </table:table-cell>
          <table:table-cell office:value-type="float" office:value="75560093">
            <text:p>75560093</text:p>
          </table:table-cell>
          <table:table-cell office:value-type="float" office:value="1841563">
            <text:p>1841563</text:p>
          </table:table-cell>
          <table:table-cell office:value-type="float" office:value="26294134">
            <text:p>26294134</text:p>
          </table:table-cell>
          <table:table-cell table:number-columns-repeated="2"/>
        </table:table-row>
        <table:table-row table:style-name="ro1">
          <table:table-cell office:value-type="string">
            <text:p>KL-2-D</text:p>
          </table:table-cell>
          <table:table-cell office:value-type="float" office:value="20254155">
            <text:p>20254155</text:p>
          </table:table-cell>
          <table:table-cell office:value-type="float" office:value="4753719">
            <text:p>4753719</text:p>
          </table:table-cell>
          <table:table-cell office:value-type="float" office:value="6707958">
            <text:p>6707958</text:p>
          </table:table-cell>
          <table:table-cell office:value-type="float" office:value="5069897">
            <text:p>5069897</text:p>
          </table:table-cell>
          <table:table-cell office:value-type="float" office:value="8440041">
            <text:p>8440041</text:p>
          </table:table-cell>
          <table:table-cell office:value-type="float" office:value="53438834">
            <text:p>53438834</text:p>
          </table:table-cell>
          <table:table-cell office:value-type="float" office:value="1262587">
            <text:p>1262587</text:p>
          </table:table-cell>
          <table:table-cell office:value-type="float" office:value="18604806">
            <text:p>18604806</text:p>
          </table:table-cell>
          <table:table-cell table:number-columns-repeated="2"/>
        </table:table-row>
        <table:table-row table:style-name="ro1">
          <table:table-cell office:value-type="string">
            <text:p>KL-3-A</text:p>
          </table:table-cell>
          <table:table-cell office:value-type="float" office:value="44864581">
            <text:p>44864581</text:p>
          </table:table-cell>
          <table:table-cell office:value-type="float" office:value="11077397">
            <text:p>11077397</text:p>
          </table:table-cell>
          <table:table-cell office:value-type="float" office:value="15532412">
            <text:p>15532412</text:p>
          </table:table-cell>
          <table:table-cell office:value-type="float" office:value="12201204">
            <text:p>12201204</text:p>
          </table:table-cell>
          <table:table-cell office:value-type="float" office:value="17453378">
            <text:p>17453378</text:p>
          </table:table-cell>
          <table:table-cell office:value-type="float" office:value="108334037">
            <text:p>108334037</text:p>
          </table:table-cell>
          <table:table-cell office:value-type="float" office:value="2237497">
            <text:p>2237497</text:p>
          </table:table-cell>
          <table:table-cell office:value-type="float" office:value="43612670">
            <text:p>43612670</text:p>
          </table:table-cell>
          <table:table-cell table:number-columns-repeated="2"/>
        </table:table-row>
        <table:table-row table:style-name="ro1">
          <table:table-cell office:value-type="string">
            <text:p>KL-3-B</text:p>
          </table:table-cell>
          <table:table-cell office:value-type="float" office:value="13995748">
            <text:p>13995748</text:p>
          </table:table-cell>
          <table:table-cell office:value-type="float" office:value="3112596">
            <text:p>3112596</text:p>
          </table:table-cell>
          <table:table-cell office:value-type="float" office:value="4556266">
            <text:p>4556266</text:p>
          </table:table-cell>
          <table:table-cell office:value-type="float" office:value="3279869">
            <text:p>3279869</text:p>
          </table:table-cell>
          <table:table-cell office:value-type="float" office:value="6393090">
            <text:p>6393090</text:p>
          </table:table-cell>
          <table:table-cell office:value-type="float" office:value="38754964">
            <text:p>38754964</text:p>
          </table:table-cell>
          <table:table-cell office:value-type="float" office:value="881071">
            <text:p>881071</text:p>
          </table:table-cell>
          <table:table-cell office:value-type="float" office:value="12620398">
            <text:p>12620398</text:p>
          </table:table-cell>
          <table:table-cell table:number-columns-repeated="2"/>
        </table:table-row>
        <table:table-row table:style-name="ro1">
          <table:table-cell office:value-type="string">
            <text:p>KL-3-C</text:p>
          </table:table-cell>
          <table:table-cell office:value-type="float" office:value="11950501">
            <text:p>11950501</text:p>
          </table:table-cell>
          <table:table-cell office:value-type="float" office:value="2602245">
            <text:p>2602245</text:p>
          </table:table-cell>
          <table:table-cell office:value-type="float" office:value="3789853">
            <text:p>3789853</text:p>
          </table:table-cell>
          <table:table-cell office:value-type="float" office:value="2700873">
            <text:p>2700873</text:p>
          </table:table-cell>
          <table:table-cell office:value-type="float" office:value="5438336">
            <text:p>5438336</text:p>
          </table:table-cell>
          <table:table-cell office:value-type="float" office:value="33576144">
            <text:p>33576144</text:p>
          </table:table-cell>
          <table:table-cell office:value-type="float" office:value="824658">
            <text:p>824658</text:p>
          </table:table-cell>
          <table:table-cell office:value-type="float" office:value="10867062">
            <text:p>10867062</text:p>
          </table:table-cell>
          <table:table-cell table:number-columns-repeated="2"/>
        </table:table-row>
        <table:table-row table:style-name="ro1">
          <table:table-cell office:value-type="string">
            <text:p>KL-3-D</text:p>
          </table:table-cell>
          <table:table-cell office:value-type="float" office:value="10253281">
            <text:p>10253281</text:p>
          </table:table-cell>
          <table:table-cell office:value-type="float" office:value="2144696">
            <text:p>2144696</text:p>
          </table:table-cell>
          <table:table-cell office:value-type="float" office:value="3126699">
            <text:p>3126699</text:p>
          </table:table-cell>
          <table:table-cell office:value-type="float" office:value="2235906">
            <text:p>2235906</text:p>
          </table:table-cell>
          <table:table-cell office:value-type="float" office:value="4641348">
            <text:p>4641348</text:p>
          </table:table-cell>
          <table:table-cell office:value-type="float" office:value="25689414">
            <text:p>25689414</text:p>
          </table:table-cell>
          <table:table-cell office:value-type="float" office:value="683560">
            <text:p>683560</text:p>
          </table:table-cell>
          <table:table-cell office:value-type="float" office:value="8360541">
            <text:p>8360541</text:p>
          </table:table-cell>
          <table:table-cell table:number-columns-repeated="2"/>
        </table:table-row>
        <table:table-row table:style-name="ro1">
          <table:table-cell office:value-type="string">
            <text:p>KL-3-E</text:p>
          </table:table-cell>
          <table:table-cell office:value-type="float" office:value="26563112">
            <text:p>26563112</text:p>
          </table:table-cell>
          <table:table-cell office:value-type="float" office:value="6141494">
            <text:p>6141494</text:p>
          </table:table-cell>
          <table:table-cell office:value-type="float" office:value="8626246">
            <text:p>8626246</text:p>
          </table:table-cell>
          <table:table-cell office:value-type="float" office:value="6534735">
            <text:p>6534735</text:p>
          </table:table-cell>
          <table:table-cell office:value-type="float" office:value="10785999">
            <text:p>10785999</text:p>
          </table:table-cell>
          <table:table-cell office:value-type="float" office:value="66057097">
            <text:p>66057097</text:p>
          </table:table-cell>
          <table:table-cell office:value-type="float" office:value="1437449">
            <text:p>1437449</text:p>
          </table:table-cell>
          <table:table-cell office:value-type="float" office:value="23997486">
            <text:p>23997486</text:p>
          </table:table-cell>
          <table:table-cell table:number-columns-repeated="2"/>
        </table:table-row>
        <table:table-row table:style-name="ro1">
          <table:table-cell office:value-type="string">
            <text:p>KL-4-A</text:p>
          </table:table-cell>
          <table:table-cell office:value-type="float" office:value="23560196">
            <text:p>23560196</text:p>
          </table:table-cell>
          <table:table-cell office:value-type="float" office:value="5628817">
            <text:p>5628817</text:p>
          </table:table-cell>
          <table:table-cell office:value-type="float" office:value="8050638">
            <text:p>8050638</text:p>
          </table:table-cell>
          <table:table-cell office:value-type="float" office:value="5812319">
            <text:p>5812319</text:p>
          </table:table-cell>
          <table:table-cell office:value-type="float" office:value="10705558">
            <text:p>10705558</text:p>
          </table:table-cell>
          <table:table-cell office:value-type="float" office:value="62724079">
            <text:p>62724079</text:p>
          </table:table-cell>
          <table:table-cell office:value-type="float" office:value="1632267">
            <text:p>1632267</text:p>
          </table:table-cell>
          <table:table-cell office:value-type="float" office:value="21977663">
            <text:p>21977663</text:p>
          </table:table-cell>
          <table:table-cell table:number-columns-repeated="2"/>
        </table:table-row>
        <table:table-row table:style-name="ro1">
          <table:table-cell office:value-type="string">
            <text:p>KL-4-B</text:p>
          </table:table-cell>
          <table:table-cell office:value-type="float" office:value="14456045">
            <text:p>14456045</text:p>
          </table:table-cell>
          <table:table-cell office:value-type="float" office:value="3301598">
            <text:p>3301598</text:p>
          </table:table-cell>
          <table:table-cell office:value-type="float" office:value="4799185">
            <text:p>4799185</text:p>
          </table:table-cell>
          <table:table-cell office:value-type="float" office:value="3488703">
            <text:p>3488703</text:p>
          </table:table-cell>
          <table:table-cell office:value-type="float" office:value="6533787">
            <text:p>6533787</text:p>
          </table:table-cell>
          <table:table-cell office:value-type="float" office:value="37732641">
            <text:p>37732641</text:p>
          </table:table-cell>
          <table:table-cell office:value-type="float" office:value="1041321">
            <text:p>1041321</text:p>
          </table:table-cell>
          <table:table-cell office:value-type="float" office:value="12474472">
            <text:p>12474472</text:p>
          </table:table-cell>
          <table:table-cell table:number-columns-repeated="2"/>
        </table:table-row>
        <table:table-row table:style-name="ro1">
          <table:table-cell office:value-type="string">
            <text:p>KL-4-C</text:p>
          </table:table-cell>
          <table:table-cell office:value-type="float" office:value="18587569">
            <text:p>18587569</text:p>
          </table:table-cell>
          <table:table-cell office:value-type="float" office:value="4151448">
            <text:p>4151448</text:p>
          </table:table-cell>
          <table:table-cell office:value-type="float" office:value="5954660">
            <text:p>5954660</text:p>
          </table:table-cell>
          <table:table-cell office:value-type="float" office:value="4195244">
            <text:p>4195244</text:p>
          </table:table-cell>
          <table:table-cell office:value-type="float" office:value="8632493">
            <text:p>8632493</text:p>
          </table:table-cell>
          <table:table-cell office:value-type="float" office:value="48632424">
            <text:p>48632424</text:p>
          </table:table-cell>
          <table:table-cell office:value-type="float" office:value="1278911">
            <text:p>1278911</text:p>
          </table:table-cell>
          <table:table-cell office:value-type="float" office:value="16219120">
            <text:p>16219120</text:p>
          </table:table-cell>
          <table:table-cell table:number-columns-repeated="2"/>
        </table:table-row>
        <table:table-row table:style-name="ro1">
          <table:table-cell office:value-type="string">
            <text:p>KL-4-D</text:p>
          </table:table-cell>
          <table:table-cell office:value-type="float" office:value="19774650">
            <text:p>19774650</text:p>
          </table:table-cell>
          <table:table-cell office:value-type="float" office:value="4480402">
            <text:p>4480402</text:p>
          </table:table-cell>
          <table:table-cell office:value-type="float" office:value="6587028">
            <text:p>6587028</text:p>
          </table:table-cell>
          <table:table-cell office:value-type="float" office:value="4654465">
            <text:p>4654465</text:p>
          </table:table-cell>
          <table:table-cell office:value-type="float" office:value="8675591">
            <text:p>8675591</text:p>
          </table:table-cell>
          <table:table-cell office:value-type="float" office:value="50995686">
            <text:p>50995686</text:p>
          </table:table-cell>
          <table:table-cell office:value-type="float" office:value="1283456">
            <text:p>1283456</text:p>
          </table:table-cell>
          <table:table-cell office:value-type="float" office:value="17290162">
            <text:p>17290162</text:p>
          </table:table-cell>
          <table:table-cell table:number-columns-repeated="2"/>
        </table:table-row>
        <table:table-row table:style-name="ro1">
          <table:table-cell office:value-type="string">
            <text:p>KL-4-E</text:p>
          </table:table-cell>
          <table:table-cell office:value-type="float" office:value="28794319">
            <text:p>28794319</text:p>
          </table:table-cell>
          <table:table-cell office:value-type="float" office:value="6876103">
            <text:p>6876103</text:p>
          </table:table-cell>
          <table:table-cell office:value-type="float" office:value="9801624">
            <text:p>9801624</text:p>
          </table:table-cell>
          <table:table-cell office:value-type="float" office:value="7390705">
            <text:p>7390705</text:p>
          </table:table-cell>
          <table:table-cell office:value-type="float" office:value="12084192">
            <text:p>12084192</text:p>
          </table:table-cell>
          <table:table-cell office:value-type="float" office:value="70968125">
            <text:p>70968125</text:p>
          </table:table-cell>
          <table:table-cell office:value-type="float" office:value="1700787">
            <text:p>1700787</text:p>
          </table:table-cell>
          <table:table-cell office:value-type="float" office:value="26205711">
            <text:p>26205711</text:p>
          </table:table-cell>
          <table:table-cell table:number-columns-repeated="2"/>
        </table:table-row>
        <table:table-row table:style-name="ro1">
          <table:table-cell office:value-type="string">
            <text:p>OS-0-A</text:p>
          </table:table-cell>
          <table:table-cell office:value-type="float" office:value="32144361">
            <text:p>32144361</text:p>
          </table:table-cell>
          <table:table-cell office:value-type="float" office:value="6745614">
            <text:p>6745614</text:p>
          </table:table-cell>
          <table:table-cell office:value-type="float" office:value="9786694">
            <text:p>9786694</text:p>
          </table:table-cell>
          <table:table-cell office:value-type="float" office:value="6909492">
            <text:p>6909492</text:p>
          </table:table-cell>
          <table:table-cell office:value-type="float" office:value="16211454">
            <text:p>16211454</text:p>
          </table:table-cell>
          <table:table-cell office:value-type="float" office:value="79298102">
            <text:p>79298102</text:p>
          </table:table-cell>
          <table:table-cell office:value-type="float" office:value="2150054">
            <text:p>2150054</text:p>
          </table:table-cell>
          <table:table-cell office:value-type="float" office:value="30551255">
            <text:p>30551255</text:p>
          </table:table-cell>
          <table:table-cell table:number-columns-repeated="2"/>
        </table:table-row>
        <table:table-row table:style-name="ro1">
          <table:table-cell office:value-type="string">
            <text:p>OS-0-B</text:p>
          </table:table-cell>
          <table:table-cell office:value-type="float" office:value="28710096">
            <text:p>28710096</text:p>
          </table:table-cell>
          <table:table-cell office:value-type="float" office:value="6002186">
            <text:p>6002186</text:p>
          </table:table-cell>
          <table:table-cell office:value-type="float" office:value="8837950">
            <text:p>8837950</text:p>
          </table:table-cell>
          <table:table-cell office:value-type="float" office:value="6099803">
            <text:p>6099803</text:p>
          </table:table-cell>
          <table:table-cell office:value-type="float" office:value="15203185">
            <text:p>15203185</text:p>
          </table:table-cell>
          <table:table-cell office:value-type="float" office:value="73592078">
            <text:p>73592078</text:p>
          </table:table-cell>
          <table:table-cell office:value-type="float" office:value="1985375">
            <text:p>1985375</text:p>
          </table:table-cell>
          <table:table-cell office:value-type="float" office:value="26288426">
            <text:p>26288426</text:p>
          </table:table-cell>
          <table:table-cell table:number-columns-repeated="2"/>
        </table:table-row>
        <table:table-row table:style-name="ro1">
          <table:table-cell office:value-type="string">
            <text:p>OS-0-C</text:p>
          </table:table-cell>
          <table:table-cell office:value-type="float" office:value="38381814">
            <text:p>38381814</text:p>
          </table:table-cell>
          <table:table-cell office:value-type="float" office:value="8214003">
            <text:p>8214003</text:p>
          </table:table-cell>
          <table:table-cell office:value-type="float" office:value="12040375">
            <text:p>12040375</text:p>
          </table:table-cell>
          <table:table-cell office:value-type="float" office:value="8657597">
            <text:p>8657597</text:p>
          </table:table-cell>
          <table:table-cell office:value-type="float" office:value="19510280">
            <text:p>19510280</text:p>
          </table:table-cell>
          <table:table-cell office:value-type="float" office:value="96046914">
            <text:p>96046914</text:p>
          </table:table-cell>
          <table:table-cell office:value-type="float" office:value="2464291">
            <text:p>2464291</text:p>
          </table:table-cell>
          <table:table-cell office:value-type="float" office:value="37261676">
            <text:p>37261676</text:p>
          </table:table-cell>
          <table:table-cell table:number-columns-repeated="2"/>
        </table:table-row>
        <table:table-row table:style-name="ro1">
          <table:table-cell office:value-type="string">
            <text:p>OS-0-D</text:p>
          </table:table-cell>
          <table:table-cell office:value-type="float" office:value="13363152">
            <text:p>13363152</text:p>
          </table:table-cell>
          <table:table-cell office:value-type="float" office:value="2541723">
            <text:p>2541723</text:p>
          </table:table-cell>
          <table:table-cell office:value-type="float" office:value="3914337">
            <text:p>3914337</text:p>
          </table:table-cell>
          <table:table-cell office:value-type="float" office:value="2450329">
            <text:p>2450329</text:p>
          </table:table-cell>
          <table:table-cell office:value-type="float" office:value="7454169">
            <text:p>7454169</text:p>
          </table:table-cell>
          <table:table-cell office:value-type="float" office:value="34407455">
            <text:p>34407455</text:p>
          </table:table-cell>
          <table:table-cell office:value-type="float" office:value="1071335">
            <text:p>1071335</text:p>
          </table:table-cell>
          <table:table-cell office:value-type="float" office:value="11365132">
            <text:p>11365132</text:p>
          </table:table-cell>
          <table:table-cell table:number-columns-repeated="2"/>
        </table:table-row>
        <table:table-row table:style-name="ro1">
          <table:table-cell office:value-type="string">
            <text:p>OS-2-A</text:p>
          </table:table-cell>
          <table:table-cell office:value-type="float" office:value="21457876">
            <text:p>21457876</text:p>
          </table:table-cell>
          <table:table-cell office:value-type="float" office:value="4440208">
            <text:p>4440208</text:p>
          </table:table-cell>
          <table:table-cell office:value-type="float" office:value="6233139">
            <text:p>6233139</text:p>
          </table:table-cell>
          <table:table-cell office:value-type="float" office:value="4239988">
            <text:p>4239988</text:p>
          </table:table-cell>
          <table:table-cell office:value-type="float" office:value="9957432">
            <text:p>9957432</text:p>
          </table:table-cell>
          <table:table-cell office:value-type="float" office:value="50660070">
            <text:p>50660070</text:p>
          </table:table-cell>
          <table:table-cell office:value-type="float" office:value="1391163">
            <text:p>1391163</text:p>
          </table:table-cell>
          <table:table-cell office:value-type="float" office:value="18705461">
            <text:p>18705461</text:p>
          </table:table-cell>
          <table:table-cell table:number-columns-repeated="2"/>
        </table:table-row>
        <table:table-row table:style-name="ro1">
          <table:table-cell office:value-type="string">
            <text:p>OS-2-B</text:p>
          </table:table-cell>
          <table:table-cell office:value-type="float" office:value="48484681">
            <text:p>48484681</text:p>
          </table:table-cell>
          <table:table-cell office:value-type="float" office:value="10889565">
            <text:p>10889565</text:p>
          </table:table-cell>
          <table:table-cell office:value-type="float" office:value="15228891">
            <text:p>15228891</text:p>
          </table:table-cell>
          <table:table-cell office:value-type="float" office:value="11082043">
            <text:p>11082043</text:p>
          </table:table-cell>
          <table:table-cell office:value-type="float" office:value="20747050">
            <text:p>20747050</text:p>
          </table:table-cell>
          <table:table-cell office:value-type="float" office:value="109469591">
            <text:p>109469591</text:p>
          </table:table-cell>
          <table:table-cell office:value-type="float" office:value="2656350">
            <text:p>2656350</text:p>
          </table:table-cell>
          <table:table-cell office:value-type="float" office:value="45874627">
            <text:p>45874627</text:p>
          </table:table-cell>
          <table:table-cell table:number-columns-repeated="2"/>
        </table:table-row>
        <table:table-row table:style-name="ro1">
          <table:table-cell office:value-type="string">
            <text:p>OS-2-c</text:p>
          </table:table-cell>
          <table:table-cell office:value-type="float" office:value="18088356">
            <text:p>18088356</text:p>
          </table:table-cell>
          <table:table-cell office:value-type="float" office:value="3566658">
            <text:p>3566658</text:p>
          </table:table-cell>
          <table:table-cell office:value-type="float" office:value="5253789">
            <text:p>5253789</text:p>
          </table:table-cell>
          <table:table-cell office:value-type="float" office:value="3455527">
            <text:p>3455527</text:p>
          </table:table-cell>
          <table:table-cell office:value-type="float" office:value="9238859">
            <text:p>9238859</text:p>
          </table:table-cell>
          <table:table-cell office:value-type="float" office:value="43960107">
            <text:p>43960107</text:p>
          </table:table-cell>
          <table:table-cell office:value-type="float" office:value="1268860">
            <text:p>1268860</text:p>
          </table:table-cell>
          <table:table-cell office:value-type="float" office:value="16158429">
            <text:p>16158429</text:p>
          </table:table-cell>
          <table:table-cell table:number-columns-repeated="2"/>
        </table:table-row>
        <table:table-row table:style-name="ro1">
          <table:table-cell office:value-type="string">
            <text:p>OS-2-D</text:p>
          </table:table-cell>
          <table:table-cell office:value-type="float" office:value="20051826">
            <text:p>20051826</text:p>
          </table:table-cell>
          <table:table-cell office:value-type="float" office:value="4296290">
            <text:p>4296290</text:p>
          </table:table-cell>
          <table:table-cell office:value-type="float" office:value="5981181">
            <text:p>5981181</text:p>
          </table:table-cell>
          <table:table-cell office:value-type="float" office:value="4111776">
            <text:p>4111776</text:p>
          </table:table-cell>
          <table:table-cell office:value-type="float" office:value="9444821">
            <text:p>9444821</text:p>
          </table:table-cell>
          <table:table-cell office:value-type="float" office:value="47737300">
            <text:p>47737300</text:p>
          </table:table-cell>
          <table:table-cell office:value-type="float" office:value="1263832">
            <text:p>1263832</text:p>
          </table:table-cell>
          <table:table-cell office:value-type="float" office:value="17956034">
            <text:p>17956034</text:p>
          </table:table-cell>
          <table:table-cell table:number-columns-repeated="2"/>
        </table:table-row>
        <table:table-row table:style-name="ro1">
          <table:table-cell office:value-type="string">
            <text:p>OS-2-E</text:p>
          </table:table-cell>
          <table:table-cell office:value-type="float" office:value="14004110">
            <text:p>14004110</text:p>
          </table:table-cell>
          <table:table-cell office:value-type="float" office:value="2655044">
            <text:p>2655044</text:p>
          </table:table-cell>
          <table:table-cell office:value-type="float" office:value="4007767">
            <text:p>4007767</text:p>
          </table:table-cell>
          <table:table-cell office:value-type="float" office:value="2457189">
            <text:p>2457189</text:p>
          </table:table-cell>
          <table:table-cell office:value-type="float" office:value="6738931">
            <text:p>6738931</text:p>
          </table:table-cell>
          <table:table-cell office:value-type="float" office:value="35711128">
            <text:p>35711128</text:p>
          </table:table-cell>
          <table:table-cell office:value-type="float" office:value="960358">
            <text:p>960358</text:p>
          </table:table-cell>
          <table:table-cell office:value-type="float" office:value="13481561">
            <text:p>13481561</text:p>
          </table:table-cell>
          <table:table-cell table:number-columns-repeated="2"/>
        </table:table-row>
        <table:table-row table:style-name="ro1">
          <table:table-cell office:value-type="string">
            <text:p>OS-3-A</text:p>
          </table:table-cell>
          <table:table-cell office:value-type="float" office:value="18900120">
            <text:p>18900120</text:p>
          </table:table-cell>
          <table:table-cell office:value-type="float" office:value="4061155">
            <text:p>4061155</text:p>
          </table:table-cell>
          <table:table-cell office:value-type="float" office:value="5926308">
            <text:p>5926308</text:p>
          </table:table-cell>
          <table:table-cell office:value-type="float" office:value="4137726">
            <text:p>4137726</text:p>
          </table:table-cell>
          <table:table-cell office:value-type="float" office:value="8726793">
            <text:p>8726793</text:p>
          </table:table-cell>
          <table:table-cell office:value-type="float" office:value="41738991">
            <text:p>41738991</text:p>
          </table:table-cell>
          <table:table-cell office:value-type="float" office:value="1218817">
            <text:p>1218817</text:p>
          </table:table-cell>
          <table:table-cell office:value-type="float" office:value="17288710">
            <text:p>17288710</text:p>
          </table:table-cell>
          <table:table-cell table:number-columns-repeated="2"/>
        </table:table-row>
        <table:table-row table:style-name="ro1">
          <table:table-cell office:value-type="string">
            <text:p>OS-3-B</text:p>
          </table:table-cell>
          <table:table-cell office:value-type="float" office:value="30171381">
            <text:p>30171381</text:p>
          </table:table-cell>
          <table:table-cell office:value-type="float" office:value="6586371">
            <text:p>6586371</text:p>
          </table:table-cell>
          <table:table-cell office:value-type="float" office:value="9398788">
            <text:p>9398788</text:p>
          </table:table-cell>
          <table:table-cell office:value-type="float" office:value="6561934">
            <text:p>6561934</text:p>
          </table:table-cell>
          <table:table-cell office:value-type="float" office:value="13571399">
            <text:p>13571399</text:p>
          </table:table-cell>
          <table:table-cell office:value-type="float" office:value="67022378">
            <text:p>67022378</text:p>
          </table:table-cell>
          <table:table-cell office:value-type="float" office:value="1709030">
            <text:p>1709030</text:p>
          </table:table-cell>
          <table:table-cell office:value-type="float" office:value="27676097">
            <text:p>27676097</text:p>
          </table:table-cell>
          <table:table-cell table:number-columns-repeated="2"/>
        </table:table-row>
        <table:table-row table:style-name="ro1">
          <table:table-cell office:value-type="string">
            <text:p>OS-3-C</text:p>
          </table:table-cell>
          <table:table-cell office:value-type="float" office:value="27546066">
            <text:p>27546066</text:p>
          </table:table-cell>
          <table:table-cell office:value-type="float" office:value="5892373">
            <text:p>5892373</text:p>
          </table:table-cell>
          <table:table-cell office:value-type="float" office:value="8356693">
            <text:p>8356693</text:p>
          </table:table-cell>
          <table:table-cell office:value-type="float" office:value="5694647">
            <text:p>5694647</text:p>
          </table:table-cell>
          <table:table-cell office:value-type="float" office:value="12256849">
            <text:p>12256849</text:p>
          </table:table-cell>
          <table:table-cell office:value-type="float" office:value="64028359">
            <text:p>64028359</text:p>
          </table:table-cell>
          <table:table-cell office:value-type="float" office:value="1602993">
            <text:p>1602993</text:p>
          </table:table-cell>
          <table:table-cell office:value-type="float" office:value="25736298">
            <text:p>25736298</text:p>
          </table:table-cell>
          <table:table-cell table:number-columns-repeated="2"/>
        </table:table-row>
        <table:table-row table:style-name="ro1">
          <table:table-cell office:value-type="string">
            <text:p>OS-3-D</text:p>
          </table:table-cell>
          <table:table-cell office:value-type="float" office:value="13657880">
            <text:p>13657880</text:p>
          </table:table-cell>
          <table:table-cell office:value-type="float" office:value="2602948">
            <text:p>2602948</text:p>
          </table:table-cell>
          <table:table-cell office:value-type="float" office:value="3919247">
            <text:p>3919247</text:p>
          </table:table-cell>
          <table:table-cell office:value-type="float" office:value="2530490">
            <text:p>2530490</text:p>
          </table:table-cell>
          <table:table-cell office:value-type="float" office:value="6430863">
            <text:p>6430863</text:p>
          </table:table-cell>
          <table:table-cell office:value-type="float" office:value="30689642">
            <text:p>30689642</text:p>
          </table:table-cell>
          <table:table-cell office:value-type="float" office:value="919618">
            <text:p>919618</text:p>
          </table:table-cell>
          <table:table-cell office:value-type="float" office:value="11580056">
            <text:p>11580056</text:p>
          </table:table-cell>
          <table:table-cell table:number-columns-repeated="2"/>
        </table:table-row>
        <table:table-row table:style-name="ro1">
          <table:table-cell office:value-type="string">
            <text:p>OS-3-E</text:p>
          </table:table-cell>
          <table:table-cell office:value-type="float" office:value="36886516">
            <text:p>36886516</text:p>
          </table:table-cell>
          <table:table-cell office:value-type="float" office:value="7930441">
            <text:p>7930441</text:p>
          </table:table-cell>
          <table:table-cell office:value-type="float" office:value="11016723">
            <text:p>11016723</text:p>
          </table:table-cell>
          <table:table-cell office:value-type="float" office:value="7880399">
            <text:p>7880399</text:p>
          </table:table-cell>
          <table:table-cell office:value-type="float" office:value="15417401">
            <text:p>15417401</text:p>
          </table:table-cell>
          <table:table-cell office:value-type="float" office:value="79278959">
            <text:p>79278959</text:p>
          </table:table-cell>
          <table:table-cell office:value-type="float" office:value="1771610">
            <text:p>1771610</text:p>
          </table:table-cell>
          <table:table-cell office:value-type="float" office:value="33490104">
            <text:p>33490104</text:p>
          </table:table-cell>
          <table:table-cell table:number-columns-repeated="2"/>
        </table:table-row>
        <table:table-row table:style-name="ro1">
          <table:table-cell office:value-type="string">
            <text:p>OS-4-A</text:p>
          </table:table-cell>
          <table:table-cell office:value-type="float" office:value="37945617">
            <text:p>37945617</text:p>
          </table:table-cell>
          <table:table-cell office:value-type="float" office:value="8606930">
            <text:p>8606930</text:p>
          </table:table-cell>
          <table:table-cell office:value-type="float" office:value="12223138">
            <text:p>12223138</text:p>
          </table:table-cell>
          <table:table-cell office:value-type="float" office:value="8694313">
            <text:p>8694313</text:p>
          </table:table-cell>
          <table:table-cell office:value-type="float" office:value="17882171">
            <text:p>17882171</text:p>
          </table:table-cell>
          <table:table-cell office:value-type="float" office:value="87005513">
            <text:p>87005513</text:p>
          </table:table-cell>
          <table:table-cell office:value-type="float" office:value="2126921">
            <text:p>2126921</text:p>
          </table:table-cell>
          <table:table-cell office:value-type="float" office:value="36040962">
            <text:p>36040962</text:p>
          </table:table-cell>
          <table:table-cell table:number-columns-repeated="2"/>
        </table:table-row>
        <table:table-row table:style-name="ro1">
          <table:table-cell office:value-type="string">
            <text:p>OS-4-B</text:p>
          </table:table-cell>
          <table:table-cell office:value-type="float" office:value="16699952">
            <text:p>16699952</text:p>
          </table:table-cell>
          <table:table-cell office:value-type="float" office:value="3321773">
            <text:p>3321773</text:p>
          </table:table-cell>
          <table:table-cell office:value-type="float" office:value="5227119">
            <text:p>5227119</text:p>
          </table:table-cell>
          <table:table-cell office:value-type="float" office:value="3430258">
            <text:p>3430258</text:p>
          </table:table-cell>
          <table:table-cell office:value-type="float" office:value="8952786">
            <text:p>8952786</text:p>
          </table:table-cell>
          <table:table-cell office:value-type="float" office:value="42232542">
            <text:p>42232542</text:p>
          </table:table-cell>
          <table:table-cell office:value-type="float" office:value="1267687">
            <text:p>1267687</text:p>
          </table:table-cell>
          <table:table-cell office:value-type="float" office:value="14949731">
            <text:p>14949731</text:p>
          </table:table-cell>
          <table:table-cell table:number-columns-repeated="2"/>
        </table:table-row>
        <table:table-row table:style-name="ro1">
          <table:table-cell office:value-type="string">
            <text:p>OS-4-C</text:p>
          </table:table-cell>
          <table:table-cell office:value-type="float" office:value="28247199">
            <text:p>28247199</text:p>
          </table:table-cell>
          <table:table-cell office:value-type="float" office:value="6205823">
            <text:p>6205823</text:p>
          </table:table-cell>
          <table:table-cell office:value-type="float" office:value="9144701">
            <text:p>9144701</text:p>
          </table:table-cell>
          <table:table-cell office:value-type="float" office:value="6244403">
            <text:p>6244403</text:p>
          </table:table-cell>
          <table:table-cell office:value-type="float" office:value="13525574">
            <text:p>13525574</text:p>
          </table:table-cell>
          <table:table-cell office:value-type="float" office:value="66823592">
            <text:p>66823592</text:p>
          </table:table-cell>
          <table:table-cell office:value-type="float" office:value="1820338">
            <text:p>1820338</text:p>
          </table:table-cell>
          <table:table-cell office:value-type="float" office:value="26466906">
            <text:p>26466906</text:p>
          </table:table-cell>
          <table:table-cell table:number-columns-repeated="2"/>
        </table:table-row>
        <table:table-row table:style-name="ro1">
          <table:table-cell office:value-type="string">
            <text:p>OS-4-D</text:p>
          </table:table-cell>
          <table:table-cell office:value-type="float" office:value="22795991">
            <text:p>22795991</text:p>
          </table:table-cell>
          <table:table-cell office:value-type="float" office:value="5132814">
            <text:p>5132814</text:p>
          </table:table-cell>
          <table:table-cell office:value-type="float" office:value="7290441">
            <text:p>7290441</text:p>
          </table:table-cell>
          <table:table-cell office:value-type="float" office:value="5016408">
            <text:p>5016408</text:p>
          </table:table-cell>
          <table:table-cell office:value-type="float" office:value="10932399">
            <text:p>10932399</text:p>
          </table:table-cell>
          <table:table-cell office:value-type="float" office:value="51565413">
            <text:p>51565413</text:p>
          </table:table-cell>
          <table:table-cell office:value-type="float" office:value="1458668">
            <text:p>1458668</text:p>
          </table:table-cell>
          <table:table-cell office:value-type="float" office:value="20189877">
            <text:p>20189877</text:p>
          </table:table-cell>
          <table:table-cell table:number-columns-repeated="2"/>
        </table:table-row>
        <table:table-row table:style-name="ro1">
          <table:table-cell office:value-type="string">
            <text:p>OS-4-E</text:p>
          </table:table-cell>
          <table:table-cell office:value-type="float" office:value="20008886">
            <text:p>20008886</text:p>
          </table:table-cell>
          <table:table-cell office:value-type="float" office:value="4284763">
            <text:p>4284763</text:p>
          </table:table-cell>
          <table:table-cell office:value-type="float" office:value="6275614">
            <text:p>6275614</text:p>
          </table:table-cell>
          <table:table-cell office:value-type="float" office:value="4143056">
            <text:p>4143056</text:p>
          </table:table-cell>
          <table:table-cell office:value-type="float" office:value="10037240">
            <text:p>10037240</text:p>
          </table:table-cell>
          <table:table-cell office:value-type="float" office:value="46120118">
            <text:p>46120118</text:p>
          </table:table-cell>
          <table:table-cell office:value-type="float" office:value="1268323">
            <text:p>1268323</text:p>
          </table:table-cell>
          <table:table-cell office:value-type="float" office:value="17737892">
            <text:p>17737892</text:p>
          </table:table-cell>
          <table:table-cell table:number-columns-repeated="2"/>
        </table:table-row>
        <table:table-row table:style-name="ro1">
          <table:table-cell office:value-type="string">
            <text:p>SW-0-A</text:p>
          </table:table-cell>
          <table:table-cell office:value-type="float" office:value="18152250">
            <text:p>18152250</text:p>
          </table:table-cell>
          <table:table-cell office:value-type="float" office:value="3985148">
            <text:p>3985148</text:p>
          </table:table-cell>
          <table:table-cell office:value-type="float" office:value="5734043">
            <text:p>5734043</text:p>
          </table:table-cell>
          <table:table-cell office:value-type="float" office:value="4172374">
            <text:p>4172374</text:p>
          </table:table-cell>
          <table:table-cell office:value-type="float" office:value="9632594">
            <text:p>9632594</text:p>
          </table:table-cell>
          <table:table-cell office:value-type="float" office:value="56112292">
            <text:p>56112292</text:p>
          </table:table-cell>
          <table:table-cell office:value-type="float" office:value="1395399">
            <text:p>1395399</text:p>
          </table:table-cell>
          <table:table-cell office:value-type="float" office:value="16428031">
            <text:p>16428031</text:p>
          </table:table-cell>
          <table:table-cell table:number-columns-repeated="2"/>
        </table:table-row>
        <table:table-row table:style-name="ro1">
          <table:table-cell office:value-type="string">
            <text:p>SW-0-B</text:p>
          </table:table-cell>
          <table:table-cell office:value-type="float" office:value="19052197">
            <text:p>19052197</text:p>
          </table:table-cell>
          <table:table-cell office:value-type="float" office:value="4251509">
            <text:p>4251509</text:p>
          </table:table-cell>
          <table:table-cell office:value-type="float" office:value="6077086">
            <text:p>6077086</text:p>
          </table:table-cell>
          <table:table-cell office:value-type="float" office:value="4611213">
            <text:p>4611213</text:p>
          </table:table-cell>
          <table:table-cell office:value-type="float" office:value="9732473">
            <text:p>9732473</text:p>
          </table:table-cell>
          <table:table-cell office:value-type="float" office:value="59496294">
            <text:p>59496294</text:p>
          </table:table-cell>
          <table:table-cell office:value-type="float" office:value="1541698">
            <text:p>1541698</text:p>
          </table:table-cell>
          <table:table-cell office:value-type="float" office:value="17888937">
            <text:p>17888937</text:p>
          </table:table-cell>
          <table:table-cell table:number-columns-repeated="2"/>
        </table:table-row>
        <table:table-row table:style-name="ro1">
          <table:table-cell office:value-type="string">
            <text:p>SW-0-C</text:p>
          </table:table-cell>
          <table:table-cell office:value-type="float" office:value="15973149">
            <text:p>15973149</text:p>
          </table:table-cell>
          <table:table-cell office:value-type="float" office:value="3457561">
            <text:p>3457561</text:p>
          </table:table-cell>
          <table:table-cell office:value-type="float" office:value="5101633">
            <text:p>5101633</text:p>
          </table:table-cell>
          <table:table-cell office:value-type="float" office:value="3741941">
            <text:p>3741941</text:p>
          </table:table-cell>
          <table:table-cell office:value-type="float" office:value="7898431">
            <text:p>7898431</text:p>
          </table:table-cell>
          <table:table-cell office:value-type="float" office:value="48451104">
            <text:p>48451104</text:p>
          </table:table-cell>
          <table:table-cell office:value-type="float" office:value="1313446">
            <text:p>1313446</text:p>
          </table:table-cell>
          <table:table-cell office:value-type="float" office:value="14000569">
            <text:p>14000569</text:p>
          </table:table-cell>
          <table:table-cell table:number-columns-repeated="2"/>
        </table:table-row>
        <table:table-row table:style-name="ro1">
          <table:table-cell office:value-type="string">
            <text:p>SW-0-D</text:p>
          </table:table-cell>
          <table:table-cell office:value-type="float" office:value="17602855">
            <text:p>17602855</text:p>
          </table:table-cell>
          <table:table-cell office:value-type="float" office:value="3800678">
            <text:p>3800678</text:p>
          </table:table-cell>
          <table:table-cell office:value-type="float" office:value="5593286">
            <text:p>5593286</text:p>
          </table:table-cell>
          <table:table-cell office:value-type="float" office:value="4063500">
            <text:p>4063500</text:p>
          </table:table-cell>
          <table:table-cell office:value-type="float" office:value="8846723">
            <text:p>8846723</text:p>
          </table:table-cell>
          <table:table-cell office:value-type="float" office:value="53231566">
            <text:p>53231566</text:p>
          </table:table-cell>
          <table:table-cell office:value-type="float" office:value="1434195">
            <text:p>1434195</text:p>
          </table:table-cell>
          <table:table-cell office:value-type="float" office:value="16011741">
            <text:p>16011741</text:p>
          </table:table-cell>
          <table:table-cell table:number-columns-repeated="2"/>
        </table:table-row>
        <table:table-row table:style-name="ro1">
          <table:table-cell office:value-type="string">
            <text:p>SW-2-A</text:p>
          </table:table-cell>
          <table:table-cell office:value-type="float" office:value="23049803">
            <text:p>23049803</text:p>
          </table:table-cell>
          <table:table-cell office:value-type="float" office:value="5565183">
            <text:p>5565183</text:p>
          </table:table-cell>
          <table:table-cell office:value-type="float" office:value="7942097">
            <text:p>7942097</text:p>
          </table:table-cell>
          <table:table-cell office:value-type="float" office:value="6155754">
            <text:p>6155754</text:p>
          </table:table-cell>
          <table:table-cell office:value-type="float" office:value="10364352">
            <text:p>10364352</text:p>
          </table:table-cell>
          <table:table-cell office:value-type="float" office:value="64449458">
            <text:p>64449458</text:p>
          </table:table-cell>
          <table:table-cell office:value-type="float" office:value="1610168">
            <text:p>1610168</text:p>
          </table:table-cell>
          <table:table-cell office:value-type="float" office:value="22415106">
            <text:p>22415106</text:p>
          </table:table-cell>
          <table:table-cell table:number-columns-repeated="2"/>
        </table:table-row>
        <table:table-row table:style-name="ro1">
          <table:table-cell office:value-type="string">
            <text:p>SW-2-B</text:p>
          </table:table-cell>
          <table:table-cell office:value-type="float" office:value="38486812">
            <text:p>38486812</text:p>
          </table:table-cell>
          <table:table-cell office:value-type="float" office:value="9402382">
            <text:p>9402382</text:p>
          </table:table-cell>
          <table:table-cell office:value-type="float" office:value="12824337">
            <text:p>12824337</text:p>
          </table:table-cell>
          <table:table-cell office:value-type="float" office:value="9943630">
            <text:p>9943630</text:p>
          </table:table-cell>
          <table:table-cell office:value-type="float" office:value="15531843">
            <text:p>15531843</text:p>
          </table:table-cell>
          <table:table-cell office:value-type="float" office:value="102262723">
            <text:p>102262723</text:p>
          </table:table-cell>
          <table:table-cell office:value-type="float" office:value="2240615">
            <text:p>2240615</text:p>
          </table:table-cell>
          <table:table-cell office:value-type="float" office:value="36971001">
            <text:p>36971001</text:p>
          </table:table-cell>
          <table:table-cell table:number-columns-repeated="2"/>
        </table:table-row>
        <table:table-row table:style-name="ro1">
          <table:table-cell office:value-type="string">
            <text:p>SW-2-C</text:p>
          </table:table-cell>
          <table:table-cell office:value-type="float" office:value="8849459">
            <text:p>8849459</text:p>
          </table:table-cell>
          <table:table-cell office:value-type="float" office:value="1945460">
            <text:p>1945460</text:p>
          </table:table-cell>
          <table:table-cell office:value-type="float" office:value="2687164">
            <text:p>2687164</text:p>
          </table:table-cell>
          <table:table-cell office:value-type="float" office:value="1995477">
            <text:p>1995477</text:p>
          </table:table-cell>
          <table:table-cell office:value-type="float" office:value="4217065">
            <text:p>4217065</text:p>
          </table:table-cell>
          <table:table-cell office:value-type="float" office:value="25511868">
            <text:p>25511868</text:p>
          </table:table-cell>
          <table:table-cell office:value-type="float" office:value="617415">
            <text:p>617415</text:p>
          </table:table-cell>
          <table:table-cell office:value-type="float" office:value="7655384">
            <text:p>7655384</text:p>
          </table:table-cell>
          <table:table-cell table:number-columns-repeated="2"/>
        </table:table-row>
        <table:table-row table:style-name="ro1">
          <table:table-cell office:value-type="string">
            <text:p>SW-2-D</text:p>
          </table:table-cell>
          <table:table-cell office:value-type="float" office:value="17648326">
            <text:p>17648326</text:p>
          </table:table-cell>
          <table:table-cell office:value-type="float" office:value="3832228">
            <text:p>3832228</text:p>
          </table:table-cell>
          <table:table-cell office:value-type="float" office:value="5659617">
            <text:p>5659617</text:p>
          </table:table-cell>
          <table:table-cell office:value-type="float" office:value="4273830">
            <text:p>4273830</text:p>
          </table:table-cell>
          <table:table-cell office:value-type="float" office:value="8505796">
            <text:p>8505796</text:p>
          </table:table-cell>
          <table:table-cell office:value-type="float" office:value="51346532">
            <text:p>51346532</text:p>
          </table:table-cell>
          <table:table-cell office:value-type="float" office:value="1358955">
            <text:p>1358955</text:p>
          </table:table-cell>
          <table:table-cell office:value-type="float" office:value="16300604">
            <text:p>16300604</text:p>
          </table:table-cell>
          <table:table-cell table:number-columns-repeated="2"/>
        </table:table-row>
        <table:table-row table:style-name="ro1">
          <table:table-cell office:value-type="string">
            <text:p>SW-2-E</text:p>
          </table:table-cell>
          <table:table-cell office:value-type="float" office:value="22740091">
            <text:p>22740091</text:p>
          </table:table-cell>
          <table:table-cell office:value-type="float" office:value="5304777">
            <text:p>5304777</text:p>
          </table:table-cell>
          <table:table-cell office:value-type="float" office:value="7589885">
            <text:p>7589885</text:p>
          </table:table-cell>
          <table:table-cell office:value-type="float" office:value="5955463">
            <text:p>5955463</text:p>
          </table:table-cell>
          <table:table-cell office:value-type="float" office:value="10338265">
            <text:p>10338265</text:p>
          </table:table-cell>
          <table:table-cell office:value-type="float" office:value="64567325">
            <text:p>64567325</text:p>
          </table:table-cell>
          <table:table-cell office:value-type="float" office:value="1600248">
            <text:p>1600248</text:p>
          </table:table-cell>
          <table:table-cell office:value-type="float" office:value="22143452">
            <text:p>22143452</text:p>
          </table:table-cell>
          <table:table-cell table:number-columns-repeated="2"/>
        </table:table-row>
        <table:table-row table:style-name="ro1">
          <table:table-cell office:value-type="string">
            <text:p>SW-3-A</text:p>
          </table:table-cell>
          <table:table-cell office:value-type="float" office:value="30365831">
            <text:p>30365831</text:p>
          </table:table-cell>
          <table:table-cell office:value-type="float" office:value="7021779">
            <text:p>7021779</text:p>
          </table:table-cell>
          <table:table-cell office:value-type="float" office:value="9918864">
            <text:p>9918864</text:p>
          </table:table-cell>
          <table:table-cell office:value-type="float" office:value="7575123">
            <text:p>7575123</text:p>
          </table:table-cell>
          <table:table-cell office:value-type="float" office:value="12900068">
            <text:p>12900068</text:p>
          </table:table-cell>
          <table:table-cell office:value-type="float" office:value="85711022">
            <text:p>85711022</text:p>
          </table:table-cell>
          <table:table-cell office:value-type="float" office:value="2049961">
            <text:p>2049961</text:p>
          </table:table-cell>
          <table:table-cell office:value-type="float" office:value="31381310">
            <text:p>31381310</text:p>
          </table:table-cell>
          <table:table-cell table:number-columns-repeated="2"/>
        </table:table-row>
        <table:table-row table:style-name="ro1">
          <table:table-cell office:value-type="string">
            <text:p>SW-3-B</text:p>
          </table:table-cell>
          <table:table-cell office:value-type="float" office:value="20687534">
            <text:p>20687534</text:p>
          </table:table-cell>
          <table:table-cell office:value-type="float" office:value="4641199">
            <text:p>4641199</text:p>
          </table:table-cell>
          <table:table-cell office:value-type="float" office:value="6609192">
            <text:p>6609192</text:p>
          </table:table-cell>
          <table:table-cell office:value-type="float" office:value="5175942">
            <text:p>5175942</text:p>
          </table:table-cell>
          <table:table-cell office:value-type="float" office:value="8619337">
            <text:p>8619337</text:p>
          </table:table-cell>
          <table:table-cell office:value-type="float" office:value="55818997">
            <text:p>55818997</text:p>
          </table:table-cell>
          <table:table-cell office:value-type="float" office:value="1317000">
            <text:p>1317000</text:p>
          </table:table-cell>
          <table:table-cell office:value-type="float" office:value="18994488">
            <text:p>18994488</text:p>
          </table:table-cell>
          <table:table-cell table:number-columns-repeated="2"/>
        </table:table-row>
        <table:table-row table:style-name="ro1">
          <table:table-cell office:value-type="string">
            <text:p>SW-3-C</text:p>
          </table:table-cell>
          <table:table-cell office:value-type="float" office:value="39642041">
            <text:p>39642041</text:p>
          </table:table-cell>
          <table:table-cell office:value-type="float" office:value="9666695">
            <text:p>9666695</text:p>
          </table:table-cell>
          <table:table-cell office:value-type="float" office:value="12994872">
            <text:p>12994872</text:p>
          </table:table-cell>
          <table:table-cell office:value-type="float" office:value="10728119">
            <text:p>10728119</text:p>
          </table:table-cell>
          <table:table-cell office:value-type="float" office:value="16073300">
            <text:p>16073300</text:p>
          </table:table-cell>
          <table:table-cell office:value-type="float" office:value="96753178">
            <text:p>96753178</text:p>
          </table:table-cell>
          <table:table-cell office:value-type="float" office:value="2161323">
            <text:p>2161323</text:p>
          </table:table-cell>
          <table:table-cell office:value-type="float" office:value="40479722">
            <text:p>40479722</text:p>
          </table:table-cell>
          <table:table-cell table:number-columns-repeated="2"/>
        </table:table-row>
        <table:table-row table:style-name="ro1">
          <table:table-cell office:value-type="string">
            <text:p>SW-3-D</text:p>
          </table:table-cell>
          <table:table-cell office:value-type="float" office:value="40563754">
            <text:p>40563754</text:p>
          </table:table-cell>
          <table:table-cell office:value-type="float" office:value="10006828">
            <text:p>10006828</text:p>
          </table:table-cell>
          <table:table-cell office:value-type="float" office:value="13773399">
            <text:p>13773399</text:p>
          </table:table-cell>
          <table:table-cell office:value-type="float" office:value="11264915">
            <text:p>11264915</text:p>
          </table:table-cell>
          <table:table-cell office:value-type="float" office:value="16205944">
            <text:p>16205944</text:p>
          </table:table-cell>
          <table:table-cell office:value-type="float" office:value="103561184">
            <text:p>103561184</text:p>
          </table:table-cell>
          <table:table-cell office:value-type="float" office:value="2146849">
            <text:p>2146849</text:p>
          </table:table-cell>
          <table:table-cell office:value-type="float" office:value="39901652">
            <text:p>39901652</text:p>
          </table:table-cell>
          <table:table-cell table:number-columns-repeated="2"/>
        </table:table-row>
        <table:table-row table:style-name="ro1">
          <table:table-cell office:value-type="string">
            <text:p>SW-3-E</text:p>
          </table:table-cell>
          <table:table-cell office:value-type="float" office:value="27893139">
            <text:p>27893139</text:p>
          </table:table-cell>
          <table:table-cell office:value-type="float" office:value="6583388">
            <text:p>6583388</text:p>
          </table:table-cell>
          <table:table-cell office:value-type="float" office:value="9281807">
            <text:p>9281807</text:p>
          </table:table-cell>
          <table:table-cell office:value-type="float" office:value="7279634">
            <text:p>7279634</text:p>
          </table:table-cell>
          <table:table-cell office:value-type="float" office:value="12265865">
            <text:p>12265865</text:p>
          </table:table-cell>
          <table:table-cell office:value-type="float" office:value="71904775">
            <text:p>71904775</text:p>
          </table:table-cell>
          <table:table-cell office:value-type="float" office:value="1815626">
            <text:p>1815626</text:p>
          </table:table-cell>
          <table:table-cell office:value-type="float" office:value="26253295">
            <text:p>26253295</text:p>
          </table:table-cell>
          <table:table-cell table:number-columns-repeated="2"/>
        </table:table-row>
        <table:table-row table:style-name="ro1">
          <table:table-cell office:value-type="string">
            <text:p>SW-4-A</text:p>
          </table:table-cell>
          <table:table-cell office:value-type="float" office:value="16512002">
            <text:p>16512002</text:p>
          </table:table-cell>
          <table:table-cell office:value-type="float" office:value="3798993">
            <text:p>3798993</text:p>
          </table:table-cell>
          <table:table-cell office:value-type="float" office:value="5398303">
            <text:p>5398303</text:p>
          </table:table-cell>
          <table:table-cell office:value-type="float" office:value="4069014">
            <text:p>4069014</text:p>
          </table:table-cell>
          <table:table-cell office:value-type="float" office:value="7501276">
            <text:p>7501276</text:p>
          </table:table-cell>
          <table:table-cell office:value-type="float" office:value="44070935">
            <text:p>44070935</text:p>
          </table:table-cell>
          <table:table-cell office:value-type="float" office:value="1140351">
            <text:p>1140351</text:p>
          </table:table-cell>
          <table:table-cell office:value-type="float" office:value="14657162">
            <text:p>14657162</text:p>
          </table:table-cell>
          <table:table-cell table:number-columns-repeated="2"/>
        </table:table-row>
        <table:table-row table:style-name="ro1">
          <table:table-cell office:value-type="string">
            <text:p>SW-4-B</text:p>
          </table:table-cell>
          <table:table-cell office:value-type="float" office:value="37576020">
            <text:p>37576020</text:p>
          </table:table-cell>
          <table:table-cell office:value-type="float" office:value="9395268">
            <text:p>9395268</text:p>
          </table:table-cell>
          <table:table-cell office:value-type="float" office:value="12908941">
            <text:p>12908941</text:p>
          </table:table-cell>
          <table:table-cell office:value-type="float" office:value="10232848">
            <text:p>10232848</text:p>
          </table:table-cell>
          <table:table-cell office:value-type="float" office:value="15395840">
            <text:p>15395840</text:p>
          </table:table-cell>
          <table:table-cell office:value-type="float" office:value="92311026">
            <text:p>92311026</text:p>
          </table:table-cell>
          <table:table-cell office:value-type="float" office:value="2092438">
            <text:p>2092438</text:p>
          </table:table-cell>
          <table:table-cell office:value-type="float" office:value="35641895">
            <text:p>35641895</text:p>
          </table:table-cell>
          <table:table-cell table:number-columns-repeated="2"/>
        </table:table-row>
        <table:table-row table:style-name="ro1">
          <table:table-cell office:value-type="string">
            <text:p>SW-4-C</text:p>
          </table:table-cell>
          <table:table-cell office:value-type="float" office:value="43230669">
            <text:p>43230669</text:p>
          </table:table-cell>
          <table:table-cell office:value-type="float" office:value="10943573">
            <text:p>10943573</text:p>
          </table:table-cell>
          <table:table-cell office:value-type="float" office:value="15165645">
            <text:p>15165645</text:p>
          </table:table-cell>
          <table:table-cell office:value-type="float" office:value="12377467">
            <text:p>12377467</text:p>
          </table:table-cell>
          <table:table-cell office:value-type="float" office:value="18046944">
            <text:p>18046944</text:p>
          </table:table-cell>
          <table:table-cell office:value-type="float" office:value="109180841">
            <text:p>109180841</text:p>
          </table:table-cell>
          <table:table-cell office:value-type="float" office:value="2485692">
            <text:p>2485692</text:p>
          </table:table-cell>
          <table:table-cell office:value-type="float" office:value="43366115">
            <text:p>43366115</text:p>
          </table:table-cell>
          <table:table-cell table:number-columns-repeated="2"/>
        </table:table-row>
        <table:table-row table:style-name="ro1">
          <table:table-cell office:value-type="string">
            <text:p>SW-4-D</text:p>
          </table:table-cell>
          <table:table-cell office:value-type="float" office:value="15281238">
            <text:p>15281238</text:p>
          </table:table-cell>
          <table:table-cell office:value-type="float" office:value="3442388">
            <text:p>3442388</text:p>
          </table:table-cell>
          <table:table-cell office:value-type="float" office:value="4914246">
            <text:p>4914246</text:p>
          </table:table-cell>
          <table:table-cell office:value-type="float" office:value="3690372">
            <text:p>3690372</text:p>
          </table:table-cell>
          <table:table-cell office:value-type="float" office:value="7159877">
            <text:p>7159877</text:p>
          </table:table-cell>
          <table:table-cell office:value-type="float" office:value="42901104">
            <text:p>42901104</text:p>
          </table:table-cell>
          <table:table-cell office:value-type="float" office:value="1026507">
            <text:p>1026507</text:p>
          </table:table-cell>
          <table:table-cell office:value-type="float" office:value="13382275">
            <text:p>13382275</text:p>
          </table:table-cell>
          <table:table-cell table:number-columns-repeated="2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>
            <text:p>tic</text:p>
          </table:table-cell>
          <table:table-cell table:number-columns-repeated="2"/>
          <table:table-cell office:value-type="string">
            <text:p>13.31+13.35tic_3-methylcyclopentanone</text:p>
          </table:table-cell>
          <table:table-cell table:number-columns-repeated="7"/>
        </table:table-row>
        <table:table-row table:style-name="ro1">
          <table:table-cell office:value-type="string">
            <text:p>Filename</text:p>
          </table:table-cell>
          <table:table-cell table:number-columns-repeated="8" office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>
            <text:p>AK-0-A</text:p>
          </table:table-cell>
          <table:table-cell office:value-type="float" office:value="49155290">
            <text:p>49155290</text:p>
          </table:table-cell>
          <table:table-cell office:value-type="float" office:value="9245953">
            <text:p>9245953</text:p>
          </table:table-cell>
          <table:table-cell office:value-type="float" office:value="30451647">
            <text:p>30451647</text:p>
          </table:table-cell>
          <table:table-cell office:value-type="float" office:value="6265917">
            <text:p>6265917</text:p>
          </table:table-cell>
          <table:table-cell office:value-type="float" office:value="13767500">
            <text:p>13767500</text:p>
          </table:table-cell>
          <table:table-cell office:value-type="float" office:value="95878885">
            <text:p>95878885</text:p>
          </table:table-cell>
          <table:table-cell office:value-type="float" office:value="18813466">
            <text:p>18813466</text:p>
          </table:table-cell>
          <table:table-cell office:value-type="float" office:value="40769607">
            <text:p>40769607</text:p>
          </table:table-cell>
          <table:table-cell table:number-columns-repeated="2"/>
        </table:table-row>
        <table:table-row table:style-name="ro1">
          <table:table-cell office:value-type="string">
            <text:p>AK-0-B</text:p>
          </table:table-cell>
          <table:table-cell office:value-type="float" office:value="58332822">
            <text:p>58332822</text:p>
          </table:table-cell>
          <table:table-cell office:value-type="float" office:value="12679310">
            <text:p>12679310</text:p>
          </table:table-cell>
          <table:table-cell office:value-type="float" office:value="35897400">
            <text:p>35897400</text:p>
          </table:table-cell>
          <table:table-cell office:value-type="float" office:value="8507192">
            <text:p>8507192</text:p>
          </table:table-cell>
          <table:table-cell office:value-type="float" office:value="17662062">
            <text:p>17662062</text:p>
          </table:table-cell>
          <table:table-cell office:value-type="float" office:value="130113517">
            <text:p>130113517</text:p>
          </table:table-cell>
          <table:table-cell office:value-type="float" office:value="24969904">
            <text:p>24969904</text:p>
          </table:table-cell>
          <table:table-cell office:value-type="float" office:value="55200008">
            <text:p>55200008</text:p>
          </table:table-cell>
          <table:table-cell table:number-columns-repeated="2"/>
        </table:table-row>
        <table:table-row table:style-name="ro1">
          <table:table-cell office:value-type="string">
            <text:p>AK-0-C</text:p>
          </table:table-cell>
          <table:table-cell office:value-type="float" office:value="68975021">
            <text:p>68975021</text:p>
          </table:table-cell>
          <table:table-cell office:value-type="float" office:value="14835340">
            <text:p>14835340</text:p>
          </table:table-cell>
          <table:table-cell office:value-type="float" office:value="39667166">
            <text:p>39667166</text:p>
          </table:table-cell>
          <table:table-cell office:value-type="float" office:value="9933988">
            <text:p>9933988</text:p>
          </table:table-cell>
          <table:table-cell office:value-type="float" office:value="21486016">
            <text:p>21486016</text:p>
          </table:table-cell>
          <table:table-cell office:value-type="float" office:value="144754998">
            <text:p>144754998</text:p>
          </table:table-cell>
          <table:table-cell office:value-type="float" office:value="25403024">
            <text:p>25403024</text:p>
          </table:table-cell>
          <table:table-cell office:value-type="float" office:value="63861418">
            <text:p>63861418</text:p>
          </table:table-cell>
          <table:table-cell table:number-columns-repeated="2"/>
        </table:table-row>
        <table:table-row table:style-name="ro1">
          <table:table-cell office:value-type="string">
            <text:p>AK-0-D</text:p>
          </table:table-cell>
          <table:table-cell office:value-type="float" office:value="32204795">
            <text:p>32204795</text:p>
          </table:table-cell>
          <table:table-cell office:value-type="float" office:value="8126892">
            <text:p>8126892</text:p>
          </table:table-cell>
          <table:table-cell office:value-type="float" office:value="25364337">
            <text:p>25364337</text:p>
          </table:table-cell>
          <table:table-cell office:value-type="float" office:value="5176429">
            <text:p>5176429</text:p>
          </table:table-cell>
          <table:table-cell office:value-type="float" office:value="13525707">
            <text:p>13525707</text:p>
          </table:table-cell>
          <table:table-cell office:value-type="float" office:value="91214750">
            <text:p>91214750</text:p>
          </table:table-cell>
          <table:table-cell office:value-type="float" office:value="17878395">
            <text:p>17878395</text:p>
          </table:table-cell>
          <table:table-cell office:value-type="float" office:value="37272399">
            <text:p>37272399</text:p>
          </table:table-cell>
          <table:table-cell table:number-columns-repeated="2"/>
        </table:table-row>
        <table:table-row table:style-name="ro1">
          <table:table-cell office:value-type="string">
            <text:p>AK-2-A</text:p>
          </table:table-cell>
          <table:table-cell office:value-type="float" office:value="46085366">
            <text:p>46085366</text:p>
          </table:table-cell>
          <table:table-cell office:value-type="float" office:value="12470618">
            <text:p>12470618</text:p>
          </table:table-cell>
          <table:table-cell office:value-type="float" office:value="28127737">
            <text:p>28127737</text:p>
          </table:table-cell>
          <table:table-cell office:value-type="float" office:value="7688010">
            <text:p>7688010</text:p>
          </table:table-cell>
          <table:table-cell office:value-type="float" office:value="15626881">
            <text:p>15626881</text:p>
          </table:table-cell>
          <table:table-cell office:value-type="float" office:value="111055536">
            <text:p>111055536</text:p>
          </table:table-cell>
          <table:table-cell office:value-type="float" office:value="14392402">
            <text:p>14392402</text:p>
          </table:table-cell>
          <table:table-cell office:value-type="float" office:value="50070166">
            <text:p>50070166</text:p>
          </table:table-cell>
          <table:table-cell table:number-columns-repeated="2"/>
        </table:table-row>
        <table:table-row table:style-name="ro1">
          <table:table-cell office:value-type="string">
            <text:p>AK-2-B</text:p>
          </table:table-cell>
          <table:table-cell office:value-type="float" office:value="25128929">
            <text:p>25128929</text:p>
          </table:table-cell>
          <table:table-cell office:value-type="float" office:value="5918286">
            <text:p>5918286</text:p>
          </table:table-cell>
          <table:table-cell office:value-type="float" office:value="15532087">
            <text:p>15532087</text:p>
          </table:table-cell>
          <table:table-cell office:value-type="float" office:value="4180581">
            <text:p>4180581</text:p>
          </table:table-cell>
          <table:table-cell office:value-type="float" office:value="12616598">
            <text:p>12616598</text:p>
          </table:table-cell>
          <table:table-cell office:value-type="float" office:value="79719349">
            <text:p>79719349</text:p>
          </table:table-cell>
          <table:table-cell office:value-type="float" office:value="13680810">
            <text:p>13680810</text:p>
          </table:table-cell>
          <table:table-cell office:value-type="float" office:value="30935173">
            <text:p>30935173</text:p>
          </table:table-cell>
          <table:table-cell table:number-columns-repeated="2"/>
        </table:table-row>
        <table:table-row table:style-name="ro1">
          <table:table-cell office:value-type="string">
            <text:p>AK-2-C</text:p>
          </table:table-cell>
          <table:table-cell office:value-type="float" office:value="21699252">
            <text:p>21699252</text:p>
          </table:table-cell>
          <table:table-cell office:value-type="float" office:value="5213770">
            <text:p>5213770</text:p>
          </table:table-cell>
          <table:table-cell office:value-type="float" office:value="14274446">
            <text:p>14274446</text:p>
          </table:table-cell>
          <table:table-cell office:value-type="float" office:value="3425859">
            <text:p>3425859</text:p>
          </table:table-cell>
          <table:table-cell office:value-type="float" office:value="9387005">
            <text:p>9387005</text:p>
          </table:table-cell>
          <table:table-cell office:value-type="float" office:value="56209281">
            <text:p>56209281</text:p>
          </table:table-cell>
          <table:table-cell office:value-type="float" office:value="9122908">
            <text:p>9122908</text:p>
          </table:table-cell>
          <table:table-cell office:value-type="float" office:value="24318835">
            <text:p>24318835</text:p>
          </table:table-cell>
          <table:table-cell table:number-columns-repeated="2"/>
        </table:table-row>
        <table:table-row table:style-name="ro1">
          <table:table-cell office:value-type="string">
            <text:p>AK-2-D</text:p>
          </table:table-cell>
          <table:table-cell office:value-type="float" office:value="52022128">
            <text:p>52022128</text:p>
          </table:table-cell>
          <table:table-cell office:value-type="float" office:value="14365271">
            <text:p>14365271</text:p>
          </table:table-cell>
          <table:table-cell office:value-type="float" office:value="32584674">
            <text:p>32584674</text:p>
          </table:table-cell>
          <table:table-cell office:value-type="float" office:value="9589558">
            <text:p>9589558</text:p>
          </table:table-cell>
          <table:table-cell office:value-type="float" office:value="19089250">
            <text:p>19089250</text:p>
          </table:table-cell>
          <table:table-cell office:value-type="float" office:value="144545196">
            <text:p>144545196</text:p>
          </table:table-cell>
          <table:table-cell office:value-type="float" office:value="22194075">
            <text:p>22194075</text:p>
          </table:table-cell>
          <table:table-cell office:value-type="float" office:value="60037827">
            <text:p>60037827</text:p>
          </table:table-cell>
          <table:table-cell table:number-columns-repeated="2"/>
        </table:table-row>
        <table:table-row table:style-name="ro1">
          <table:table-cell office:value-type="string">
            <text:p>AK-2-E</text:p>
          </table:table-cell>
          <table:table-cell office:value-type="float" office:value="42896241">
            <text:p>42896241</text:p>
          </table:table-cell>
          <table:table-cell office:value-type="float" office:value="11121916">
            <text:p>11121916</text:p>
          </table:table-cell>
          <table:table-cell office:value-type="float" office:value="24973464">
            <text:p>24973464</text:p>
          </table:table-cell>
          <table:table-cell office:value-type="float" office:value="7171889">
            <text:p>7171889</text:p>
          </table:table-cell>
          <table:table-cell office:value-type="float" office:value="14472689">
            <text:p>14472689</text:p>
          </table:table-cell>
          <table:table-cell office:value-type="float" office:value="110787576">
            <text:p>110787576</text:p>
          </table:table-cell>
          <table:table-cell office:value-type="float" office:value="17505583">
            <text:p>17505583</text:p>
          </table:table-cell>
          <table:table-cell office:value-type="float" office:value="46390065">
            <text:p>46390065</text:p>
          </table:table-cell>
          <table:table-cell table:number-columns-repeated="2"/>
        </table:table-row>
        <table:table-row table:style-name="ro1">
          <table:table-cell office:value-type="string">
            <text:p>AK-3-A</text:p>
          </table:table-cell>
          <table:table-cell office:value-type="float" office:value="40603032">
            <text:p>40603032</text:p>
          </table:table-cell>
          <table:table-cell office:value-type="float" office:value="11603824">
            <text:p>11603824</text:p>
          </table:table-cell>
          <table:table-cell office:value-type="float" office:value="24904446">
            <text:p>24904446</text:p>
          </table:table-cell>
          <table:table-cell office:value-type="float" office:value="7410749">
            <text:p>7410749</text:p>
          </table:table-cell>
          <table:table-cell office:value-type="float" office:value="14171950">
            <text:p>14171950</text:p>
          </table:table-cell>
          <table:table-cell office:value-type="float" office:value="106466774">
            <text:p>106466774</text:p>
          </table:table-cell>
          <table:table-cell office:value-type="float" office:value="15345415">
            <text:p>15345415</text:p>
          </table:table-cell>
          <table:table-cell office:value-type="float" office:value="45553401">
            <text:p>45553401</text:p>
          </table:table-cell>
          <table:table-cell table:number-columns-repeated="2"/>
        </table:table-row>
        <table:table-row table:style-name="ro1">
          <table:table-cell office:value-type="string">
            <text:p>AK-3-B</text:p>
          </table:table-cell>
          <table:table-cell office:value-type="float" office:value="42874507">
            <text:p>42874507</text:p>
          </table:table-cell>
          <table:table-cell office:value-type="float" office:value="11909350">
            <text:p>11909350</text:p>
          </table:table-cell>
          <table:table-cell office:value-type="float" office:value="25099019">
            <text:p>25099019</text:p>
          </table:table-cell>
          <table:table-cell office:value-type="float" office:value="7766415">
            <text:p>7766415</text:p>
          </table:table-cell>
          <table:table-cell office:value-type="float" office:value="15275490">
            <text:p>15275490</text:p>
          </table:table-cell>
          <table:table-cell office:value-type="float" office:value="110800754">
            <text:p>110800754</text:p>
          </table:table-cell>
          <table:table-cell office:value-type="float" office:value="15813567">
            <text:p>15813567</text:p>
          </table:table-cell>
          <table:table-cell office:value-type="float" office:value="48888280">
            <text:p>48888280</text:p>
          </table:table-cell>
          <table:table-cell table:number-columns-repeated="2"/>
        </table:table-row>
        <table:table-row table:style-name="ro1">
          <table:table-cell office:value-type="string">
            <text:p>AK-3-C</text:p>
          </table:table-cell>
          <table:table-cell office:value-type="float" office:value="51978885">
            <text:p>51978885</text:p>
          </table:table-cell>
          <table:table-cell office:value-type="float" office:value="14511208">
            <text:p>14511208</text:p>
          </table:table-cell>
          <table:table-cell office:value-type="float" office:value="35596082">
            <text:p>35596082</text:p>
          </table:table-cell>
          <table:table-cell office:value-type="float" office:value="9133445">
            <text:p>9133445</text:p>
          </table:table-cell>
          <table:table-cell office:value-type="float" office:value="20746538">
            <text:p>20746538</text:p>
          </table:table-cell>
          <table:table-cell office:value-type="float" office:value="142271686">
            <text:p>142271686</text:p>
          </table:table-cell>
          <table:table-cell office:value-type="float" office:value="21486740">
            <text:p>21486740</text:p>
          </table:table-cell>
          <table:table-cell office:value-type="float" office:value="60439615">
            <text:p>60439615</text:p>
          </table:table-cell>
          <table:table-cell table:number-columns-repeated="2"/>
        </table:table-row>
        <table:table-row table:style-name="ro1">
          <table:table-cell office:value-type="string">
            <text:p>AK-3-D</text:p>
          </table:table-cell>
          <table:table-cell office:value-type="float" office:value="25147493">
            <text:p>25147493</text:p>
          </table:table-cell>
          <table:table-cell office:value-type="float" office:value="6360740">
            <text:p>6360740</text:p>
          </table:table-cell>
          <table:table-cell office:value-type="float" office:value="15006204">
            <text:p>15006204</text:p>
          </table:table-cell>
          <table:table-cell office:value-type="float" office:value="4040927">
            <text:p>4040927</text:p>
          </table:table-cell>
          <table:table-cell office:value-type="float" office:value="10183372">
            <text:p>10183372</text:p>
          </table:table-cell>
          <table:table-cell office:value-type="float" office:value="62667407">
            <text:p>62667407</text:p>
          </table:table-cell>
          <table:table-cell office:value-type="float" office:value="9834712">
            <text:p>9834712</text:p>
          </table:table-cell>
          <table:table-cell office:value-type="float" office:value="24924001">
            <text:p>24924001</text:p>
          </table:table-cell>
          <table:table-cell table:number-columns-repeated="2"/>
        </table:table-row>
        <table:table-row table:style-name="ro1">
          <table:table-cell office:value-type="string">
            <text:p>AK-3-E</text:p>
          </table:table-cell>
          <table:table-cell office:value-type="float" office:value="36620508">
            <text:p>36620508</text:p>
          </table:table-cell>
          <table:table-cell office:value-type="float" office:value="9626382">
            <text:p>9626382</text:p>
          </table:table-cell>
          <table:table-cell office:value-type="float" office:value="21854671">
            <text:p>21854671</text:p>
          </table:table-cell>
          <table:table-cell office:value-type="float" office:value="6195723">
            <text:p>6195723</text:p>
          </table:table-cell>
          <table:table-cell office:value-type="float" office:value="13646586">
            <text:p>13646586</text:p>
          </table:table-cell>
          <table:table-cell office:value-type="float" office:value="94151965">
            <text:p>94151965</text:p>
          </table:table-cell>
          <table:table-cell office:value-type="float" office:value="13974180">
            <text:p>13974180</text:p>
          </table:table-cell>
          <table:table-cell office:value-type="float" office:value="41139372">
            <text:p>41139372</text:p>
          </table:table-cell>
          <table:table-cell table:number-columns-repeated="2"/>
        </table:table-row>
        <table:table-row table:style-name="ro1">
          <table:table-cell office:value-type="string">
            <text:p>AK-4-A</text:p>
          </table:table-cell>
          <table:table-cell office:value-type="float" office:value="38419593">
            <text:p>38419593</text:p>
          </table:table-cell>
          <table:table-cell office:value-type="float" office:value="10829403">
            <text:p>10829403</text:p>
          </table:table-cell>
          <table:table-cell office:value-type="float" office:value="23304495">
            <text:p>23304495</text:p>
          </table:table-cell>
          <table:table-cell office:value-type="float" office:value="6537629">
            <text:p>6537629</text:p>
          </table:table-cell>
          <table:table-cell office:value-type="float" office:value="13340311">
            <text:p>13340311</text:p>
          </table:table-cell>
          <table:table-cell office:value-type="float" office:value="85438299">
            <text:p>85438299</text:p>
          </table:table-cell>
          <table:table-cell office:value-type="float" office:value="12199990">
            <text:p>12199990</text:p>
          </table:table-cell>
          <table:table-cell office:value-type="float" office:value="39555099">
            <text:p>39555099</text:p>
          </table:table-cell>
          <table:table-cell table:number-columns-repeated="2"/>
        </table:table-row>
        <table:table-row table:style-name="ro1">
          <table:table-cell office:value-type="string">
            <text:p>AK-4-B</text:p>
          </table:table-cell>
          <table:table-cell office:value-type="float" office:value="25689741">
            <text:p>25689741</text:p>
          </table:table-cell>
          <table:table-cell office:value-type="float" office:value="5847403">
            <text:p>5847403</text:p>
          </table:table-cell>
          <table:table-cell office:value-type="float" office:value="19963524">
            <text:p>19963524</text:p>
          </table:table-cell>
          <table:table-cell office:value-type="float" office:value="3977301">
            <text:p>3977301</text:p>
          </table:table-cell>
          <table:table-cell office:value-type="float" office:value="9608730">
            <text:p>9608730</text:p>
          </table:table-cell>
          <table:table-cell office:value-type="float" office:value="61272389">
            <text:p>61272389</text:p>
          </table:table-cell>
          <table:table-cell office:value-type="float" office:value="10743764">
            <text:p>10743764</text:p>
          </table:table-cell>
          <table:table-cell office:value-type="float" office:value="27594701">
            <text:p>27594701</text:p>
          </table:table-cell>
          <table:table-cell table:number-columns-repeated="2"/>
        </table:table-row>
        <table:table-row table:style-name="ro1">
          <table:table-cell office:value-type="string">
            <text:p>AK-4-C</text:p>
          </table:table-cell>
          <table:table-cell office:value-type="float" office:value="51374095">
            <text:p>51374095</text:p>
          </table:table-cell>
          <table:table-cell office:value-type="float" office:value="14409426">
            <text:p>14409426</text:p>
          </table:table-cell>
          <table:table-cell office:value-type="float" office:value="64682633">
            <text:p>64682633</text:p>
          </table:table-cell>
          <table:table-cell office:value-type="float" office:value="9740068">
            <text:p>9740068</text:p>
          </table:table-cell>
          <table:table-cell office:value-type="float" office:value="19454794">
            <text:p>19454794</text:p>
          </table:table-cell>
          <table:table-cell office:value-type="float" office:value="131692044">
            <text:p>131692044</text:p>
          </table:table-cell>
          <table:table-cell office:value-type="float" office:value="23540095">
            <text:p>23540095</text:p>
          </table:table-cell>
          <table:table-cell office:value-type="float" office:value="64779483">
            <text:p>64779483</text:p>
          </table:table-cell>
          <table:table-cell table:number-columns-repeated="2"/>
        </table:table-row>
        <table:table-row table:style-name="ro1">
          <table:table-cell office:value-type="string">
            <text:p>AK-4-D</text:p>
          </table:table-cell>
          <table:table-cell office:value-type="float" office:value="37853241">
            <text:p>37853241</text:p>
          </table:table-cell>
          <table:table-cell office:value-type="float" office:value="8767024">
            <text:p>8767024</text:p>
          </table:table-cell>
          <table:table-cell office:value-type="float" office:value="61507213">
            <text:p>61507213</text:p>
          </table:table-cell>
          <table:table-cell office:value-type="float" office:value="7295111">
            <text:p>7295111</text:p>
          </table:table-cell>
          <table:table-cell office:value-type="float" office:value="15879809">
            <text:p>15879809</text:p>
          </table:table-cell>
          <table:table-cell office:value-type="float" office:value="90445480">
            <text:p>90445480</text:p>
          </table:table-cell>
          <table:table-cell office:value-type="float" office:value="19017133">
            <text:p>19017133</text:p>
          </table:table-cell>
          <table:table-cell office:value-type="float" office:value="50065755">
            <text:p>50065755</text:p>
          </table:table-cell>
          <table:table-cell table:number-columns-repeated="2"/>
        </table:table-row>
        <table:table-row table:style-name="ro1">
          <table:table-cell office:value-type="string">
            <text:p>AK-4-E</text:p>
          </table:table-cell>
          <table:table-cell office:value-type="float" office:value="23668398">
            <text:p>23668398</text:p>
          </table:table-cell>
          <table:table-cell office:value-type="float" office:value="4909595">
            <text:p>4909595</text:p>
          </table:table-cell>
          <table:table-cell office:value-type="float" office:value="20022729">
            <text:p>20022729</text:p>
          </table:table-cell>
          <table:table-cell office:value-type="float" office:value="3568877">
            <text:p>3568877</text:p>
          </table:table-cell>
          <table:table-cell office:value-type="float" office:value="8917196">
            <text:p>8917196</text:p>
          </table:table-cell>
          <table:table-cell office:value-type="float" office:value="56051169">
            <text:p>56051169</text:p>
          </table:table-cell>
          <table:table-cell office:value-type="float" office:value="9743737">
            <text:p>9743737</text:p>
          </table:table-cell>
          <table:table-cell office:value-type="float" office:value="24695861">
            <text:p>24695861</text:p>
          </table:table-cell>
          <table:table-cell table:number-columns-repeated="2"/>
        </table:table-row>
        <table:table-row table:style-name="ro1">
          <table:table-cell office:value-type="string">
            <text:p>KL-0-A</text:p>
          </table:table-cell>
          <table:table-cell office:value-type="float" office:value="41167583">
            <text:p>41167583</text:p>
          </table:table-cell>
          <table:table-cell office:value-type="float" office:value="10612773">
            <text:p>10612773</text:p>
          </table:table-cell>
          <table:table-cell office:value-type="float" office:value="32424775">
            <text:p>32424775</text:p>
          </table:table-cell>
          <table:table-cell office:value-type="float" office:value="7936349">
            <text:p>7936349</text:p>
          </table:table-cell>
          <table:table-cell office:value-type="float" office:value="17852552">
            <text:p>17852552</text:p>
          </table:table-cell>
          <table:table-cell office:value-type="float" office:value="139518186">
            <text:p>139518186</text:p>
          </table:table-cell>
          <table:table-cell office:value-type="float" office:value="27145885">
            <text:p>27145885</text:p>
          </table:table-cell>
          <table:table-cell office:value-type="float" office:value="53398321">
            <text:p>53398321</text:p>
          </table:table-cell>
          <table:table-cell table:number-columns-repeated="2"/>
        </table:table-row>
        <table:table-row table:style-name="ro1">
          <table:table-cell office:value-type="string">
            <text:p>KL-0-B</text:p>
          </table:table-cell>
          <table:table-cell office:value-type="float" office:value="33045360">
            <text:p>33045360</text:p>
          </table:table-cell>
          <table:table-cell office:value-type="float" office:value="8809820">
            <text:p>8809820</text:p>
          </table:table-cell>
          <table:table-cell office:value-type="float" office:value="24096949">
            <text:p>24096949</text:p>
          </table:table-cell>
          <table:table-cell office:value-type="float" office:value="6788279">
            <text:p>6788279</text:p>
          </table:table-cell>
          <table:table-cell office:value-type="float" office:value="14282387">
            <text:p>14282387</text:p>
          </table:table-cell>
          <table:table-cell office:value-type="float" office:value="110639342">
            <text:p>110639342</text:p>
          </table:table-cell>
          <table:table-cell office:value-type="float" office:value="22831610">
            <text:p>22831610</text:p>
          </table:table-cell>
          <table:table-cell office:value-type="float" office:value="41864346">
            <text:p>41864346</text:p>
          </table:table-cell>
          <table:table-cell table:number-columns-repeated="2"/>
        </table:table-row>
        <table:table-row table:style-name="ro1">
          <table:table-cell office:value-type="string">
            <text:p>KL-0-C</text:p>
          </table:table-cell>
          <table:table-cell office:value-type="float" office:value="33952639">
            <text:p>33952639</text:p>
          </table:table-cell>
          <table:table-cell office:value-type="float" office:value="8631659">
            <text:p>8631659</text:p>
          </table:table-cell>
          <table:table-cell office:value-type="float" office:value="22004918">
            <text:p>22004918</text:p>
          </table:table-cell>
          <table:table-cell office:value-type="float" office:value="6619639">
            <text:p>6619639</text:p>
          </table:table-cell>
          <table:table-cell office:value-type="float" office:value="15559224">
            <text:p>15559224</text:p>
          </table:table-cell>
          <table:table-cell office:value-type="float" office:value="113648413">
            <text:p>113648413</text:p>
          </table:table-cell>
          <table:table-cell office:value-type="float" office:value="22750155">
            <text:p>22750155</text:p>
          </table:table-cell>
          <table:table-cell office:value-type="float" office:value="42575437">
            <text:p>42575437</text:p>
          </table:table-cell>
          <table:table-cell table:number-columns-repeated="2"/>
        </table:table-row>
        <table:table-row table:style-name="ro1">
          <table:table-cell office:value-type="string">
            <text:p>KL-0-D</text:p>
          </table:table-cell>
          <table:table-cell office:value-type="float" office:value="35269792">
            <text:p>35269792</text:p>
          </table:table-cell>
          <table:table-cell office:value-type="float" office:value="8655397">
            <text:p>8655397</text:p>
          </table:table-cell>
          <table:table-cell office:value-type="float" office:value="24859707">
            <text:p>24859707</text:p>
          </table:table-cell>
          <table:table-cell office:value-type="float" office:value="6517847">
            <text:p>6517847</text:p>
          </table:table-cell>
          <table:table-cell office:value-type="float" office:value="14113815">
            <text:p>14113815</text:p>
          </table:table-cell>
          <table:table-cell office:value-type="float" office:value="117952154">
            <text:p>117952154</text:p>
          </table:table-cell>
          <table:table-cell office:value-type="float" office:value="24543891">
            <text:p>24543891</text:p>
          </table:table-cell>
          <table:table-cell office:value-type="float" office:value="43691726">
            <text:p>43691726</text:p>
          </table:table-cell>
          <table:table-cell table:number-columns-repeated="2"/>
        </table:table-row>
        <table:table-row table:style-name="ro1">
          <table:table-cell office:value-type="string">
            <text:p>KL-2-A</text:p>
          </table:table-cell>
          <table:table-cell office:value-type="float" office:value="49597716">
            <text:p>49597716</text:p>
          </table:table-cell>
          <table:table-cell office:value-type="float" office:value="13414271">
            <text:p>13414271</text:p>
          </table:table-cell>
          <table:table-cell office:value-type="float" office:value="30699589">
            <text:p>30699589</text:p>
          </table:table-cell>
          <table:table-cell office:value-type="float" office:value="10569376">
            <text:p>10569376</text:p>
          </table:table-cell>
          <table:table-cell office:value-type="float" office:value="20278303">
            <text:p>20278303</text:p>
          </table:table-cell>
          <table:table-cell office:value-type="float" office:value="151419864">
            <text:p>151419864</text:p>
          </table:table-cell>
          <table:table-cell office:value-type="float" office:value="27047079">
            <text:p>27047079</text:p>
          </table:table-cell>
          <table:table-cell office:value-type="float" office:value="64647544">
            <text:p>64647544</text:p>
          </table:table-cell>
          <table:table-cell table:number-columns-repeated="2"/>
        </table:table-row>
        <table:table-row table:style-name="ro1">
          <table:table-cell office:value-type="string">
            <text:p>KL-2-B</text:p>
          </table:table-cell>
          <table:table-cell office:value-type="float" office:value="31762508">
            <text:p>31762508</text:p>
          </table:table-cell>
          <table:table-cell office:value-type="float" office:value="7901647">
            <text:p>7901647</text:p>
          </table:table-cell>
          <table:table-cell office:value-type="float" office:value="20778394">
            <text:p>20778394</text:p>
          </table:table-cell>
          <table:table-cell office:value-type="float" office:value="5996745">
            <text:p>5996745</text:p>
          </table:table-cell>
          <table:table-cell office:value-type="float" office:value="12445549">
            <text:p>12445549</text:p>
          </table:table-cell>
          <table:table-cell office:value-type="float" office:value="100346417">
            <text:p>100346417</text:p>
          </table:table-cell>
          <table:table-cell office:value-type="float" office:value="18340714">
            <text:p>18340714</text:p>
          </table:table-cell>
          <table:table-cell office:value-type="float" office:value="39124329">
            <text:p>39124329</text:p>
          </table:table-cell>
          <table:table-cell table:number-columns-repeated="2"/>
        </table:table-row>
        <table:table-row table:style-name="ro1">
          <table:table-cell office:value-type="string">
            <text:p>KL-2-C</text:p>
          </table:table-cell>
          <table:table-cell office:value-type="float" office:value="56259539">
            <text:p>56259539</text:p>
          </table:table-cell>
          <table:table-cell office:value-type="float" office:value="16012045">
            <text:p>16012045</text:p>
          </table:table-cell>
          <table:table-cell office:value-type="float" office:value="35510727">
            <text:p>35510727</text:p>
          </table:table-cell>
          <table:table-cell office:value-type="float" office:value="11580479">
            <text:p>11580479</text:p>
          </table:table-cell>
          <table:table-cell office:value-type="float" office:value="19890352">
            <text:p>19890352</text:p>
          </table:table-cell>
          <table:table-cell office:value-type="float" office:value="167121132">
            <text:p>167121132</text:p>
          </table:table-cell>
          <table:table-cell office:value-type="float" office:value="26638426">
            <text:p>26638426</text:p>
          </table:table-cell>
          <table:table-cell office:value-type="float" office:value="69958773">
            <text:p>69958773</text:p>
          </table:table-cell>
          <table:table-cell table:number-columns-repeated="2"/>
        </table:table-row>
        <table:table-row table:style-name="ro1">
          <table:table-cell office:value-type="string">
            <text:p>KL-2-D</text:p>
          </table:table-cell>
          <table:table-cell office:value-type="float" office:value="42456180">
            <text:p>42456180</text:p>
          </table:table-cell>
          <table:table-cell office:value-type="float" office:value="11486675">
            <text:p>11486675</text:p>
          </table:table-cell>
          <table:table-cell office:value-type="float" office:value="23740592">
            <text:p>23740592</text:p>
          </table:table-cell>
          <table:table-cell office:value-type="float" office:value="8689291">
            <text:p>8689291</text:p>
          </table:table-cell>
          <table:table-cell office:value-type="float" office:value="15812738">
            <text:p>15812738</text:p>
          </table:table-cell>
          <table:table-cell office:value-type="float" office:value="118502821">
            <text:p>118502821</text:p>
          </table:table-cell>
          <table:table-cell office:value-type="float" office:value="18117749">
            <text:p>18117749</text:p>
          </table:table-cell>
          <table:table-cell office:value-type="float" office:value="51324651">
            <text:p>51324651</text:p>
          </table:table-cell>
          <table:table-cell table:number-columns-repeated="2"/>
        </table:table-row>
        <table:table-row table:style-name="ro1">
          <table:table-cell office:value-type="string">
            <text:p>KL-3-A</text:p>
          </table:table-cell>
          <table:table-cell office:value-type="float" office:value="88275009">
            <text:p>88275009</text:p>
          </table:table-cell>
          <table:table-cell office:value-type="float" office:value="29356282">
            <text:p>29356282</text:p>
          </table:table-cell>
          <table:table-cell office:value-type="float" office:value="56198756">
            <text:p>56198756</text:p>
          </table:table-cell>
          <table:table-cell office:value-type="float" office:value="21460313">
            <text:p>21460313</text:p>
          </table:table-cell>
          <table:table-cell office:value-type="float" office:value="31053692">
            <text:p>31053692</text:p>
          </table:table-cell>
          <table:table-cell office:value-type="float" office:value="243883359">
            <text:p>243883359</text:p>
          </table:table-cell>
          <table:table-cell office:value-type="float" office:value="36548919">
            <text:p>36548919</text:p>
          </table:table-cell>
          <table:table-cell office:value-type="float" office:value="117186283">
            <text:p>117186283</text:p>
          </table:table-cell>
          <table:table-cell table:number-columns-repeated="2"/>
        </table:table-row>
        <table:table-row table:style-name="ro1">
          <table:table-cell office:value-type="string">
            <text:p>KL-3-B</text:p>
          </table:table-cell>
          <table:table-cell office:value-type="float" office:value="28591496">
            <text:p>28591496</text:p>
          </table:table-cell>
          <table:table-cell office:value-type="float" office:value="6894878">
            <text:p>6894878</text:p>
          </table:table-cell>
          <table:table-cell office:value-type="float" office:value="17040510">
            <text:p>17040510</text:p>
          </table:table-cell>
          <table:table-cell office:value-type="float" office:value="5158851">
            <text:p>5158851</text:p>
          </table:table-cell>
          <table:table-cell office:value-type="float" office:value="11373974">
            <text:p>11373974</text:p>
          </table:table-cell>
          <table:table-cell office:value-type="float" office:value="85543567">
            <text:p>85543567</text:p>
          </table:table-cell>
          <table:table-cell office:value-type="float" office:value="14111188">
            <text:p>14111188</text:p>
          </table:table-cell>
          <table:table-cell office:value-type="float" office:value="32946034">
            <text:p>32946034</text:p>
          </table:table-cell>
          <table:table-cell table:number-columns-repeated="2"/>
        </table:table-row>
        <table:table-row table:style-name="ro1">
          <table:table-cell office:value-type="string">
            <text:p>KL-3-C</text:p>
          </table:table-cell>
          <table:table-cell office:value-type="float" office:value="23865199">
            <text:p>23865199</text:p>
          </table:table-cell>
          <table:table-cell office:value-type="float" office:value="5955618">
            <text:p>5955618</text:p>
          </table:table-cell>
          <table:table-cell office:value-type="float" office:value="13581717">
            <text:p>13581717</text:p>
          </table:table-cell>
          <table:table-cell office:value-type="float" office:value="4016022">
            <text:p>4016022</text:p>
          </table:table-cell>
          <table:table-cell office:value-type="float" office:value="9451077">
            <text:p>9451077</text:p>
          </table:table-cell>
          <table:table-cell office:value-type="float" office:value="74050832">
            <text:p>74050832</text:p>
          </table:table-cell>
          <table:table-cell office:value-type="float" office:value="11692417">
            <text:p>11692417</text:p>
          </table:table-cell>
          <table:table-cell office:value-type="float" office:value="29111195">
            <text:p>29111195</text:p>
          </table:table-cell>
          <table:table-cell table:number-columns-repeated="2"/>
        </table:table-row>
        <table:table-row table:style-name="ro1">
          <table:table-cell office:value-type="string">
            <text:p>KL-3-D</text:p>
          </table:table-cell>
          <table:table-cell office:value-type="float" office:value="21059152">
            <text:p>21059152</text:p>
          </table:table-cell>
          <table:table-cell office:value-type="float" office:value="4648513">
            <text:p>4648513</text:p>
          </table:table-cell>
          <table:table-cell office:value-type="float" office:value="11316021">
            <text:p>11316021</text:p>
          </table:table-cell>
          <table:table-cell office:value-type="float" office:value="3461837">
            <text:p>3461837</text:p>
          </table:table-cell>
          <table:table-cell office:value-type="float" office:value="7953364">
            <text:p>7953364</text:p>
          </table:table-cell>
          <table:table-cell office:value-type="float" office:value="56324246">
            <text:p>56324246</text:p>
          </table:table-cell>
          <table:table-cell office:value-type="float" office:value="10185545">
            <text:p>10185545</text:p>
          </table:table-cell>
          <table:table-cell office:value-type="float" office:value="23469895">
            <text:p>23469895</text:p>
          </table:table-cell>
          <table:table-cell table:number-columns-repeated="2"/>
        </table:table-row>
        <table:table-row table:style-name="ro1">
          <table:table-cell office:value-type="string">
            <text:p>KL-3-E</text:p>
          </table:table-cell>
          <table:table-cell office:value-type="float" office:value="54026098">
            <text:p>54026098</text:p>
          </table:table-cell>
          <table:table-cell office:value-type="float" office:value="15485103">
            <text:p>15485103</text:p>
          </table:table-cell>
          <table:table-cell office:value-type="float" office:value="35828454">
            <text:p>35828454</text:p>
          </table:table-cell>
          <table:table-cell office:value-type="float" office:value="11066867">
            <text:p>11066867</text:p>
          </table:table-cell>
          <table:table-cell office:value-type="float" office:value="18858120">
            <text:p>18858120</text:p>
          </table:table-cell>
          <table:table-cell office:value-type="float" office:value="148744800">
            <text:p>148744800</text:p>
          </table:table-cell>
          <table:table-cell office:value-type="float" office:value="23120072">
            <text:p>23120072</text:p>
          </table:table-cell>
          <table:table-cell office:value-type="float" office:value="65188159">
            <text:p>65188159</text:p>
          </table:table-cell>
          <table:table-cell table:number-columns-repeated="2"/>
        </table:table-row>
        <table:table-row table:style-name="ro1">
          <table:table-cell office:value-type="string">
            <text:p>KL-4-A</text:p>
          </table:table-cell>
          <table:table-cell office:value-type="float" office:value="47583459">
            <text:p>47583459</text:p>
          </table:table-cell>
          <table:table-cell office:value-type="float" office:value="13262030">
            <text:p>13262030</text:p>
          </table:table-cell>
          <table:table-cell office:value-type="float" office:value="32493002">
            <text:p>32493002</text:p>
          </table:table-cell>
          <table:table-cell office:value-type="float" office:value="9417071">
            <text:p>9417071</text:p>
          </table:table-cell>
          <table:table-cell office:value-type="float" office:value="18325359">
            <text:p>18325359</text:p>
          </table:table-cell>
          <table:table-cell office:value-type="float" office:value="142606037">
            <text:p>142606037</text:p>
          </table:table-cell>
          <table:table-cell office:value-type="float" office:value="25599777">
            <text:p>25599777</text:p>
          </table:table-cell>
          <table:table-cell office:value-type="float" office:value="59472020">
            <text:p>59472020</text:p>
          </table:table-cell>
          <table:table-cell table:number-columns-repeated="2"/>
        </table:table-row>
        <table:table-row table:style-name="ro1">
          <table:table-cell office:value-type="string">
            <text:p>KL-4-B</text:p>
          </table:table-cell>
          <table:table-cell office:value-type="float" office:value="28251754">
            <text:p>28251754</text:p>
          </table:table-cell>
          <table:table-cell office:value-type="float" office:value="7404211">
            <text:p>7404211</text:p>
          </table:table-cell>
          <table:table-cell office:value-type="float" office:value="17382757">
            <text:p>17382757</text:p>
          </table:table-cell>
          <table:table-cell office:value-type="float" office:value="5708134">
            <text:p>5708134</text:p>
          </table:table-cell>
          <table:table-cell office:value-type="float" office:value="11112278">
            <text:p>11112278</text:p>
          </table:table-cell>
          <table:table-cell office:value-type="float" office:value="84565602">
            <text:p>84565602</text:p>
          </table:table-cell>
          <table:table-cell office:value-type="float" office:value="15348100">
            <text:p>15348100</text:p>
          </table:table-cell>
          <table:table-cell office:value-type="float" office:value="34062799">
            <text:p>34062799</text:p>
          </table:table-cell>
          <table:table-cell table:number-columns-repeated="2"/>
        </table:table-row>
        <table:table-row table:style-name="ro1">
          <table:table-cell office:value-type="string">
            <text:p>KL-4-C</text:p>
          </table:table-cell>
          <table:table-cell office:value-type="float" office:value="36247487">
            <text:p>36247487</text:p>
          </table:table-cell>
          <table:table-cell office:value-type="float" office:value="9544401">
            <text:p>9544401</text:p>
          </table:table-cell>
          <table:table-cell office:value-type="float" office:value="22833034">
            <text:p>22833034</text:p>
          </table:table-cell>
          <table:table-cell office:value-type="float" office:value="6829424">
            <text:p>6829424</text:p>
          </table:table-cell>
          <table:table-cell office:value-type="float" office:value="14511504">
            <text:p>14511504</text:p>
          </table:table-cell>
          <table:table-cell office:value-type="float" office:value="107734151">
            <text:p>107734151</text:p>
          </table:table-cell>
          <table:table-cell office:value-type="float" office:value="20012518">
            <text:p>20012518</text:p>
          </table:table-cell>
          <table:table-cell office:value-type="float" office:value="44747454">
            <text:p>44747454</text:p>
          </table:table-cell>
          <table:table-cell table:number-columns-repeated="2"/>
        </table:table-row>
        <table:table-row table:style-name="ro1">
          <table:table-cell office:value-type="string">
            <text:p>KL-4-D</text:p>
          </table:table-cell>
          <table:table-cell office:value-type="float" office:value="39012967">
            <text:p>39012967</text:p>
          </table:table-cell>
          <table:table-cell office:value-type="float" office:value="10221679">
            <text:p>10221679</text:p>
          </table:table-cell>
          <table:table-cell office:value-type="float" office:value="22657817">
            <text:p>22657817</text:p>
          </table:table-cell>
          <table:table-cell office:value-type="float" office:value="7523461">
            <text:p>7523461</text:p>
          </table:table-cell>
          <table:table-cell office:value-type="float" office:value="15867701">
            <text:p>15867701</text:p>
          </table:table-cell>
          <table:table-cell office:value-type="float" office:value="112434601">
            <text:p>112434601</text:p>
          </table:table-cell>
          <table:table-cell office:value-type="float" office:value="19635671">
            <text:p>19635671</text:p>
          </table:table-cell>
          <table:table-cell office:value-type="float" office:value="47166747">
            <text:p>47166747</text:p>
          </table:table-cell>
          <table:table-cell table:number-columns-repeated="2"/>
        </table:table-row>
        <table:table-row table:style-name="ro1">
          <table:table-cell office:value-type="string">
            <text:p>KL-4-E</text:p>
          </table:table-cell>
          <table:table-cell office:value-type="float" office:value="55974720">
            <text:p>55974720</text:p>
          </table:table-cell>
          <table:table-cell office:value-type="float" office:value="17227837">
            <text:p>17227837</text:p>
          </table:table-cell>
          <table:table-cell office:value-type="float" office:value="34300647">
            <text:p>34300647</text:p>
          </table:table-cell>
          <table:table-cell office:value-type="float" office:value="12830702">
            <text:p>12830702</text:p>
          </table:table-cell>
          <table:table-cell office:value-type="float" office:value="21184121">
            <text:p>21184121</text:p>
          </table:table-cell>
          <table:table-cell office:value-type="float" office:value="156828442">
            <text:p>156828442</text:p>
          </table:table-cell>
          <table:table-cell office:value-type="float" office:value="26940014">
            <text:p>26940014</text:p>
          </table:table-cell>
          <table:table-cell office:value-type="float" office:value="74382993">
            <text:p>74382993</text:p>
          </table:table-cell>
          <table:table-cell table:number-columns-repeated="2"/>
        </table:table-row>
        <table:table-row table:style-name="ro1">
          <table:table-cell office:value-type="string">
            <text:p>OS-0-A</text:p>
          </table:table-cell>
          <table:table-cell office:value-type="float" office:value="65563840">
            <text:p>65563840</text:p>
          </table:table-cell>
          <table:table-cell office:value-type="float" office:value="16455279">
            <text:p>16455279</text:p>
          </table:table-cell>
          <table:table-cell office:value-type="float" office:value="47897888">
            <text:p>47897888</text:p>
          </table:table-cell>
          <table:table-cell office:value-type="float" office:value="11444077">
            <text:p>11444077</text:p>
          </table:table-cell>
          <table:table-cell office:value-type="float" office:value="25546423">
            <text:p>25546423</text:p>
          </table:table-cell>
          <table:table-cell office:value-type="float" office:value="175250864">
            <text:p>175250864</text:p>
          </table:table-cell>
          <table:table-cell office:value-type="float" office:value="37448392">
            <text:p>37448392</text:p>
          </table:table-cell>
          <table:table-cell office:value-type="float" office:value="85351832">
            <text:p>85351832</text:p>
          </table:table-cell>
          <table:table-cell table:number-columns-repeated="2"/>
        </table:table-row>
        <table:table-row table:style-name="ro1">
          <table:table-cell office:value-type="string">
            <text:p>OS-0-B</text:p>
          </table:table-cell>
          <table:table-cell office:value-type="float" office:value="59251240">
            <text:p>59251240</text:p>
          </table:table-cell>
          <table:table-cell office:value-type="float" office:value="14017053">
            <text:p>14017053</text:p>
          </table:table-cell>
          <table:table-cell office:value-type="float" office:value="40992543">
            <text:p>40992543</text:p>
          </table:table-cell>
          <table:table-cell office:value-type="float" office:value="9618645">
            <text:p>9618645</text:p>
          </table:table-cell>
          <table:table-cell office:value-type="float" office:value="24646933">
            <text:p>24646933</text:p>
          </table:table-cell>
          <table:table-cell office:value-type="float" office:value="164159436">
            <text:p>164159436</text:p>
          </table:table-cell>
          <table:table-cell office:value-type="float" office:value="34531441">
            <text:p>34531441</text:p>
          </table:table-cell>
          <table:table-cell office:value-type="float" office:value="70586795">
            <text:p>70586795</text:p>
          </table:table-cell>
          <table:table-cell table:number-columns-repeated="2"/>
        </table:table-row>
        <table:table-row table:style-name="ro1">
          <table:table-cell office:value-type="string">
            <text:p>OS-0-C</text:p>
          </table:table-cell>
          <table:table-cell office:value-type="float" office:value="78692302">
            <text:p>78692302</text:p>
          </table:table-cell>
          <table:table-cell office:value-type="float" office:value="19643669">
            <text:p>19643669</text:p>
          </table:table-cell>
          <table:table-cell office:value-type="float" office:value="59673009">
            <text:p>59673009</text:p>
          </table:table-cell>
          <table:table-cell office:value-type="float" office:value="14450654">
            <text:p>14450654</text:p>
          </table:table-cell>
          <table:table-cell office:value-type="float" office:value="30897437">
            <text:p>30897437</text:p>
          </table:table-cell>
          <table:table-cell office:value-type="float" office:value="212272180">
            <text:p>212272180</text:p>
          </table:table-cell>
          <table:table-cell office:value-type="float" office:value="44774588">
            <text:p>44774588</text:p>
          </table:table-cell>
          <table:table-cell office:value-type="float" office:value="103596992">
            <text:p>103596992</text:p>
          </table:table-cell>
          <table:table-cell table:number-columns-repeated="2"/>
        </table:table-row>
        <table:table-row table:style-name="ro1">
          <table:table-cell office:value-type="string">
            <text:p>OS-0-D</text:p>
          </table:table-cell>
          <table:table-cell office:value-type="float" office:value="26885674">
            <text:p>26885674</text:p>
          </table:table-cell>
          <table:table-cell office:value-type="float" office:value="4989929">
            <text:p>4989929</text:p>
          </table:table-cell>
          <table:table-cell office:value-type="float" office:value="18914276">
            <text:p>18914276</text:p>
          </table:table-cell>
          <table:table-cell office:value-type="float" office:value="3723998">
            <text:p>3723998</text:p>
          </table:table-cell>
          <table:table-cell office:value-type="float" office:value="12250872">
            <text:p>12250872</text:p>
          </table:table-cell>
          <table:table-cell office:value-type="float" office:value="75682684">
            <text:p>75682684</text:p>
          </table:table-cell>
          <table:table-cell office:value-type="float" office:value="17107277">
            <text:p>17107277</text:p>
          </table:table-cell>
          <table:table-cell office:value-type="float" office:value="31485484">
            <text:p>31485484</text:p>
          </table:table-cell>
          <table:table-cell table:number-columns-repeated="2"/>
        </table:table-row>
        <table:table-row table:style-name="ro1">
          <table:table-cell office:value-type="string">
            <text:p>OS-2-A</text:p>
          </table:table-cell>
          <table:table-cell office:value-type="float" office:value="41267649">
            <text:p>41267649</text:p>
          </table:table-cell>
          <table:table-cell office:value-type="float" office:value="10027376">
            <text:p>10027376</text:p>
          </table:table-cell>
          <table:table-cell office:value-type="float" office:value="24571860">
            <text:p>24571860</text:p>
          </table:table-cell>
          <table:table-cell office:value-type="float" office:value="6564411">
            <text:p>6564411</text:p>
          </table:table-cell>
          <table:table-cell office:value-type="float" office:value="16763011">
            <text:p>16763011</text:p>
          </table:table-cell>
          <table:table-cell office:value-type="float" office:value="112875456">
            <text:p>112875456</text:p>
          </table:table-cell>
          <table:table-cell office:value-type="float" office:value="20899829">
            <text:p>20899829</text:p>
          </table:table-cell>
          <table:table-cell office:value-type="float" office:value="51255465">
            <text:p>51255465</text:p>
          </table:table-cell>
          <table:table-cell table:number-columns-repeated="2"/>
        </table:table-row>
        <table:table-row table:style-name="ro1">
          <table:table-cell office:value-type="string">
            <text:p>OS-2-B</text:p>
          </table:table-cell>
          <table:table-cell office:value-type="float" office:value="100094138">
            <text:p>100094138</text:p>
          </table:table-cell>
          <table:table-cell office:value-type="float" office:value="27395270">
            <text:p>27395270</text:p>
          </table:table-cell>
          <table:table-cell office:value-type="float" office:value="65957960">
            <text:p>65957960</text:p>
          </table:table-cell>
          <table:table-cell office:value-type="float" office:value="19029634">
            <text:p>19029634</text:p>
          </table:table-cell>
          <table:table-cell office:value-type="float" office:value="35032546">
            <text:p>35032546</text:p>
          </table:table-cell>
          <table:table-cell office:value-type="float" office:value="246137599">
            <text:p>246137599</text:p>
          </table:table-cell>
          <table:table-cell office:value-type="float" office:value="42379249">
            <text:p>42379249</text:p>
          </table:table-cell>
          <table:table-cell office:value-type="float" office:value="122341405">
            <text:p>122341405</text:p>
          </table:table-cell>
          <table:table-cell table:number-columns-repeated="2"/>
        </table:table-row>
        <table:table-row table:style-name="ro1">
          <table:table-cell office:value-type="string">
            <text:p>OS-2-c</text:p>
          </table:table-cell>
          <table:table-cell office:value-type="float" office:value="36606262">
            <text:p>36606262</text:p>
          </table:table-cell>
          <table:table-cell office:value-type="float" office:value="7576796">
            <text:p>7576796</text:p>
          </table:table-cell>
          <table:table-cell office:value-type="float" office:value="26123008">
            <text:p>26123008</text:p>
          </table:table-cell>
          <table:table-cell office:value-type="float" office:value="4955775">
            <text:p>4955775</text:p>
          </table:table-cell>
          <table:table-cell office:value-type="float" office:value="16969304">
            <text:p>16969304</text:p>
          </table:table-cell>
          <table:table-cell office:value-type="float" office:value="99121406">
            <text:p>99121406</text:p>
          </table:table-cell>
          <table:table-cell office:value-type="float" office:value="20148528">
            <text:p>20148528</text:p>
          </table:table-cell>
          <table:table-cell office:value-type="float" office:value="44048292">
            <text:p>44048292</text:p>
          </table:table-cell>
          <table:table-cell table:number-columns-repeated="2"/>
        </table:table-row>
        <table:table-row table:style-name="ro1">
          <table:table-cell office:value-type="string">
            <text:p>OS-2-D</text:p>
          </table:table-cell>
          <table:table-cell office:value-type="float" office:value="39446891">
            <text:p>39446891</text:p>
          </table:table-cell>
          <table:table-cell office:value-type="float" office:value="9825891">
            <text:p>9825891</text:p>
          </table:table-cell>
          <table:table-cell office:value-type="float" office:value="22463619">
            <text:p>22463619</text:p>
          </table:table-cell>
          <table:table-cell office:value-type="float" office:value="7274114">
            <text:p>7274114</text:p>
          </table:table-cell>
          <table:table-cell office:value-type="float" office:value="15690336">
            <text:p>15690336</text:p>
          </table:table-cell>
          <table:table-cell office:value-type="float" office:value="107322059">
            <text:p>107322059</text:p>
          </table:table-cell>
          <table:table-cell office:value-type="float" office:value="18899587">
            <text:p>18899587</text:p>
          </table:table-cell>
          <table:table-cell office:value-type="float" office:value="47628725">
            <text:p>47628725</text:p>
          </table:table-cell>
          <table:table-cell table:number-columns-repeated="2"/>
        </table:table-row>
        <table:table-row table:style-name="ro1">
          <table:table-cell office:value-type="string">
            <text:p>OS-2-E</text:p>
          </table:table-cell>
          <table:table-cell office:value-type="float" office:value="27395511">
            <text:p>27395511</text:p>
          </table:table-cell>
          <table:table-cell office:value-type="float" office:value="5707120">
            <text:p>5707120</text:p>
          </table:table-cell>
          <table:table-cell office:value-type="float" office:value="24177296">
            <text:p>24177296</text:p>
          </table:table-cell>
          <table:table-cell office:value-type="float" office:value="3751904">
            <text:p>3751904</text:p>
          </table:table-cell>
          <table:table-cell office:value-type="float" office:value="10562907">
            <text:p>10562907</text:p>
          </table:table-cell>
          <table:table-cell office:value-type="float" office:value="79285985">
            <text:p>79285985</text:p>
          </table:table-cell>
          <table:table-cell office:value-type="float" office:value="15238670">
            <text:p>15238670</text:p>
          </table:table-cell>
          <table:table-cell office:value-type="float" office:value="36909557">
            <text:p>36909557</text:p>
          </table:table-cell>
          <table:table-cell table:number-columns-repeated="2"/>
        </table:table-row>
        <table:table-row table:style-name="ro1">
          <table:table-cell office:value-type="string">
            <text:p>OS-3-A</text:p>
          </table:table-cell>
          <table:table-cell office:value-type="float" office:value="38310393">
            <text:p>38310393</text:p>
          </table:table-cell>
          <table:table-cell office:value-type="float" office:value="9399035">
            <text:p>9399035</text:p>
          </table:table-cell>
          <table:table-cell office:value-type="float" office:value="22221872">
            <text:p>22221872</text:p>
          </table:table-cell>
          <table:table-cell office:value-type="float" office:value="6606425">
            <text:p>6606425</text:p>
          </table:table-cell>
          <table:table-cell office:value-type="float" office:value="15506855">
            <text:p>15506855</text:p>
          </table:table-cell>
          <table:table-cell office:value-type="float" office:value="94588565">
            <text:p>94588565</text:p>
          </table:table-cell>
          <table:table-cell office:value-type="float" office:value="19068751">
            <text:p>19068751</text:p>
          </table:table-cell>
          <table:table-cell office:value-type="float" office:value="49286693">
            <text:p>49286693</text:p>
          </table:table-cell>
          <table:table-cell table:number-columns-repeated="2"/>
        </table:table-row>
        <table:table-row table:style-name="ro1">
          <table:table-cell office:value-type="string">
            <text:p>OS-3-B</text:p>
          </table:table-cell>
          <table:table-cell office:value-type="float" office:value="61985386">
            <text:p>61985386</text:p>
          </table:table-cell>
          <table:table-cell office:value-type="float" office:value="16789395">
            <text:p>16789395</text:p>
          </table:table-cell>
          <table:table-cell office:value-type="float" office:value="40349893">
            <text:p>40349893</text:p>
          </table:table-cell>
          <table:table-cell office:value-type="float" office:value="10825396">
            <text:p>10825396</text:p>
          </table:table-cell>
          <table:table-cell office:value-type="float" office:value="22490811">
            <text:p>22490811</text:p>
          </table:table-cell>
          <table:table-cell office:value-type="float" office:value="150582985">
            <text:p>150582985</text:p>
          </table:table-cell>
          <table:table-cell office:value-type="float" office:value="28513839">
            <text:p>28513839</text:p>
          </table:table-cell>
          <table:table-cell office:value-type="float" office:value="74642844">
            <text:p>74642844</text:p>
          </table:table-cell>
          <table:table-cell table:number-columns-repeated="2"/>
        </table:table-row>
        <table:table-row table:style-name="ro1">
          <table:table-cell office:value-type="string">
            <text:p>OS-3-C</text:p>
          </table:table-cell>
          <table:table-cell office:value-type="float" office:value="55877855">
            <text:p>55877855</text:p>
          </table:table-cell>
          <table:table-cell office:value-type="float" office:value="14559718">
            <text:p>14559718</text:p>
          </table:table-cell>
          <table:table-cell office:value-type="float" office:value="39407940">
            <text:p>39407940</text:p>
          </table:table-cell>
          <table:table-cell office:value-type="float" office:value="9094713">
            <text:p>9094713</text:p>
          </table:table-cell>
          <table:table-cell office:value-type="float" office:value="20483220">
            <text:p>20483220</text:p>
          </table:table-cell>
          <table:table-cell office:value-type="float" office:value="142834829">
            <text:p>142834829</text:p>
          </table:table-cell>
          <table:table-cell office:value-type="float" office:value="27104425">
            <text:p>27104425</text:p>
          </table:table-cell>
          <table:table-cell office:value-type="float" office:value="71040258">
            <text:p>71040258</text:p>
          </table:table-cell>
          <table:table-cell table:number-columns-repeated="2"/>
        </table:table-row>
        <table:table-row table:style-name="ro1">
          <table:table-cell office:value-type="string">
            <text:p>OS-3-D</text:p>
          </table:table-cell>
          <table:table-cell office:value-type="float" office:value="28234380">
            <text:p>28234380</text:p>
          </table:table-cell>
          <table:table-cell office:value-type="float" office:value="5349127">
            <text:p>5349127</text:p>
          </table:table-cell>
          <table:table-cell office:value-type="float" office:value="19152082">
            <text:p>19152082</text:p>
          </table:table-cell>
          <table:table-cell office:value-type="float" office:value="3642898">
            <text:p>3642898</text:p>
          </table:table-cell>
          <table:table-cell office:value-type="float" office:value="9209098">
            <text:p>9209098</text:p>
          </table:table-cell>
          <table:table-cell office:value-type="float" office:value="67118530">
            <text:p>67118530</text:p>
          </table:table-cell>
          <table:table-cell office:value-type="float" office:value="13702278">
            <text:p>13702278</text:p>
          </table:table-cell>
          <table:table-cell office:value-type="float" office:value="32702428">
            <text:p>32702428</text:p>
          </table:table-cell>
          <table:table-cell table:number-columns-repeated="2"/>
        </table:table-row>
        <table:table-row table:style-name="ro1">
          <table:table-cell office:value-type="string">
            <text:p>OS-3-E</text:p>
          </table:table-cell>
          <table:table-cell office:value-type="float" office:value="74753042">
            <text:p>74753042</text:p>
          </table:table-cell>
          <table:table-cell office:value-type="float" office:value="20252943">
            <text:p>20252943</text:p>
          </table:table-cell>
          <table:table-cell office:value-type="float" office:value="42069773">
            <text:p>42069773</text:p>
          </table:table-cell>
          <table:table-cell office:value-type="float" office:value="13175910">
            <text:p>13175910</text:p>
          </table:table-cell>
          <table:table-cell office:value-type="float" office:value="26353678">
            <text:p>26353678</text:p>
          </table:table-cell>
          <table:table-cell office:value-type="float" office:value="180381370">
            <text:p>180381370</text:p>
          </table:table-cell>
          <table:table-cell office:value-type="float" office:value="29925504">
            <text:p>29925504</text:p>
          </table:table-cell>
          <table:table-cell office:value-type="float" office:value="90951859">
            <text:p>90951859</text:p>
          </table:table-cell>
          <table:table-cell table:number-columns-repeated="2"/>
        </table:table-row>
        <table:table-row table:style-name="ro1">
          <table:table-cell office:value-type="string">
            <text:p>OS-4-A</text:p>
          </table:table-cell>
          <table:table-cell office:value-type="float" office:value="76229433">
            <text:p>76229433</text:p>
          </table:table-cell>
          <table:table-cell office:value-type="float" office:value="20545849">
            <text:p>20545849</text:p>
          </table:table-cell>
          <table:table-cell office:value-type="float" office:value="55370195">
            <text:p>55370195</text:p>
          </table:table-cell>
          <table:table-cell office:value-type="float" office:value="15062533">
            <text:p>15062533</text:p>
          </table:table-cell>
          <table:table-cell office:value-type="float" office:value="28823871">
            <text:p>28823871</text:p>
          </table:table-cell>
          <table:table-cell office:value-type="float" office:value="195570424">
            <text:p>195570424</text:p>
          </table:table-cell>
          <table:table-cell office:value-type="float" office:value="37714847">
            <text:p>37714847</text:p>
          </table:table-cell>
          <table:table-cell office:value-type="float" office:value="98803899">
            <text:p>98803899</text:p>
          </table:table-cell>
          <table:table-cell table:number-columns-repeated="2"/>
        </table:table-row>
        <table:table-row table:style-name="ro1">
          <table:table-cell office:value-type="string">
            <text:p>OS-4-B</text:p>
          </table:table-cell>
          <table:table-cell office:value-type="float" office:value="34211794">
            <text:p>34211794</text:p>
          </table:table-cell>
          <table:table-cell office:value-type="float" office:value="7045090">
            <text:p>7045090</text:p>
          </table:table-cell>
          <table:table-cell office:value-type="float" office:value="23731291">
            <text:p>23731291</text:p>
          </table:table-cell>
          <table:table-cell office:value-type="float" office:value="5702778">
            <text:p>5702778</text:p>
          </table:table-cell>
          <table:table-cell office:value-type="float" office:value="15628305">
            <text:p>15628305</text:p>
          </table:table-cell>
          <table:table-cell office:value-type="float" office:value="95554847">
            <text:p>95554847</text:p>
          </table:table-cell>
          <table:table-cell office:value-type="float" office:value="20001062">
            <text:p>20001062</text:p>
          </table:table-cell>
          <table:table-cell office:value-type="float" office:value="40486547">
            <text:p>40486547</text:p>
          </table:table-cell>
          <table:table-cell table:number-columns-repeated="2"/>
        </table:table-row>
        <table:table-row table:style-name="ro1">
          <table:table-cell office:value-type="string">
            <text:p>OS-4-C</text:p>
          </table:table-cell>
          <table:table-cell office:value-type="float" office:value="56809541">
            <text:p>56809541</text:p>
          </table:table-cell>
          <table:table-cell office:value-type="float" office:value="14476959">
            <text:p>14476959</text:p>
          </table:table-cell>
          <table:table-cell office:value-type="float" office:value="44572665">
            <text:p>44572665</text:p>
          </table:table-cell>
          <table:table-cell office:value-type="float" office:value="10536257">
            <text:p>10536257</text:p>
          </table:table-cell>
          <table:table-cell office:value-type="float" office:value="21808409">
            <text:p>21808409</text:p>
          </table:table-cell>
          <table:table-cell office:value-type="float" office:value="147179831">
            <text:p>147179831</text:p>
          </table:table-cell>
          <table:table-cell office:value-type="float" office:value="29749499">
            <text:p>29749499</text:p>
          </table:table-cell>
          <table:table-cell office:value-type="float" office:value="71854847">
            <text:p>71854847</text:p>
          </table:table-cell>
          <table:table-cell table:number-columns-repeated="2"/>
        </table:table-row>
        <table:table-row table:style-name="ro1">
          <table:table-cell office:value-type="string">
            <text:p>OS-4-D</text:p>
          </table:table-cell>
          <table:table-cell office:value-type="float" office:value="45633113">
            <text:p>45633113</text:p>
          </table:table-cell>
          <table:table-cell office:value-type="float" office:value="12246141">
            <text:p>12246141</text:p>
          </table:table-cell>
          <table:table-cell office:value-type="float" office:value="32384880">
            <text:p>32384880</text:p>
          </table:table-cell>
          <table:table-cell office:value-type="float" office:value="7941565">
            <text:p>7941565</text:p>
          </table:table-cell>
          <table:table-cell office:value-type="float" office:value="18896932">
            <text:p>18896932</text:p>
          </table:table-cell>
          <table:table-cell office:value-type="float" office:value="115297799">
            <text:p>115297799</text:p>
          </table:table-cell>
          <table:table-cell office:value-type="float" office:value="23567590">
            <text:p>23567590</text:p>
          </table:table-cell>
          <table:table-cell office:value-type="float" office:value="55852081">
            <text:p>55852081</text:p>
          </table:table-cell>
          <table:table-cell table:number-columns-repeated="2"/>
        </table:table-row>
        <table:table-row table:style-name="ro1">
          <table:table-cell office:value-type="string">
            <text:p>OS-4-E</text:p>
          </table:table-cell>
          <table:table-cell office:value-type="float" office:value="39681528">
            <text:p>39681528</text:p>
          </table:table-cell>
          <table:table-cell office:value-type="float" office:value="10900388">
            <text:p>10900388</text:p>
          </table:table-cell>
          <table:table-cell office:value-type="float" office:value="24327936">
            <text:p>24327936</text:p>
          </table:table-cell>
          <table:table-cell office:value-type="float" office:value="6771912">
            <text:p>6771912</text:p>
          </table:table-cell>
          <table:table-cell office:value-type="float" office:value="16204685">
            <text:p>16204685</text:p>
          </table:table-cell>
          <table:table-cell office:value-type="float" office:value="106505611">
            <text:p>106505611</text:p>
          </table:table-cell>
          <table:table-cell office:value-type="float" office:value="19002008">
            <text:p>19002008</text:p>
          </table:table-cell>
          <table:table-cell office:value-type="float" office:value="47396953">
            <text:p>47396953</text:p>
          </table:table-cell>
          <table:table-cell table:number-columns-repeated="2"/>
        </table:table-row>
        <table:table-row table:style-name="ro1">
          <table:table-cell office:value-type="string">
            <text:p>SW-0-A</text:p>
          </table:table-cell>
          <table:table-cell office:value-type="float" office:value="36782096">
            <text:p>36782096</text:p>
          </table:table-cell>
          <table:table-cell office:value-type="float" office:value="8462348">
            <text:p>8462348</text:p>
          </table:table-cell>
          <table:table-cell office:value-type="float" office:value="26319087">
            <text:p>26319087</text:p>
          </table:table-cell>
          <table:table-cell office:value-type="float" office:value="6669320">
            <text:p>6669320</text:p>
          </table:table-cell>
          <table:table-cell office:value-type="float" office:value="15365241">
            <text:p>15365241</text:p>
          </table:table-cell>
          <table:table-cell office:value-type="float" office:value="123408159">
            <text:p>123408159</text:p>
          </table:table-cell>
          <table:table-cell office:value-type="float" office:value="24508288">
            <text:p>24508288</text:p>
          </table:table-cell>
          <table:table-cell office:value-type="float" office:value="44654815">
            <text:p>44654815</text:p>
          </table:table-cell>
          <table:table-cell table:number-columns-repeated="2"/>
        </table:table-row>
        <table:table-row table:style-name="ro1">
          <table:table-cell office:value-type="string">
            <text:p>SW-0-B</text:p>
          </table:table-cell>
          <table:table-cell office:value-type="float" office:value="38501952">
            <text:p>38501952</text:p>
          </table:table-cell>
          <table:table-cell office:value-type="float" office:value="9900695">
            <text:p>9900695</text:p>
          </table:table-cell>
          <table:table-cell office:value-type="float" office:value="23933859">
            <text:p>23933859</text:p>
          </table:table-cell>
          <table:table-cell office:value-type="float" office:value="7589612">
            <text:p>7589612</text:p>
          </table:table-cell>
          <table:table-cell office:value-type="float" office:value="16523975">
            <text:p>16523975</text:p>
          </table:table-cell>
          <table:table-cell office:value-type="float" office:value="129857916">
            <text:p>129857916</text:p>
          </table:table-cell>
          <table:table-cell office:value-type="float" office:value="25968697">
            <text:p>25968697</text:p>
          </table:table-cell>
          <table:table-cell office:value-type="float" office:value="49484933">
            <text:p>49484933</text:p>
          </table:table-cell>
          <table:table-cell table:number-columns-repeated="2"/>
        </table:table-row>
        <table:table-row table:style-name="ro1">
          <table:table-cell office:value-type="string">
            <text:p>SW-0-C</text:p>
          </table:table-cell>
          <table:table-cell office:value-type="float" office:value="31934336">
            <text:p>31934336</text:p>
          </table:table-cell>
          <table:table-cell office:value-type="float" office:value="7430835">
            <text:p>7430835</text:p>
          </table:table-cell>
          <table:table-cell office:value-type="float" office:value="22638709">
            <text:p>22638709</text:p>
          </table:table-cell>
          <table:table-cell office:value-type="float" office:value="5874435">
            <text:p>5874435</text:p>
          </table:table-cell>
          <table:table-cell office:value-type="float" office:value="13190436">
            <text:p>13190436</text:p>
          </table:table-cell>
          <table:table-cell office:value-type="float" office:value="105355666">
            <text:p>105355666</text:p>
          </table:table-cell>
          <table:table-cell office:value-type="float" office:value="21774581">
            <text:p>21774581</text:p>
          </table:table-cell>
          <table:table-cell office:value-type="float" office:value="38784883">
            <text:p>38784883</text:p>
          </table:table-cell>
          <table:table-cell table:number-columns-repeated="2"/>
        </table:table-row>
        <table:table-row table:style-name="ro1">
          <table:table-cell office:value-type="string">
            <text:p>SW-0-D</text:p>
          </table:table-cell>
          <table:table-cell office:value-type="float" office:value="34319082">
            <text:p>34319082</text:p>
          </table:table-cell>
          <table:table-cell office:value-type="float" office:value="8400504">
            <text:p>8400504</text:p>
          </table:table-cell>
          <table:table-cell office:value-type="float" office:value="26770385">
            <text:p>26770385</text:p>
          </table:table-cell>
          <table:table-cell office:value-type="float" office:value="6318430">
            <text:p>6318430</text:p>
          </table:table-cell>
          <table:table-cell office:value-type="float" office:value="15157127">
            <text:p>15157127</text:p>
          </table:table-cell>
          <table:table-cell office:value-type="float" office:value="116899785">
            <text:p>116899785</text:p>
          </table:table-cell>
          <table:table-cell office:value-type="float" office:value="23493504">
            <text:p>23493504</text:p>
          </table:table-cell>
          <table:table-cell office:value-type="float" office:value="44468744">
            <text:p>44468744</text:p>
          </table:table-cell>
          <table:table-cell table:number-columns-repeated="2"/>
        </table:table-row>
        <table:table-row table:style-name="ro1">
          <table:table-cell office:value-type="string">
            <text:p>SW-2-A</text:p>
          </table:table-cell>
          <table:table-cell office:value-type="float" office:value="46802016">
            <text:p>46802016</text:p>
          </table:table-cell>
          <table:table-cell office:value-type="float" office:value="14186420">
            <text:p>14186420</text:p>
          </table:table-cell>
          <table:table-cell office:value-type="float" office:value="30527697">
            <text:p>30527697</text:p>
          </table:table-cell>
          <table:table-cell office:value-type="float" office:value="10783468">
            <text:p>10783468</text:p>
          </table:table-cell>
          <table:table-cell office:value-type="float" office:value="17413579">
            <text:p>17413579</text:p>
          </table:table-cell>
          <table:table-cell office:value-type="float" office:value="142276863">
            <text:p>142276863</text:p>
          </table:table-cell>
          <table:table-cell office:value-type="float" office:value="26179435">
            <text:p>26179435</text:p>
          </table:table-cell>
          <table:table-cell office:value-type="float" office:value="61168730">
            <text:p>61168730</text:p>
          </table:table-cell>
          <table:table-cell table:number-columns-repeated="2"/>
        </table:table-row>
        <table:table-row table:style-name="ro1">
          <table:table-cell office:value-type="string">
            <text:p>SW-2-B</text:p>
          </table:table-cell>
          <table:table-cell office:value-type="float" office:value="76520600">
            <text:p>76520600</text:p>
          </table:table-cell>
          <table:table-cell office:value-type="float" office:value="25083587">
            <text:p>25083587</text:p>
          </table:table-cell>
          <table:table-cell office:value-type="float" office:value="52755206">
            <text:p>52755206</text:p>
          </table:table-cell>
          <table:table-cell office:value-type="float" office:value="17049007">
            <text:p>17049007</text:p>
          </table:table-cell>
          <table:table-cell office:value-type="float" office:value="26571438">
            <text:p>26571438</text:p>
          </table:table-cell>
          <table:table-cell office:value-type="float" office:value="226327077">
            <text:p>226327077</text:p>
          </table:table-cell>
          <table:table-cell office:value-type="float" office:value="38518294">
            <text:p>38518294</text:p>
          </table:table-cell>
          <table:table-cell office:value-type="float" office:value="101433980">
            <text:p>101433980</text:p>
          </table:table-cell>
          <table:table-cell table:number-columns-repeated="2"/>
        </table:table-row>
        <table:table-row table:style-name="ro1">
          <table:table-cell office:value-type="string">
            <text:p>SW-2-C</text:p>
          </table:table-cell>
          <table:table-cell office:value-type="float" office:value="16995144">
            <text:p>16995144</text:p>
          </table:table-cell>
          <table:table-cell office:value-type="float" office:value="4164711">
            <text:p>4164711</text:p>
          </table:table-cell>
          <table:table-cell office:value-type="float" office:value="11199004">
            <text:p>11199004</text:p>
          </table:table-cell>
          <table:table-cell office:value-type="float" office:value="3175150">
            <text:p>3175150</text:p>
          </table:table-cell>
          <table:table-cell office:value-type="float" office:value="6814471">
            <text:p>6814471</text:p>
          </table:table-cell>
          <table:table-cell office:value-type="float" office:value="55829151">
            <text:p>55829151</text:p>
          </table:table-cell>
          <table:table-cell office:value-type="float" office:value="9594025">
            <text:p>9594025</text:p>
          </table:table-cell>
          <table:table-cell office:value-type="float" office:value="20312679">
            <text:p>20312679</text:p>
          </table:table-cell>
          <table:table-cell table:number-columns-repeated="2"/>
        </table:table-row>
        <table:table-row table:style-name="ro1">
          <table:table-cell office:value-type="string">
            <text:p>SW-2-D</text:p>
          </table:table-cell>
          <table:table-cell office:value-type="float" office:value="35642323">
            <text:p>35642323</text:p>
          </table:table-cell>
          <table:table-cell office:value-type="float" office:value="8751214">
            <text:p>8751214</text:p>
          </table:table-cell>
          <table:table-cell office:value-type="float" office:value="24975190">
            <text:p>24975190</text:p>
          </table:table-cell>
          <table:table-cell office:value-type="float" office:value="6776927">
            <text:p>6776927</text:p>
          </table:table-cell>
          <table:table-cell office:value-type="float" office:value="14050104">
            <text:p>14050104</text:p>
          </table:table-cell>
          <table:table-cell office:value-type="float" office:value="111080528">
            <text:p>111080528</text:p>
          </table:table-cell>
          <table:table-cell office:value-type="float" office:value="22871278">
            <text:p>22871278</text:p>
          </table:table-cell>
          <table:table-cell office:value-type="float" office:value="45708452">
            <text:p>45708452</text:p>
          </table:table-cell>
          <table:table-cell table:number-columns-repeated="2"/>
        </table:table-row>
        <table:table-row table:style-name="ro1">
          <table:table-cell office:value-type="string">
            <text:p>SW-2-E</text:p>
          </table:table-cell>
          <table:table-cell office:value-type="float" office:value="46313723">
            <text:p>46313723</text:p>
          </table:table-cell>
          <table:table-cell office:value-type="float" office:value="13501024">
            <text:p>13501024</text:p>
          </table:table-cell>
          <table:table-cell office:value-type="float" office:value="30683528">
            <text:p>30683528</text:p>
          </table:table-cell>
          <table:table-cell office:value-type="float" office:value="9069104">
            <text:p>9069104</text:p>
          </table:table-cell>
          <table:table-cell office:value-type="float" office:value="17120859">
            <text:p>17120859</text:p>
          </table:table-cell>
          <table:table-cell office:value-type="float" office:value="141089863">
            <text:p>141089863</text:p>
          </table:table-cell>
          <table:table-cell office:value-type="float" office:value="26468226">
            <text:p>26468226</text:p>
          </table:table-cell>
          <table:table-cell office:value-type="float" office:value="59720385">
            <text:p>59720385</text:p>
          </table:table-cell>
          <table:table-cell table:number-columns-repeated="2"/>
        </table:table-row>
        <table:table-row table:style-name="ro1">
          <table:table-cell office:value-type="string">
            <text:p>SW-3-A</text:p>
          </table:table-cell>
          <table:table-cell office:value-type="float" office:value="62986505">
            <text:p>62986505</text:p>
          </table:table-cell>
          <table:table-cell office:value-type="float" office:value="16953778">
            <text:p>16953778</text:p>
          </table:table-cell>
          <table:table-cell office:value-type="float" office:value="50638887">
            <text:p>50638887</text:p>
          </table:table-cell>
          <table:table-cell office:value-type="float" office:value="12943378">
            <text:p>12943378</text:p>
          </table:table-cell>
          <table:table-cell office:value-type="float" office:value="22065949">
            <text:p>22065949</text:p>
          </table:table-cell>
          <table:table-cell office:value-type="float" office:value="188220094">
            <text:p>188220094</text:p>
          </table:table-cell>
          <table:table-cell office:value-type="float" office:value="32928804">
            <text:p>32928804</text:p>
          </table:table-cell>
          <table:table-cell office:value-type="float" office:value="86833096">
            <text:p>86833096</text:p>
          </table:table-cell>
          <table:table-cell table:number-columns-repeated="2"/>
        </table:table-row>
        <table:table-row table:style-name="ro1">
          <table:table-cell office:value-type="string">
            <text:p>SW-3-B</text:p>
          </table:table-cell>
          <table:table-cell office:value-type="float" office:value="43633746">
            <text:p>43633746</text:p>
          </table:table-cell>
          <table:table-cell office:value-type="float" office:value="12018447">
            <text:p>12018447</text:p>
          </table:table-cell>
          <table:table-cell office:value-type="float" office:value="28526704">
            <text:p>28526704</text:p>
          </table:table-cell>
          <table:table-cell office:value-type="float" office:value="8393248">
            <text:p>8393248</text:p>
          </table:table-cell>
          <table:table-cell office:value-type="float" office:value="14732257">
            <text:p>14732257</text:p>
          </table:table-cell>
          <table:table-cell office:value-type="float" office:value="122015716">
            <text:p>122015716</text:p>
          </table:table-cell>
          <table:table-cell office:value-type="float" office:value="21436760">
            <text:p>21436760</text:p>
          </table:table-cell>
          <table:table-cell office:value-type="float" office:value="51146770">
            <text:p>51146770</text:p>
          </table:table-cell>
          <table:table-cell table:number-columns-repeated="2"/>
        </table:table-row>
        <table:table-row table:style-name="ro1">
          <table:table-cell office:value-type="string">
            <text:p>SW-3-C</text:p>
          </table:table-cell>
          <table:table-cell office:value-type="float" office:value="81485680">
            <text:p>81485680</text:p>
          </table:table-cell>
          <table:table-cell office:value-type="float" office:value="26169268">
            <text:p>26169268</text:p>
          </table:table-cell>
          <table:table-cell office:value-type="float" office:value="49500675">
            <text:p>49500675</text:p>
          </table:table-cell>
          <table:table-cell office:value-type="float" office:value="18649433">
            <text:p>18649433</text:p>
          </table:table-cell>
          <table:table-cell office:value-type="float" office:value="27466535">
            <text:p>27466535</text:p>
          </table:table-cell>
          <table:table-cell office:value-type="float" office:value="215057046">
            <text:p>215057046</text:p>
          </table:table-cell>
          <table:table-cell office:value-type="float" office:value="36759480">
            <text:p>36759480</text:p>
          </table:table-cell>
          <table:table-cell office:value-type="float" office:value="109148583">
            <text:p>109148583</text:p>
          </table:table-cell>
          <table:table-cell table:number-columns-repeated="2"/>
        </table:table-row>
        <table:table-row table:style-name="ro1">
          <table:table-cell office:value-type="string">
            <text:p>SW-3-D</text:p>
          </table:table-cell>
          <table:table-cell office:value-type="float" office:value="83728824">
            <text:p>83728824</text:p>
          </table:table-cell>
          <table:table-cell office:value-type="float" office:value="27264560">
            <text:p>27264560</text:p>
          </table:table-cell>
          <table:table-cell office:value-type="float" office:value="52249092">
            <text:p>52249092</text:p>
          </table:table-cell>
          <table:table-cell office:value-type="float" office:value="19056191">
            <text:p>19056191</text:p>
          </table:table-cell>
          <table:table-cell office:value-type="float" office:value="27714646">
            <text:p>27714646</text:p>
          </table:table-cell>
          <table:table-cell office:value-type="float" office:value="228070221">
            <text:p>228070221</text:p>
          </table:table-cell>
          <table:table-cell office:value-type="float" office:value="36642613">
            <text:p>36642613</text:p>
          </table:table-cell>
          <table:table-cell office:value-type="float" office:value="110287284">
            <text:p>110287284</text:p>
          </table:table-cell>
          <table:table-cell table:number-columns-repeated="2"/>
        </table:table-row>
        <table:table-row table:style-name="ro1">
          <table:table-cell office:value-type="string">
            <text:p>SW-3-E</text:p>
          </table:table-cell>
          <table:table-cell office:value-type="float" office:value="57072341">
            <text:p>57072341</text:p>
          </table:table-cell>
          <table:table-cell office:value-type="float" office:value="17118804">
            <text:p>17118804</text:p>
          </table:table-cell>
          <table:table-cell office:value-type="float" office:value="37119278">
            <text:p>37119278</text:p>
          </table:table-cell>
          <table:table-cell office:value-type="float" office:value="12367070">
            <text:p>12367070</text:p>
          </table:table-cell>
          <table:table-cell office:value-type="float" office:value="20609609">
            <text:p>20609609</text:p>
          </table:table-cell>
          <table:table-cell office:value-type="float" office:value="160463278">
            <text:p>160463278</text:p>
          </table:table-cell>
          <table:table-cell office:value-type="float" office:value="29360800">
            <text:p>29360800</text:p>
          </table:table-cell>
          <table:table-cell office:value-type="float" office:value="70927363">
            <text:p>70927363</text:p>
          </table:table-cell>
          <table:table-cell table:number-columns-repeated="2"/>
        </table:table-row>
        <table:table-row table:style-name="ro1">
          <table:table-cell office:value-type="string">
            <text:p>SW-4-A</text:p>
          </table:table-cell>
          <table:table-cell office:value-type="float" office:value="33297317">
            <text:p>33297317</text:p>
          </table:table-cell>
          <table:table-cell office:value-type="float" office:value="8425341">
            <text:p>8425341</text:p>
          </table:table-cell>
          <table:table-cell office:value-type="float" office:value="22445108">
            <text:p>22445108</text:p>
          </table:table-cell>
          <table:table-cell office:value-type="float" office:value="6202915">
            <text:p>6202915</text:p>
          </table:table-cell>
          <table:table-cell office:value-type="float" office:value="12524486">
            <text:p>12524486</text:p>
          </table:table-cell>
          <table:table-cell office:value-type="float" office:value="95118949">
            <text:p>95118949</text:p>
          </table:table-cell>
          <table:table-cell office:value-type="float" office:value="17761435">
            <text:p>17761435</text:p>
          </table:table-cell>
          <table:table-cell office:value-type="float" office:value="39294087">
            <text:p>39294087</text:p>
          </table:table-cell>
          <table:table-cell table:number-columns-repeated="2"/>
        </table:table-row>
        <table:table-row table:style-name="ro1">
          <table:table-cell office:value-type="string">
            <text:p>SW-4-B</text:p>
          </table:table-cell>
          <table:table-cell office:value-type="float" office:value="76577494">
            <text:p>76577494</text:p>
          </table:table-cell>
          <table:table-cell office:value-type="float" office:value="25155562">
            <text:p>25155562</text:p>
          </table:table-cell>
          <table:table-cell office:value-type="float" office:value="47283656">
            <text:p>47283656</text:p>
          </table:table-cell>
          <table:table-cell office:value-type="float" office:value="17901301">
            <text:p>17901301</text:p>
          </table:table-cell>
          <table:table-cell office:value-type="float" office:value="24849222">
            <text:p>24849222</text:p>
          </table:table-cell>
          <table:table-cell office:value-type="float" office:value="200305303">
            <text:p>200305303</text:p>
          </table:table-cell>
          <table:table-cell office:value-type="float" office:value="34659928">
            <text:p>34659928</text:p>
          </table:table-cell>
          <table:table-cell office:value-type="float" office:value="96397522">
            <text:p>96397522</text:p>
          </table:table-cell>
          <table:table-cell table:number-columns-repeated="2"/>
        </table:table-row>
        <table:table-row table:style-name="ro1">
          <table:table-cell office:value-type="string">
            <text:p>SW-4-C</text:p>
          </table:table-cell>
          <table:table-cell office:value-type="float" office:value="87657160">
            <text:p>87657160</text:p>
          </table:table-cell>
          <table:table-cell office:value-type="float" office:value="28667592">
            <text:p>28667592</text:p>
          </table:table-cell>
          <table:table-cell office:value-type="float" office:value="55976815">
            <text:p>55976815</text:p>
          </table:table-cell>
          <table:table-cell office:value-type="float" office:value="21119584">
            <text:p>21119584</text:p>
          </table:table-cell>
          <table:table-cell office:value-type="float" office:value="30641870">
            <text:p>30641870</text:p>
          </table:table-cell>
          <table:table-cell office:value-type="float" office:value="237944599">
            <text:p>237944599</text:p>
          </table:table-cell>
          <table:table-cell office:value-type="float" office:value="41533930">
            <text:p>41533930</text:p>
          </table:table-cell>
          <table:table-cell office:value-type="float" office:value="117408694">
            <text:p>117408694</text:p>
          </table:table-cell>
          <table:table-cell table:number-columns-repeated="2"/>
        </table:table-row>
        <table:table-row table:style-name="ro1">
          <table:table-cell office:value-type="string">
            <text:p>SW-4-D</text:p>
          </table:table-cell>
          <table:table-cell office:value-type="float" office:value="29612703">
            <text:p>29612703</text:p>
          </table:table-cell>
          <table:table-cell office:value-type="float" office:value="7799685">
            <text:p>7799685</text:p>
          </table:table-cell>
          <table:table-cell office:value-type="float" office:value="18269177">
            <text:p>18269177</text:p>
          </table:table-cell>
          <table:table-cell office:value-type="float" office:value="6207588">
            <text:p>6207588</text:p>
          </table:table-cell>
          <table:table-cell office:value-type="float" office:value="12660068">
            <text:p>12660068</text:p>
          </table:table-cell>
          <table:table-cell office:value-type="float" office:value="93106868">
            <text:p>93106868</text:p>
          </table:table-cell>
          <table:table-cell office:value-type="float" office:value="15849979">
            <text:p>15849979</text:p>
          </table:table-cell>
          <table:table-cell office:value-type="float" office:value="37904540">
            <text:p>37904540</text:p>
          </table:table-cell>
          <table:table-cell table:number-columns-repeated="2"/>
        </table:table-row>
        <table:table-row table:style-name="ro1" table:number-rows-repeated="25">
          <table:table-cell table:number-columns-repeated="11"/>
        </table:table-row>
        <table:table-row table:style-name="ro1">
          <table:table-cell office:value-type="string">
            <text:p>tic/sim</text:p>
          </table:table-cell>
          <table:table-cell table:number-columns-repeated="10"/>
        </table:table-row>
        <table:table-row table:style-name="ro1">
          <table:table-cell office:value-type="string">
            <text:p>AK-0-A</text:p>
          </table:table-cell>
          <table:table-cell office:value-type="float" office:value="2.622414311">
            <text:p>2.622414311</text:p>
          </table:table-cell>
          <table:table-cell office:value-type="float" office:value="2.263702554">
            <text:p>2.263702554</text:p>
          </table:table-cell>
          <table:table-cell office:value-type="float" office:value="4.965819736">
            <text:p>4.965819736</text:p>
          </table:table-cell>
          <table:table-cell office:value-type="float" office:value="1.526826367">
            <text:p>1.526826367</text:p>
          </table:table-cell>
          <table:table-cell office:value-type="float" office:value="1.533659289">
            <text:p>1.533659289</text:p>
          </table:table-cell>
          <table:table-cell office:value-type="float" office:value="2.326180379">
            <text:p>2.326180379</text:p>
          </table:table-cell>
          <table:table-cell office:value-type="float" office:value="17.9947118">
            <text:p>17.9947118</text:p>
          </table:table-cell>
          <table:table-cell office:value-type="float" office:value="2.824650346">
            <text:p>2.824650346</text:p>
          </table:table-cell>
          <table:table-cell table:number-columns-repeated="2"/>
        </table:table-row>
        <table:table-row table:style-name="ro1">
          <table:table-cell office:value-type="string">
            <text:p>AK-0-B</text:p>
          </table:table-cell>
          <table:table-cell office:value-type="float" office:value="2.47201577">
            <text:p>2.47201577</text:p>
          </table:table-cell>
          <table:table-cell office:value-type="float" office:value="2.455335472">
            <text:p>2.455335472</text:p>
          </table:table-cell>
          <table:table-cell office:value-type="float" office:value="4.803399045">
            <text:p>4.803399045</text:p>
          </table:table-cell>
          <table:table-cell office:value-type="float" office:value="1.681572528">
            <text:p>1.681572528</text:p>
          </table:table-cell>
          <table:table-cell office:value-type="float" office:value="1.643491184">
            <text:p>1.643491184</text:p>
          </table:table-cell>
          <table:table-cell office:value-type="float" office:value="2.29329607">
            <text:p>2.29329607</text:p>
          </table:table-cell>
          <table:table-cell office:value-type="float" office:value="17.30431763">
            <text:p>17.30431763</text:p>
          </table:table-cell>
          <table:table-cell office:value-type="float" office:value="2.763288531">
            <text:p>2.763288531</text:p>
          </table:table-cell>
          <table:table-cell table:number-columns-repeated="2"/>
        </table:table-row>
        <table:table-row table:style-name="ro1">
          <table:table-cell office:value-type="string">
            <text:p>AK-0-C</text:p>
          </table:table-cell>
          <table:table-cell office:value-type="float" office:value="2.559629847">
            <text:p>2.559629847</text:p>
          </table:table-cell>
          <table:table-cell office:value-type="float" office:value="2.460678211">
            <text:p>2.460678211</text:p>
          </table:table-cell>
          <table:table-cell office:value-type="float" office:value="4.505775865">
            <text:p>4.505775865</text:p>
          </table:table-cell>
          <table:table-cell office:value-type="float" office:value="1.653436992">
            <text:p>1.653436992</text:p>
          </table:table-cell>
          <table:table-cell office:value-type="float" office:value="1.624210895">
            <text:p>1.624210895</text:p>
          </table:table-cell>
          <table:table-cell office:value-type="float" office:value="2.28586531">
            <text:p>2.28586531</text:p>
          </table:table-cell>
          <table:table-cell office:value-type="float" office:value="15.96319447">
            <text:p>15.96319447</text:p>
          </table:table-cell>
          <table:table-cell office:value-type="float" office:value="2.906881254">
            <text:p>2.906881254</text:p>
          </table:table-cell>
          <table:table-cell table:number-columns-repeated="2"/>
        </table:table-row>
        <table:table-row table:style-name="ro1">
          <table:table-cell office:value-type="string">
            <text:p>AK-0-D</text:p>
          </table:table-cell>
          <table:table-cell office:value-type="float" office:value="1.891622879">
            <text:p>1.891622879</text:p>
          </table:table-cell>
          <table:table-cell office:value-type="float" office:value="2.234299005">
            <text:p>2.234299005</text:p>
          </table:table-cell>
          <table:table-cell office:value-type="float" office:value="4.65517311">
            <text:p>4.65517311</text:p>
          </table:table-cell>
          <table:table-cell office:value-type="float" office:value="1.463881595">
            <text:p>1.463881595</text:p>
          </table:table-cell>
          <table:table-cell office:value-type="float" office:value="1.559699321">
            <text:p>1.559699321</text:p>
          </table:table-cell>
          <table:table-cell office:value-type="float" office:value="2.259007466">
            <text:p>2.259007466</text:p>
          </table:table-cell>
          <table:table-cell office:value-type="float" office:value="15.86568103">
            <text:p>15.86568103</text:p>
          </table:table-cell>
          <table:table-cell office:value-type="float" office:value="2.733383522">
            <text:p>2.733383522</text:p>
          </table:table-cell>
          <table:table-cell table:number-columns-repeated="2"/>
        </table:table-row>
        <table:table-row table:style-name="ro1">
          <table:table-cell office:value-type="string">
            <text:p>AK-2-A</text:p>
          </table:table-cell>
          <table:table-cell office:value-type="float" office:value="1.987656673">
            <text:p>1.987656673</text:p>
          </table:table-cell>
          <table:table-cell office:value-type="float" office:value="2.43398167">
            <text:p>2.43398167</text:p>
          </table:table-cell>
          <table:table-cell office:value-type="float" office:value="3.920301775">
            <text:p>3.920301775</text:p>
          </table:table-cell>
          <table:table-cell office:value-type="float" office:value="1.576529855">
            <text:p>1.576529855</text:p>
          </table:table-cell>
          <table:table-cell office:value-type="float" office:value="1.609294828">
            <text:p>1.609294828</text:p>
          </table:table-cell>
          <table:table-cell office:value-type="float" office:value="2.318446777">
            <text:p>2.318446777</text:p>
          </table:table-cell>
          <table:table-cell office:value-type="float" office:value="13.62215029">
            <text:p>13.62215029</text:p>
          </table:table-cell>
          <table:table-cell office:value-type="float" office:value="2.674099092">
            <text:p>2.674099092</text:p>
          </table:table-cell>
          <table:table-cell table:number-columns-repeated="2"/>
        </table:table-row>
        <table:table-row table:style-name="ro1">
          <table:table-cell office:value-type="string">
            <text:p>AK-2-B</text:p>
          </table:table-cell>
          <table:table-cell office:value-type="float" office:value="1.886203885">
            <text:p>1.886203885</text:p>
          </table:table-cell>
          <table:table-cell office:value-type="float" office:value="2.18230982">
            <text:p>2.18230982</text:p>
          </table:table-cell>
          <table:table-cell office:value-type="float" office:value="3.722726165">
            <text:p>3.722726165</text:p>
          </table:table-cell>
          <table:table-cell office:value-type="float" office:value="1.546096978">
            <text:p>1.546096978</text:p>
          </table:table-cell>
          <table:table-cell office:value-type="float" office:value="1.755378121">
            <text:p>1.755378121</text:p>
          </table:table-cell>
          <table:table-cell office:value-type="float" office:value="2.268535857">
            <text:p>2.268535857</text:p>
          </table:table-cell>
          <table:table-cell office:value-type="float" office:value="13.98739663">
            <text:p>13.98739663</text:p>
          </table:table-cell>
          <table:table-cell office:value-type="float" office:value="2.805044458">
            <text:p>2.805044458</text:p>
          </table:table-cell>
          <table:table-cell table:number-columns-repeated="2"/>
        </table:table-row>
        <table:table-row table:style-name="ro1">
          <table:table-cell office:value-type="string">
            <text:p>AK-2-C</text:p>
          </table:table-cell>
          <table:table-cell office:value-type="float" office:value="1.919996386">
            <text:p>1.919996386</text:p>
          </table:table-cell>
          <table:table-cell office:value-type="float" office:value="2.128950207">
            <text:p>2.128950207</text:p>
          </table:table-cell>
          <table:table-cell office:value-type="float" office:value="3.923628733">
            <text:p>3.923628733</text:p>
          </table:table-cell>
          <table:table-cell office:value-type="float" office:value="1.441428193">
            <text:p>1.441428193</text:p>
          </table:table-cell>
          <table:table-cell office:value-type="float" office:value="1.738768784">
            <text:p>1.738768784</text:p>
          </table:table-cell>
          <table:table-cell office:value-type="float" office:value="2.27849073">
            <text:p>2.27849073</text:p>
          </table:table-cell>
          <table:table-cell office:value-type="float" office:value="14.34414431">
            <text:p>14.34414431</text:p>
          </table:table-cell>
          <table:table-cell office:value-type="float" office:value="2.748319868">
            <text:p>2.748319868</text:p>
          </table:table-cell>
          <table:table-cell table:number-columns-repeated="2"/>
        </table:table-row>
        <table:table-row table:style-name="ro1">
          <table:table-cell office:value-type="string">
            <text:p>AK-2-D</text:p>
          </table:table-cell>
          <table:table-cell office:value-type="float" office:value="2.00033398">
            <text:p>2.00033398</text:p>
          </table:table-cell>
          <table:table-cell office:value-type="float" office:value="2.465829812">
            <text:p>2.465829812</text:p>
          </table:table-cell>
          <table:table-cell office:value-type="float" office:value="3.730100439">
            <text:p>3.730100439</text:p>
          </table:table-cell>
          <table:table-cell office:value-type="float" office:value="1.625058312">
            <text:p>1.625058312</text:p>
          </table:table-cell>
          <table:table-cell office:value-type="float" office:value="1.593209276">
            <text:p>1.593209276</text:p>
          </table:table-cell>
          <table:table-cell office:value-type="float" office:value="2.281540061">
            <text:p>2.281540061</text:p>
          </table:table-cell>
          <table:table-cell office:value-type="float" office:value="14.14312971">
            <text:p>14.14312971</text:p>
          </table:table-cell>
          <table:table-cell office:value-type="float" office:value="2.671919396">
            <text:p>2.671919396</text:p>
          </table:table-cell>
          <table:table-cell table:number-columns-repeated="2"/>
        </table:table-row>
        <table:table-row table:style-name="ro1">
          <table:table-cell office:value-type="string">
            <text:p>AK-2-E</text:p>
          </table:table-cell>
          <table:table-cell office:value-type="float" office:value="2.090819199">
            <text:p>2.090819199</text:p>
          </table:table-cell>
          <table:table-cell office:value-type="float" office:value="2.442976195">
            <text:p>2.442976195</text:p>
          </table:table-cell>
          <table:table-cell office:value-type="float" office:value="3.719368468">
            <text:p>3.719368468</text:p>
          </table:table-cell>
          <table:table-cell office:value-type="float" office:value="1.571600921">
            <text:p>1.571600921</text:p>
          </table:table-cell>
          <table:table-cell office:value-type="float" office:value="1.550031529">
            <text:p>1.550031529</text:p>
          </table:table-cell>
          <table:table-cell office:value-type="float" office:value="2.258482021">
            <text:p>2.258482021</text:p>
          </table:table-cell>
          <table:table-cell office:value-type="float" office:value="15.00953181">
            <text:p>15.00953181</text:p>
          </table:table-cell>
          <table:table-cell office:value-type="float" office:value="2.66378414">
            <text:p>2.66378414</text:p>
          </table:table-cell>
          <table:table-cell table:number-columns-repeated="2"/>
        </table:table-row>
        <table:table-row table:style-name="ro1">
          <table:table-cell office:value-type="string">
            <text:p>AK-3-A</text:p>
          </table:table-cell>
          <table:table-cell office:value-type="float" office:value="2.015139405">
            <text:p>2.015139405</text:p>
          </table:table-cell>
          <table:table-cell office:value-type="float" office:value="2.551360606">
            <text:p>2.551360606</text:p>
          </table:table-cell>
          <table:table-cell office:value-type="float" office:value="3.717438114">
            <text:p>3.717438114</text:p>
          </table:table-cell>
          <table:table-cell office:value-type="float" office:value="1.654805718">
            <text:p>1.654805718</text:p>
          </table:table-cell>
          <table:table-cell office:value-type="float" office:value="1.610133989">
            <text:p>1.610133989</text:p>
          </table:table-cell>
          <table:table-cell office:value-type="float" office:value="2.267001746">
            <text:p>2.267001746</text:p>
          </table:table-cell>
          <table:table-cell office:value-type="float" office:value="14.71985431">
            <text:p>14.71985431</text:p>
          </table:table-cell>
          <table:table-cell office:value-type="float" office:value="2.666029743">
            <text:p>2.666029743</text:p>
          </table:table-cell>
          <table:table-cell table:number-columns-repeated="2"/>
        </table:table-row>
        <table:table-row table:style-name="ro1">
          <table:table-cell office:value-type="string">
            <text:p>AK-3-B</text:p>
          </table:table-cell>
          <table:table-cell office:value-type="float" office:value="2.039038855">
            <text:p>2.039038855</text:p>
          </table:table-cell>
          <table:table-cell office:value-type="float" office:value="2.487728015">
            <text:p>2.487728015</text:p>
          </table:table-cell>
          <table:table-cell office:value-type="float" office:value="3.616709299">
            <text:p>3.616709299</text:p>
          </table:table-cell>
          <table:table-cell office:value-type="float" office:value="1.633457281">
            <text:p>1.633457281</text:p>
          </table:table-cell>
          <table:table-cell office:value-type="float" office:value="1.614678795">
            <text:p>1.614678795</text:p>
          </table:table-cell>
          <table:table-cell office:value-type="float" office:value="2.28469784">
            <text:p>2.28469784</text:p>
          </table:table-cell>
          <table:table-cell office:value-type="float" office:value="15.44479747">
            <text:p>15.44479747</text:p>
          </table:table-cell>
          <table:table-cell office:value-type="float" office:value="2.759240513">
            <text:p>2.759240513</text:p>
          </table:table-cell>
          <table:table-cell table:number-columns-repeated="2"/>
        </table:table-row>
        <table:table-row table:style-name="ro1">
          <table:table-cell office:value-type="string">
            <text:p>AK-3-C</text:p>
          </table:table-cell>
          <table:table-cell office:value-type="float" office:value="2.006659631">
            <text:p>2.006659631</text:p>
          </table:table-cell>
          <table:table-cell office:value-type="float" office:value="2.556880625">
            <text:p>2.556880625</text:p>
          </table:table-cell>
          <table:table-cell office:value-type="float" office:value="4.231175712">
            <text:p>4.231175712</text:p>
          </table:table-cell>
          <table:table-cell office:value-type="float" office:value="1.61636364">
            <text:p>1.61636364</text:p>
          </table:table-cell>
          <table:table-cell office:value-type="float" office:value="1.761344944">
            <text:p>1.761344944</text:p>
          </table:table-cell>
          <table:table-cell office:value-type="float" office:value="2.288863294">
            <text:p>2.288863294</text:p>
          </table:table-cell>
          <table:table-cell office:value-type="float" office:value="15.14981345">
            <text:p>15.14981345</text:p>
          </table:table-cell>
          <table:table-cell office:value-type="float" office:value="2.722984909">
            <text:p>2.722984909</text:p>
          </table:table-cell>
          <table:table-cell table:number-columns-repeated="2"/>
        </table:table-row>
        <table:table-row table:style-name="ro1">
          <table:table-cell office:value-type="string">
            <text:p>AK-3-D</text:p>
          </table:table-cell>
          <table:table-cell office:value-type="float" office:value="2.007834359">
            <text:p>2.007834359</text:p>
          </table:table-cell>
          <table:table-cell office:value-type="float" office:value="2.322089532">
            <text:p>2.322089532</text:p>
          </table:table-cell>
          <table:table-cell office:value-type="float" office:value="3.72285434">
            <text:p>3.72285434</text:p>
          </table:table-cell>
          <table:table-cell office:value-type="float" office:value="1.546006099">
            <text:p>1.546006099</text:p>
          </table:table-cell>
          <table:table-cell office:value-type="float" office:value="1.778887688">
            <text:p>1.778887688</text:p>
          </table:table-cell>
          <table:table-cell office:value-type="float" office:value="2.27775781">
            <text:p>2.27775781</text:p>
          </table:table-cell>
          <table:table-cell office:value-type="float" office:value="14.5651551">
            <text:p>14.5651551</text:p>
          </table:table-cell>
          <table:table-cell office:value-type="float" office:value="2.649771438">
            <text:p>2.649771438</text:p>
          </table:table-cell>
          <table:table-cell table:number-columns-repeated="2"/>
        </table:table-row>
        <table:table-row table:style-name="ro1">
          <table:table-cell office:value-type="string">
            <text:p>AK-3-E</text:p>
          </table:table-cell>
          <table:table-cell office:value-type="float" office:value="2.044077366">
            <text:p>2.044077366</text:p>
          </table:table-cell>
          <table:table-cell office:value-type="float" office:value="2.504714602">
            <text:p>2.504714602</text:p>
          </table:table-cell>
          <table:table-cell office:value-type="float" office:value="3.755972287">
            <text:p>3.755972287</text:p>
          </table:table-cell>
          <table:table-cell office:value-type="float" office:value="1.59142914">
            <text:p>1.59142914</text:p>
          </table:table-cell>
          <table:table-cell office:value-type="float" office:value="1.627281521">
            <text:p>1.627281521</text:p>
          </table:table-cell>
          <table:table-cell office:value-type="float" office:value="2.238969712">
            <text:p>2.238969712</text:p>
          </table:table-cell>
          <table:table-cell office:value-type="float" office:value="14.57633676">
            <text:p>14.57633676</text:p>
          </table:table-cell>
          <table:table-cell office:value-type="float" office:value="2.78667525">
            <text:p>2.78667525</text:p>
          </table:table-cell>
          <table:table-cell table:number-columns-repeated="2"/>
        </table:table-row>
        <table:table-row table:style-name="ro1">
          <table:table-cell office:value-type="string">
            <text:p>AK-4-A</text:p>
          </table:table-cell>
          <table:table-cell office:value-type="float" office:value="2.00246918">
            <text:p>2.00246918</text:p>
          </table:table-cell>
          <table:table-cell office:value-type="float" office:value="2.479270615">
            <text:p>2.479270615</text:p>
          </table:table-cell>
          <table:table-cell office:value-type="float" office:value="3.611648033">
            <text:p>3.611648033</text:p>
          </table:table-cell>
          <table:table-cell office:value-type="float" office:value="1.51657206">
            <text:p>1.51657206</text:p>
          </table:table-cell>
          <table:table-cell office:value-type="float" office:value="1.595020231">
            <text:p>1.595020231</text:p>
          </table:table-cell>
          <table:table-cell office:value-type="float" office:value="2.277344675">
            <text:p>2.277344675</text:p>
          </table:table-cell>
          <table:table-cell office:value-type="float" office:value="14.83408019">
            <text:p>14.83408019</text:p>
          </table:table-cell>
          <table:table-cell office:value-type="float" office:value="2.611148439">
            <text:p>2.611148439</text:p>
          </table:table-cell>
          <table:table-cell table:number-columns-repeated="2"/>
        </table:table-row>
        <table:table-row table:style-name="ro1">
          <table:table-cell office:value-type="string">
            <text:p>AK-4-B</text:p>
          </table:table-cell>
          <table:table-cell office:value-type="float" office:value="2.062577233">
            <text:p>2.062577233</text:p>
          </table:table-cell>
          <table:table-cell office:value-type="float" office:value="2.209451045">
            <text:p>2.209451045</text:p>
          </table:table-cell>
          <table:table-cell office:value-type="float" office:value="4.863517108">
            <text:p>4.863517108</text:p>
          </table:table-cell>
          <table:table-cell office:value-type="float" office:value="1.492269982">
            <text:p>1.492269982</text:p>
          </table:table-cell>
          <table:table-cell office:value-type="float" office:value="1.535740645">
            <text:p>1.535740645</text:p>
          </table:table-cell>
          <table:table-cell office:value-type="float" office:value="2.201910022">
            <text:p>2.201910022</text:p>
          </table:table-cell>
          <table:table-cell office:value-type="float" office:value="13.8724046">
            <text:p>13.8724046</text:p>
          </table:table-cell>
          <table:table-cell office:value-type="float" office:value="2.79462772">
            <text:p>2.79462772</text:p>
          </table:table-cell>
          <table:table-cell table:number-columns-repeated="2"/>
        </table:table-row>
        <table:table-row table:style-name="ro1">
          <table:table-cell office:value-type="string">
            <text:p>AK-4-C</text:p>
          </table:table-cell>
          <table:table-cell office:value-type="float" office:value="1.982609829">
            <text:p>1.982609829</text:p>
          </table:table-cell>
          <table:table-cell office:value-type="float" office:value="2.490459582">
            <text:p>2.490459582</text:p>
          </table:table-cell>
          <table:table-cell office:value-type="float" office:value="7.172989471">
            <text:p>7.172989471</text:p>
          </table:table-cell>
          <table:table-cell office:value-type="float" office:value="1.674657101">
            <text:p>1.674657101</text:p>
          </table:table-cell>
          <table:table-cell office:value-type="float" office:value="1.55594209">
            <text:p>1.55594209</text:p>
          </table:table-cell>
          <table:table-cell office:value-type="float" office:value="2.265489478">
            <text:p>2.265489478</text:p>
          </table:table-cell>
          <table:table-cell office:value-type="float" office:value="16.45276301">
            <text:p>16.45276301</text:p>
          </table:table-cell>
          <table:table-cell office:value-type="float" office:value="2.812592333">
            <text:p>2.812592333</text:p>
          </table:table-cell>
          <table:table-cell table:number-columns-repeated="2"/>
        </table:table-row>
        <table:table-row table:style-name="ro1">
          <table:table-cell office:value-type="string">
            <text:p>AK-4-D</text:p>
          </table:table-cell>
          <table:table-cell office:value-type="float" office:value="2.08766871">
            <text:p>2.08766871</text:p>
          </table:table-cell>
          <table:table-cell office:value-type="float" office:value="2.229243169">
            <text:p>2.229243169</text:p>
          </table:table-cell>
          <table:table-cell office:value-type="float" office:value="9.051546485">
            <text:p>9.051546485</text:p>
          </table:table-cell>
          <table:table-cell office:value-type="float" office:value="1.71851533">
            <text:p>1.71851533</text:p>
          </table:table-cell>
          <table:table-cell office:value-type="float" office:value="1.68355119">
            <text:p>1.68355119</text:p>
          </table:table-cell>
          <table:table-cell office:value-type="float" office:value="2.17133653">
            <text:p>2.17133653</text:p>
          </table:table-cell>
          <table:table-cell office:value-type="float" office:value="16.40612664">
            <text:p>16.40612664</text:p>
          </table:table-cell>
          <table:table-cell office:value-type="float" office:value="2.878734443">
            <text:p>2.878734443</text:p>
          </table:table-cell>
          <table:table-cell table:number-columns-repeated="2"/>
        </table:table-row>
        <table:table-row table:style-name="ro1">
          <table:table-cell office:value-type="string">
            <text:p>AK-4-E</text:p>
          </table:table-cell>
          <table:table-cell office:value-type="float" office:value="1.999648611">
            <text:p>1.999648611</text:p>
          </table:table-cell>
          <table:table-cell office:value-type="float" office:value="2.071475977">
            <text:p>2.071475977</text:p>
          </table:table-cell>
          <table:table-cell office:value-type="float" office:value="5.35609046">
            <text:p>5.35609046</text:p>
          </table:table-cell>
          <table:table-cell office:value-type="float" office:value="1.531881805">
            <text:p>1.531881805</text:p>
          </table:table-cell>
          <table:table-cell office:value-type="float" office:value="1.538170211">
            <text:p>1.538170211</text:p>
          </table:table-cell>
          <table:table-cell office:value-type="float" office:value="2.214884059">
            <text:p>2.214884059</text:p>
          </table:table-cell>
          <table:table-cell office:value-type="float" office:value="16.61080177">
            <text:p>16.61080177</text:p>
          </table:table-cell>
          <table:table-cell office:value-type="float" office:value="2.782671568">
            <text:p>2.782671568</text:p>
          </table:table-cell>
          <table:table-cell table:number-columns-repeated="2"/>
        </table:table-row>
        <table:table-row table:style-name="ro1">
          <table:table-cell office:value-type="string">
            <text:p>KL-0-A</text:p>
          </table:table-cell>
          <table:table-cell office:value-type="float" office:value="1.952306745">
            <text:p>1.952306745</text:p>
          </table:table-cell>
          <table:table-cell office:value-type="float" office:value="2.281003549">
            <text:p>2.281003549</text:p>
          </table:table-cell>
          <table:table-cell office:value-type="float" office:value="4.718013191">
            <text:p>4.718013191</text:p>
          </table:table-cell>
          <table:table-cell office:value-type="float" office:value="1.57640715">
            <text:p>1.57640715</text:p>
          </table:table-cell>
          <table:table-cell office:value-type="float" office:value="1.651906254">
            <text:p>1.651906254</text:p>
          </table:table-cell>
          <table:table-cell office:value-type="float" office:value="2.210481467">
            <text:p>2.210481467</text:p>
          </table:table-cell>
          <table:table-cell office:value-type="float" office:value="15.80285343">
            <text:p>15.80285343</text:p>
          </table:table-cell>
          <table:table-cell office:value-type="float" office:value="2.822530842">
            <text:p>2.822530842</text:p>
          </table:table-cell>
          <table:table-cell table:number-columns-repeated="2"/>
        </table:table-row>
        <table:table-row table:style-name="ro1">
          <table:table-cell office:value-type="string">
            <text:p>KL-0-B</text:p>
          </table:table-cell>
          <table:table-cell office:value-type="float" office:value="1.909304277">
            <text:p>1.909304277</text:p>
          </table:table-cell>
          <table:table-cell office:value-type="float" office:value="2.314030843">
            <text:p>2.314030843</text:p>
          </table:table-cell>
          <table:table-cell office:value-type="float" office:value="4.236457067">
            <text:p>4.236457067</text:p>
          </table:table-cell>
          <table:table-cell office:value-type="float" office:value="1.711200307">
            <text:p>1.711200307</text:p>
          </table:table-cell>
          <table:table-cell office:value-type="float" office:value="1.677992043">
            <text:p>1.677992043</text:p>
          </table:table-cell>
          <table:table-cell office:value-type="float" office:value="2.186008521">
            <text:p>2.186008521</text:p>
          </table:table-cell>
          <table:table-cell office:value-type="float" office:value="16.50642977">
            <text:p>16.50642977</text:p>
          </table:table-cell>
          <table:table-cell office:value-type="float" office:value="2.763099802">
            <text:p>2.763099802</text:p>
          </table:table-cell>
          <table:table-cell table:number-columns-repeated="2"/>
        </table:table-row>
        <table:table-row table:style-name="ro1">
          <table:table-cell office:value-type="string">
            <text:p>KL-0-C</text:p>
          </table:table-cell>
          <table:table-cell office:value-type="float" office:value="2.03568508">
            <text:p>2.03568508</text:p>
          </table:table-cell>
          <table:table-cell office:value-type="float" office:value="2.376376472">
            <text:p>2.376376472</text:p>
          </table:table-cell>
          <table:table-cell office:value-type="float" office:value="4.025178781">
            <text:p>4.025178781</text:p>
          </table:table-cell>
          <table:table-cell office:value-type="float" office:value="1.706634141">
            <text:p>1.706634141</text:p>
          </table:table-cell>
          <table:table-cell office:value-type="float" office:value="1.732358522">
            <text:p>1.732358522</text:p>
          </table:table-cell>
          <table:table-cell office:value-type="float" office:value="2.248818199">
            <text:p>2.248818199</text:p>
          </table:table-cell>
          <table:table-cell office:value-type="float" office:value="15.63344812">
            <text:p>15.63344812</text:p>
          </table:table-cell>
          <table:table-cell office:value-type="float" office:value="2.757272386">
            <text:p>2.757272386</text:p>
          </table:table-cell>
          <table:table-cell table:number-columns-repeated="2"/>
        </table:table-row>
        <table:table-row table:style-name="ro1">
          <table:table-cell office:value-type="string">
            <text:p>KL-0-D</text:p>
          </table:table-cell>
          <table:table-cell office:value-type="float" office:value="2.020209752">
            <text:p>2.020209752</text:p>
          </table:table-cell>
          <table:table-cell office:value-type="float" office:value="2.261791727">
            <text:p>2.261791727</text:p>
          </table:table-cell>
          <table:table-cell office:value-type="float" office:value="4.381306158">
            <text:p>4.381306158</text:p>
          </table:table-cell>
          <table:table-cell office:value-type="float" office:value="1.627387987">
            <text:p>1.627387987</text:p>
          </table:table-cell>
          <table:table-cell office:value-type="float" office:value="1.595534204">
            <text:p>1.595534204</text:p>
          </table:table-cell>
          <table:table-cell office:value-type="float" office:value="2.196838949">
            <text:p>2.196838949</text:p>
          </table:table-cell>
          <table:table-cell office:value-type="float" office:value="16.58001541">
            <text:p>16.58001541</text:p>
          </table:table-cell>
          <table:table-cell office:value-type="float" office:value="2.786335751">
            <text:p>2.786335751</text:p>
          </table:table-cell>
          <table:table-cell table:number-columns-repeated="2"/>
        </table:table-row>
        <table:table-row table:style-name="ro1">
          <table:table-cell office:value-type="string">
            <text:p>KL-2-A</text:p>
          </table:table-cell>
          <table:table-cell office:value-type="float" office:value="2.036425003">
            <text:p>2.036425003</text:p>
          </table:table-cell>
          <table:table-cell office:value-type="float" office:value="2.390591847">
            <text:p>2.390591847</text:p>
          </table:table-cell>
          <table:table-cell office:value-type="float" office:value="3.639441442">
            <text:p>3.639441442</text:p>
          </table:table-cell>
          <table:table-cell office:value-type="float" office:value="1.683185464">
            <text:p>1.683185464</text:p>
          </table:table-cell>
          <table:table-cell office:value-type="float" office:value="1.764094912">
            <text:p>1.764094912</text:p>
          </table:table-cell>
          <table:table-cell office:value-type="float" office:value="2.244827845">
            <text:p>2.244827845</text:p>
          </table:table-cell>
          <table:table-cell office:value-type="float" office:value="15.70111635">
            <text:p>15.70111635</text:p>
          </table:table-cell>
          <table:table-cell office:value-type="float" office:value="2.692918087">
            <text:p>2.692918087</text:p>
          </table:table-cell>
          <table:table-cell table:number-columns-repeated="2"/>
        </table:table-row>
        <table:table-row table:style-name="ro1">
          <table:table-cell office:value-type="string">
            <text:p>KL-2-B</text:p>
          </table:table-cell>
          <table:table-cell office:value-type="float" office:value="2.002697328">
            <text:p>2.002697328</text:p>
          </table:table-cell>
          <table:table-cell office:value-type="float" office:value="2.304742893">
            <text:p>2.304742893</text:p>
          </table:table-cell>
          <table:table-cell office:value-type="float" office:value="4.080819977">
            <text:p>4.080819977</text:p>
          </table:table-cell>
          <table:table-cell office:value-type="float" office:value="1.677840367">
            <text:p>1.677840367</text:p>
          </table:table-cell>
          <table:table-cell office:value-type="float" office:value="1.675721399">
            <text:p>1.675721399</text:p>
          </table:table-cell>
          <table:table-cell office:value-type="float" office:value="2.20047616">
            <text:p>2.20047616</text:p>
          </table:table-cell>
          <table:table-cell office:value-type="float" office:value="16.66075888">
            <text:p>16.66075888</text:p>
          </table:table-cell>
          <table:table-cell office:value-type="float" office:value="2.714963987">
            <text:p>2.714963987</text:p>
          </table:table-cell>
          <table:table-cell table:number-columns-repeated="2"/>
        </table:table-row>
        <table:table-row table:style-name="ro1">
          <table:table-cell office:value-type="string">
            <text:p>KL-2-C</text:p>
          </table:table-cell>
          <table:table-cell office:value-type="float" office:value="2.030254257">
            <text:p>2.030254257</text:p>
          </table:table-cell>
          <table:table-cell office:value-type="float" office:value="2.427938975">
            <text:p>2.427938975</text:p>
          </table:table-cell>
          <table:table-cell office:value-type="float" office:value="3.820339904">
            <text:p>3.820339904</text:p>
          </table:table-cell>
          <table:table-cell office:value-type="float" office:value="1.652734943">
            <text:p>1.652734943</text:p>
          </table:table-cell>
          <table:table-cell office:value-type="float" office:value="1.720721637">
            <text:p>1.720721637</text:p>
          </table:table-cell>
          <table:table-cell office:value-type="float" office:value="2.211764518">
            <text:p>2.211764518</text:p>
          </table:table-cell>
          <table:table-cell office:value-type="float" office:value="14.46511502">
            <text:p>14.46511502</text:p>
          </table:table-cell>
          <table:table-cell office:value-type="float" office:value="2.66062282">
            <text:p>2.66062282</text:p>
          </table:table-cell>
          <table:table-cell table:number-columns-repeated="2"/>
        </table:table-row>
        <table:table-row table:style-name="ro1">
          <table:table-cell office:value-type="string">
            <text:p>KL-2-D</text:p>
          </table:table-cell>
          <table:table-cell office:value-type="float" office:value="2.096171418">
            <text:p>2.096171418</text:p>
          </table:table-cell>
          <table:table-cell office:value-type="float" office:value="2.41635532">
            <text:p>2.41635532</text:p>
          </table:table-cell>
          <table:table-cell office:value-type="float" office:value="3.539168221">
            <text:p>3.539168221</text:p>
          </table:table-cell>
          <table:table-cell office:value-type="float" office:value="1.713898961">
            <text:p>1.713898961</text:p>
          </table:table-cell>
          <table:table-cell office:value-type="float" office:value="1.873538114">
            <text:p>1.873538114</text:p>
          </table:table-cell>
          <table:table-cell office:value-type="float" office:value="2.217541286">
            <text:p>2.217541286</text:p>
          </table:table-cell>
          <table:table-cell office:value-type="float" office:value="14.34970561">
            <text:p>14.34970561</text:p>
          </table:table-cell>
          <table:table-cell office:value-type="float" office:value="2.758676977">
            <text:p>2.758676977</text:p>
          </table:table-cell>
          <table:table-cell table:number-columns-repeated="2"/>
        </table:table-row>
        <table:table-row table:style-name="ro1">
          <table:table-cell office:value-type="string">
            <text:p>KL-3-A</text:p>
          </table:table-cell>
          <table:table-cell office:value-type="float" office:value="1.967587953">
            <text:p>1.967587953</text:p>
          </table:table-cell>
          <table:table-cell office:value-type="float" office:value="2.650106379">
            <text:p>2.650106379</text:p>
          </table:table-cell>
          <table:table-cell office:value-type="float" office:value="3.618160383">
            <text:p>3.618160383</text:p>
          </table:table-cell>
          <table:table-cell office:value-type="float" office:value="1.758868458">
            <text:p>1.758868458</text:p>
          </table:table-cell>
          <table:table-cell office:value-type="float" office:value="1.779236744">
            <text:p>1.779236744</text:p>
          </table:table-cell>
          <table:table-cell office:value-type="float" office:value="2.25121638">
            <text:p>2.25121638</text:p>
          </table:table-cell>
          <table:table-cell office:value-type="float" office:value="16.33473651">
            <text:p>16.33473651</text:p>
          </table:table-cell>
          <table:table-cell office:value-type="float" office:value="2.686977951">
            <text:p>2.686977951</text:p>
          </table:table-cell>
          <table:table-cell table:number-columns-repeated="2"/>
        </table:table-row>
        <table:table-row table:style-name="ro1">
          <table:table-cell office:value-type="string">
            <text:p>KL-3-B</text:p>
          </table:table-cell>
          <table:table-cell office:value-type="float" office:value="2.04287011">
            <text:p>2.04287011</text:p>
          </table:table-cell>
          <table:table-cell office:value-type="float" office:value="2.215153554">
            <text:p>2.215153554</text:p>
          </table:table-cell>
          <table:table-cell office:value-type="float" office:value="3.740016775">
            <text:p>3.740016775</text:p>
          </table:table-cell>
          <table:table-cell office:value-type="float" office:value="1.572883325">
            <text:p>1.572883325</text:p>
          </table:table-cell>
          <table:table-cell office:value-type="float" office:value="1.779104386">
            <text:p>1.779104386</text:p>
          </table:table-cell>
          <table:table-cell office:value-type="float" office:value="2.207293171">
            <text:p>2.207293171</text:p>
          </table:table-cell>
          <table:table-cell office:value-type="float" office:value="16.0159463">
            <text:p>16.0159463</text:p>
          </table:table-cell>
          <table:table-cell office:value-type="float" office:value="2.610538362">
            <text:p>2.610538362</text:p>
          </table:table-cell>
          <table:table-cell table:number-columns-repeated="2"/>
        </table:table-row>
        <table:table-row table:style-name="ro1">
          <table:table-cell office:value-type="string">
            <text:p>KL-3-C</text:p>
          </table:table-cell>
          <table:table-cell office:value-type="float" office:value="1.99700412">
            <text:p>1.99700412</text:p>
          </table:table-cell>
          <table:table-cell office:value-type="float" office:value="2.288646403">
            <text:p>2.288646403</text:p>
          </table:table-cell>
          <table:table-cell office:value-type="float" office:value="3.583705877">
            <text:p>3.583705877</text:p>
          </table:table-cell>
          <table:table-cell office:value-type="float" office:value="1.486934817">
            <text:p>1.486934817</text:p>
          </table:table-cell>
          <table:table-cell office:value-type="float" office:value="1.737862043">
            <text:p>1.737862043</text:p>
          </table:table-cell>
          <table:table-cell office:value-type="float" office:value="2.205459701">
            <text:p>2.205459701</text:p>
          </table:table-cell>
          <table:table-cell office:value-type="float" office:value="14.17850531">
            <text:p>14.17850531</text:p>
          </table:table-cell>
          <table:table-cell office:value-type="float" office:value="2.678846909">
            <text:p>2.678846909</text:p>
          </table:table-cell>
          <table:table-cell table:number-columns-repeated="2"/>
        </table:table-row>
        <table:table-row table:style-name="ro1">
          <table:table-cell office:value-type="string">
            <text:p>KL-3-D</text:p>
          </table:table-cell>
          <table:table-cell office:value-type="float" office:value="2.053893973">
            <text:p>2.053893973</text:p>
          </table:table-cell>
          <table:table-cell office:value-type="float" office:value="2.167446581">
            <text:p>2.167446581</text:p>
          </table:table-cell>
          <table:table-cell office:value-type="float" office:value="3.61915868">
            <text:p>3.61915868</text:p>
          </table:table-cell>
          <table:table-cell office:value-type="float" office:value="1.548292755">
            <text:p>1.548292755</text:p>
          </table:table-cell>
          <table:table-cell office:value-type="float" office:value="1.713589358">
            <text:p>1.713589358</text:p>
          </table:table-cell>
          <table:table-cell office:value-type="float" office:value="2.192508036">
            <text:p>2.192508036</text:p>
          </table:table-cell>
          <table:table-cell office:value-type="float" office:value="14.90072412">
            <text:p>14.90072412</text:p>
          </table:table-cell>
          <table:table-cell office:value-type="float" office:value="2.807221943">
            <text:p>2.807221943</text:p>
          </table:table-cell>
          <table:table-cell table:number-columns-repeated="2"/>
        </table:table-row>
        <table:table-row table:style-name="ro1">
          <table:table-cell office:value-type="string">
            <text:p>KL-3-E</text:p>
          </table:table-cell>
          <table:table-cell office:value-type="float" office:value="2.033876869">
            <text:p>2.033876869</text:p>
          </table:table-cell>
          <table:table-cell office:value-type="float" office:value="2.521390326">
            <text:p>2.521390326</text:p>
          </table:table-cell>
          <table:table-cell office:value-type="float" office:value="4.153423639">
            <text:p>4.153423639</text:p>
          </table:table-cell>
          <table:table-cell office:value-type="float" office:value="1.693544916">
            <text:p>1.693544916</text:p>
          </table:table-cell>
          <table:table-cell office:value-type="float" office:value="1.748388767">
            <text:p>1.748388767</text:p>
          </table:table-cell>
          <table:table-cell office:value-type="float" office:value="2.251761087">
            <text:p>2.251761087</text:p>
          </table:table-cell>
          <table:table-cell office:value-type="float" office:value="16.08410199">
            <text:p>16.08410199</text:p>
          </table:table-cell>
          <table:table-cell office:value-type="float" office:value="2.716457862">
            <text:p>2.716457862</text:p>
          </table:table-cell>
          <table:table-cell table:number-columns-repeated="2"/>
        </table:table-row>
        <table:table-row table:style-name="ro1">
          <table:table-cell office:value-type="string">
            <text:p>KL-4-A</text:p>
          </table:table-cell>
          <table:table-cell office:value-type="float" office:value="2.019654611">
            <text:p>2.019654611</text:p>
          </table:table-cell>
          <table:table-cell office:value-type="float" office:value="2.356095348">
            <text:p>2.356095348</text:p>
          </table:table-cell>
          <table:table-cell office:value-type="float" office:value="4.036077848">
            <text:p>4.036077848</text:p>
          </table:table-cell>
          <table:table-cell office:value-type="float" office:value="1.620191656">
            <text:p>1.620191656</text:p>
          </table:table-cell>
          <table:table-cell office:value-type="float" office:value="1.711761166">
            <text:p>1.711761166</text:p>
          </table:table-cell>
          <table:table-cell office:value-type="float" office:value="2.273545314">
            <text:p>2.273545314</text:p>
          </table:table-cell>
          <table:table-cell office:value-type="float" office:value="15.68357462">
            <text:p>15.68357462</text:p>
          </table:table-cell>
          <table:table-cell office:value-type="float" office:value="2.706021069">
            <text:p>2.706021069</text:p>
          </table:table-cell>
          <table:table-cell table:number-columns-repeated="2"/>
        </table:table-row>
        <table:table-row table:style-name="ro1">
          <table:table-cell office:value-type="string">
            <text:p>KL-4-B</text:p>
          </table:table-cell>
          <table:table-cell office:value-type="float" office:value="1.954321135">
            <text:p>1.954321135</text:p>
          </table:table-cell>
          <table:table-cell office:value-type="float" office:value="2.242614216">
            <text:p>2.242614216</text:p>
          </table:table-cell>
          <table:table-cell office:value-type="float" office:value="3.622022962">
            <text:p>3.622022962</text:p>
          </table:table-cell>
          <table:table-cell office:value-type="float" office:value="1.636176569">
            <text:p>1.636176569</text:p>
          </table:table-cell>
          <table:table-cell office:value-type="float" office:value="1.700740814">
            <text:p>1.700740814</text:p>
          </table:table-cell>
          <table:table-cell office:value-type="float" office:value="2.241178956">
            <text:p>2.241178956</text:p>
          </table:table-cell>
          <table:table-cell office:value-type="float" office:value="14.7390632">
            <text:p>14.7390632</text:p>
          </table:table-cell>
          <table:table-cell office:value-type="float" office:value="2.730600507">
            <text:p>2.730600507</text:p>
          </table:table-cell>
          <table:table-cell table:number-columns-repeated="2"/>
        </table:table-row>
        <table:table-row table:style-name="ro1">
          <table:table-cell office:value-type="string">
            <text:p>KL-4-C</text:p>
          </table:table-cell>
          <table:table-cell office:value-type="float" office:value="1.950092945">
            <text:p>1.950092945</text:p>
          </table:table-cell>
          <table:table-cell office:value-type="float" office:value="2.299053477">
            <text:p>2.299053477</text:p>
          </table:table-cell>
          <table:table-cell office:value-type="float" office:value="3.834481707">
            <text:p>3.834481707</text:p>
          </table:table-cell>
          <table:table-cell office:value-type="float" office:value="1.627896598">
            <text:p>1.627896598</text:p>
          </table:table-cell>
          <table:table-cell office:value-type="float" office:value="1.681032785">
            <text:p>1.681032785</text:p>
          </table:table-cell>
          <table:table-cell office:value-type="float" office:value="2.215274144">
            <text:p>2.215274144</text:p>
          </table:table-cell>
          <table:table-cell office:value-type="float" office:value="15.64809505">
            <text:p>15.64809505</text:p>
          </table:table-cell>
          <table:table-cell office:value-type="float" office:value="2.758932344">
            <text:p>2.758932344</text:p>
          </table:table-cell>
          <table:table-cell table:number-columns-repeated="2"/>
        </table:table-row>
        <table:table-row table:style-name="ro1">
          <table:table-cell office:value-type="string">
            <text:p>KL-4-D</text:p>
          </table:table-cell>
          <table:table-cell office:value-type="float" office:value="1.97287777">
            <text:p>1.97287777</text:p>
          </table:table-cell>
          <table:table-cell office:value-type="float" office:value="2.281420123">
            <text:p>2.281420123</text:p>
          </table:table-cell>
          <table:table-cell office:value-type="float" office:value="3.439763157">
            <text:p>3.439763157</text:p>
          </table:table-cell>
          <table:table-cell office:value-type="float" office:value="1.616396667">
            <text:p>1.616396667</text:p>
          </table:table-cell>
          <table:table-cell office:value-type="float" office:value="1.829005308">
            <text:p>1.829005308</text:p>
          </table:table-cell>
          <table:table-cell office:value-type="float" office:value="2.204786532">
            <text:p>2.204786532</text:p>
          </table:table-cell>
          <table:table-cell office:value-type="float" office:value="15.29905597">
            <text:p>15.29905597</text:p>
          </table:table-cell>
          <table:table-cell office:value-type="float" office:value="2.727952937">
            <text:p>2.727952937</text:p>
          </table:table-cell>
          <table:table-cell table:number-columns-repeated="2"/>
        </table:table-row>
        <table:table-row table:style-name="ro1">
          <table:table-cell office:value-type="string">
            <text:p>KL-4-E</text:p>
          </table:table-cell>
          <table:table-cell office:value-type="float" office:value="1.943950125">
            <text:p>1.943950125</text:p>
          </table:table-cell>
          <table:table-cell office:value-type="float" office:value="2.505465333">
            <text:p>2.505465333</text:p>
          </table:table-cell>
          <table:table-cell office:value-type="float" office:value="3.499486239">
            <text:p>3.499486239</text:p>
          </table:table-cell>
          <table:table-cell office:value-type="float" office:value="1.736059195">
            <text:p>1.736059195</text:p>
          </table:table-cell>
          <table:table-cell office:value-type="float" office:value="1.753044021">
            <text:p>1.753044021</text:p>
          </table:table-cell>
          <table:table-cell office:value-type="float" office:value="2.209843401">
            <text:p>2.209843401</text:p>
          </table:table-cell>
          <table:table-cell office:value-type="float" office:value="15.83973492">
            <text:p>15.83973492</text:p>
          </table:table-cell>
          <table:table-cell office:value-type="float" office:value="2.838426803">
            <text:p>2.838426803</text:p>
          </table:table-cell>
          <table:table-cell table:number-columns-repeated="2"/>
        </table:table-row>
        <table:table-row table:style-name="ro1">
          <table:table-cell office:value-type="string">
            <text:p>OS-0-A</text:p>
          </table:table-cell>
          <table:table-cell office:value-type="float" office:value="2.039668509">
            <text:p>2.039668509</text:p>
          </table:table-cell>
          <table:table-cell office:value-type="float" office:value="2.439404096">
            <text:p>2.439404096</text:p>
          </table:table-cell>
          <table:table-cell office:value-type="float" office:value="4.894184449">
            <text:p>4.894184449</text:p>
          </table:table-cell>
          <table:table-cell office:value-type="float" office:value="1.656283304">
            <text:p>1.656283304</text:p>
          </table:table-cell>
          <table:table-cell office:value-type="float" office:value="1.575825584">
            <text:p>1.575825584</text:p>
          </table:table-cell>
          <table:table-cell office:value-type="float" office:value="2.210025948">
            <text:p>2.210025948</text:p>
          </table:table-cell>
          <table:table-cell office:value-type="float" office:value="17.41741616">
            <text:p>17.41741616</text:p>
          </table:table-cell>
          <table:table-cell office:value-type="float" office:value="2.793725879">
            <text:p>2.793725879</text:p>
          </table:table-cell>
          <table:table-cell table:number-columns-repeated="2"/>
        </table:table-row>
        <table:table-row table:style-name="ro1">
          <table:table-cell office:value-type="string">
            <text:p>OS-0-B</text:p>
          </table:table-cell>
          <table:table-cell office:value-type="float" office:value="2.063777164">
            <text:p>2.063777164</text:p>
          </table:table-cell>
          <table:table-cell office:value-type="float" office:value="2.335324774">
            <text:p>2.335324774</text:p>
          </table:table-cell>
          <table:table-cell office:value-type="float" office:value="4.638240924">
            <text:p>4.638240924</text:p>
          </table:table-cell>
          <table:table-cell office:value-type="float" office:value="1.576877971">
            <text:p>1.576877971</text:p>
          </table:table-cell>
          <table:table-cell office:value-type="float" office:value="1.621169053">
            <text:p>1.621169053</text:p>
          </table:table-cell>
          <table:table-cell office:value-type="float" office:value="2.230667219">
            <text:p>2.230667219</text:p>
          </table:table-cell>
          <table:table-cell office:value-type="float" office:value="17.3929073">
            <text:p>17.3929073</text:p>
          </table:table-cell>
          <table:table-cell office:value-type="float" office:value="2.685090246">
            <text:p>2.685090246</text:p>
          </table:table-cell>
          <table:table-cell table:number-columns-repeated="2"/>
        </table:table-row>
        <table:table-row table:style-name="ro1">
          <table:table-cell office:value-type="string">
            <text:p>OS-0-C</text:p>
          </table:table-cell>
          <table:table-cell office:value-type="float" office:value="2.050249702">
            <text:p>2.050249702</text:p>
          </table:table-cell>
          <table:table-cell office:value-type="float" office:value="2.391485568">
            <text:p>2.391485568</text:p>
          </table:table-cell>
          <table:table-cell office:value-type="float" office:value="4.956075518">
            <text:p>4.956075518</text:p>
          </table:table-cell>
          <table:table-cell office:value-type="float" office:value="1.66912994">
            <text:p>1.66912994</text:p>
          </table:table-cell>
          <table:table-cell office:value-type="float" office:value="1.583649068">
            <text:p>1.583649068</text:p>
          </table:table-cell>
          <table:table-cell office:value-type="float" office:value="2.210088499">
            <text:p>2.210088499</text:p>
          </table:table-cell>
          <table:table-cell office:value-type="float" office:value="18.16935627">
            <text:p>18.16935627</text:p>
          </table:table-cell>
          <table:table-cell office:value-type="float" office:value="2.780255797">
            <text:p>2.780255797</text:p>
          </table:table-cell>
          <table:table-cell table:number-columns-repeated="2"/>
        </table:table-row>
        <table:table-row table:style-name="ro1">
          <table:table-cell office:value-type="string">
            <text:p>OS-0-D</text:p>
          </table:table-cell>
          <table:table-cell office:value-type="float" office:value="2.01192616">
            <text:p>2.01192616</text:p>
          </table:table-cell>
          <table:table-cell office:value-type="float" office:value="1.963207495">
            <text:p>1.963207495</text:p>
          </table:table-cell>
          <table:table-cell office:value-type="float" office:value="4.832050956">
            <text:p>4.832050956</text:p>
          </table:table-cell>
          <table:table-cell office:value-type="float" office:value="1.519795126">
            <text:p>1.519795126</text:p>
          </table:table-cell>
          <table:table-cell office:value-type="float" office:value="1.643492747">
            <text:p>1.643492747</text:p>
          </table:table-cell>
          <table:table-cell office:value-type="float" office:value="2.199601359">
            <text:p>2.199601359</text:p>
          </table:table-cell>
          <table:table-cell office:value-type="float" office:value="15.96818453">
            <text:p>15.96818453</text:p>
          </table:table-cell>
          <table:table-cell office:value-type="float" office:value="2.770358021">
            <text:p>2.770358021</text:p>
          </table:table-cell>
          <table:table-cell table:number-columns-repeated="2"/>
        </table:table-row>
        <table:table-row table:style-name="ro1">
          <table:table-cell office:value-type="string">
            <text:p>OS-2-A</text:p>
          </table:table-cell>
          <table:table-cell office:value-type="float" office:value="1.923193543">
            <text:p>1.923193543</text:p>
          </table:table-cell>
          <table:table-cell office:value-type="float" office:value="2.258312414">
            <text:p>2.258312414</text:p>
          </table:table-cell>
          <table:table-cell office:value-type="float" office:value="3.942132572">
            <text:p>3.942132572</text:p>
          </table:table-cell>
          <table:table-cell office:value-type="float" office:value="1.548214673">
            <text:p>1.548214673</text:p>
          </table:table-cell>
          <table:table-cell office:value-type="float" office:value="1.683467354">
            <text:p>1.683467354</text:p>
          </table:table-cell>
          <table:table-cell office:value-type="float" office:value="2.228095154">
            <text:p>2.228095154</text:p>
          </table:table-cell>
          <table:table-cell office:value-type="float" office:value="15.02327269">
            <text:p>15.02327269</text:p>
          </table:table-cell>
          <table:table-cell office:value-type="float" office:value="2.740133737">
            <text:p>2.740133737</text:p>
          </table:table-cell>
          <table:table-cell table:number-columns-repeated="2"/>
        </table:table-row>
        <table:table-row table:style-name="ro1">
          <table:table-cell office:value-type="string">
            <text:p>OS-2-B</text:p>
          </table:table-cell>
          <table:table-cell office:value-type="float" office:value="2.064448746">
            <text:p>2.064448746</text:p>
          </table:table-cell>
          <table:table-cell office:value-type="float" office:value="2.515735901">
            <text:p>2.515735901</text:p>
          </table:table-cell>
          <table:table-cell office:value-type="float" office:value="4.331107264">
            <text:p>4.331107264</text:p>
          </table:table-cell>
          <table:table-cell office:value-type="float" office:value="1.717159308">
            <text:p>1.717159308</text:p>
          </table:table-cell>
          <table:table-cell office:value-type="float" office:value="1.688555528">
            <text:p>1.688555528</text:p>
          </table:table-cell>
          <table:table-cell office:value-type="float" office:value="2.248456377">
            <text:p>2.248456377</text:p>
          </table:table-cell>
          <table:table-cell office:value-type="float" office:value="15.95393743">
            <text:p>15.95393743</text:p>
          </table:table-cell>
          <table:table-cell office:value-type="float" office:value="2.666864325">
            <text:p>2.666864325</text:p>
          </table:table-cell>
          <table:table-cell table:number-columns-repeated="2"/>
        </table:table-row>
        <table:table-row table:style-name="ro1">
          <table:table-cell office:value-type="string">
            <text:p>OS-2-c</text:p>
          </table:table-cell>
          <table:table-cell office:value-type="float" office:value="2.023747305">
            <text:p>2.023747305</text:p>
          </table:table-cell>
          <table:table-cell office:value-type="float" office:value="2.124340817">
            <text:p>2.124340817</text:p>
          </table:table-cell>
          <table:table-cell office:value-type="float" office:value="4.972222806">
            <text:p>4.972222806</text:p>
          </table:table-cell>
          <table:table-cell office:value-type="float" office:value="1.434158873">
            <text:p>1.434158873</text:p>
          </table:table-cell>
          <table:table-cell office:value-type="float" office:value="1.836731466">
            <text:p>1.836731466</text:p>
          </table:table-cell>
          <table:table-cell office:value-type="float" office:value="2.254803554">
            <text:p>2.254803554</text:p>
          </table:table-cell>
          <table:table-cell office:value-type="float" office:value="15.8792356">
            <text:p>15.8792356</text:p>
          </table:table-cell>
          <table:table-cell office:value-type="float" office:value="2.726025586">
            <text:p>2.726025586</text:p>
          </table:table-cell>
          <table:table-cell table:number-columns-repeated="2"/>
        </table:table-row>
        <table:table-row table:style-name="ro1">
          <table:table-cell office:value-type="string">
            <text:p>OS-2-D</text:p>
          </table:table-cell>
          <table:table-cell office:value-type="float" office:value="1.967246865">
            <text:p>1.967246865</text:p>
          </table:table-cell>
          <table:table-cell office:value-type="float" office:value="2.287064196">
            <text:p>2.287064196</text:p>
          </table:table-cell>
          <table:table-cell office:value-type="float" office:value="3.755716303">
            <text:p>3.755716303</text:p>
          </table:table-cell>
          <table:table-cell office:value-type="float" office:value="1.769092974">
            <text:p>1.769092974</text:p>
          </table:table-cell>
          <table:table-cell office:value-type="float" office:value="1.661263503">
            <text:p>1.661263503</text:p>
          </table:table-cell>
          <table:table-cell office:value-type="float" office:value="2.248180337">
            <text:p>2.248180337</text:p>
          </table:table-cell>
          <table:table-cell office:value-type="float" office:value="14.95418714">
            <text:p>14.95418714</text:p>
          </table:table-cell>
          <table:table-cell office:value-type="float" office:value="2.652519181">
            <text:p>2.652519181</text:p>
          </table:table-cell>
          <table:table-cell table:number-columns-repeated="2"/>
        </table:table-row>
        <table:table-row table:style-name="ro1">
          <table:table-cell office:value-type="string">
            <text:p>OS-2-E</text:p>
          </table:table-cell>
          <table:table-cell office:value-type="float" office:value="1.956247883">
            <text:p>1.956247883</text:p>
          </table:table-cell>
          <table:table-cell office:value-type="float" office:value="2.149538837">
            <text:p>2.149538837</text:p>
          </table:table-cell>
          <table:table-cell office:value-type="float" office:value="6.032610882">
            <text:p>6.032610882</text:p>
          </table:table-cell>
          <table:table-cell office:value-type="float" office:value="1.526909108">
            <text:p>1.526909108</text:p>
          </table:table-cell>
          <table:table-cell office:value-type="float" office:value="1.567445421">
            <text:p>1.567445421</text:p>
          </table:table-cell>
          <table:table-cell office:value-type="float" office:value="2.22020385">
            <text:p>2.22020385</text:p>
          </table:table-cell>
          <table:table-cell office:value-type="float" office:value="15.86770103">
            <text:p>15.86770103</text:p>
          </table:table-cell>
          <table:table-cell office:value-type="float" office:value="2.737780728">
            <text:p>2.737780728</text:p>
          </table:table-cell>
          <table:table-cell table:number-columns-repeated="2"/>
        </table:table-row>
        <table:table-row table:style-name="ro1">
          <table:table-cell office:value-type="string">
            <text:p>OS-3-A</text:p>
          </table:table-cell>
          <table:table-cell office:value-type="float" office:value="2.026992025">
            <text:p>2.026992025</text:p>
          </table:table-cell>
          <table:table-cell office:value-type="float" office:value="2.314374989">
            <text:p>2.314374989</text:p>
          </table:table-cell>
          <table:table-cell office:value-type="float" office:value="3.749699185">
            <text:p>3.749699185</text:p>
          </table:table-cell>
          <table:table-cell office:value-type="float" office:value="1.596631627">
            <text:p>1.596631627</text:p>
          </table:table-cell>
          <table:table-cell office:value-type="float" office:value="1.776924764">
            <text:p>1.776924764</text:p>
          </table:table-cell>
          <table:table-cell office:value-type="float" office:value="2.266191962">
            <text:p>2.266191962</text:p>
          </table:table-cell>
          <table:table-cell office:value-type="float" office:value="15.64530102">
            <text:p>15.64530102</text:p>
          </table:table-cell>
          <table:table-cell office:value-type="float" office:value="2.850802274">
            <text:p>2.850802274</text:p>
          </table:table-cell>
          <table:table-cell table:number-columns-repeated="2"/>
        </table:table-row>
        <table:table-row table:style-name="ro1">
          <table:table-cell office:value-type="string">
            <text:p>OS-3-B</text:p>
          </table:table-cell>
          <table:table-cell office:value-type="float" office:value="2.054443139">
            <text:p>2.054443139</text:p>
          </table:table-cell>
          <table:table-cell office:value-type="float" office:value="2.549111698">
            <text:p>2.549111698</text:p>
          </table:table-cell>
          <table:table-cell office:value-type="float" office:value="4.293095229">
            <text:p>4.293095229</text:p>
          </table:table-cell>
          <table:table-cell office:value-type="float" office:value="1.649726392">
            <text:p>1.649726392</text:p>
          </table:table-cell>
          <table:table-cell office:value-type="float" office:value="1.657221207">
            <text:p>1.657221207</text:p>
          </table:table-cell>
          <table:table-cell office:value-type="float" office:value="2.246756832">
            <text:p>2.246756832</text:p>
          </table:table-cell>
          <table:table-cell office:value-type="float" office:value="16.68422195">
            <text:p>16.68422195</text:p>
          </table:table-cell>
          <table:table-cell office:value-type="float" office:value="2.697014813">
            <text:p>2.697014813</text:p>
          </table:table-cell>
          <table:table-cell table:number-columns-repeated="2"/>
        </table:table-row>
        <table:table-row table:style-name="ro1">
          <table:table-cell office:value-type="string">
            <text:p>OS-3-C</text:p>
          </table:table-cell>
          <table:table-cell office:value-type="float" office:value="2.028523954">
            <text:p>2.028523954</text:p>
          </table:table-cell>
          <table:table-cell office:value-type="float" office:value="2.47094306">
            <text:p>2.47094306</text:p>
          </table:table-cell>
          <table:table-cell office:value-type="float" office:value="4.715734115">
            <text:p>4.715734115</text:p>
          </table:table-cell>
          <table:table-cell office:value-type="float" office:value="1.597063573">
            <text:p>1.597063573</text:p>
          </table:table-cell>
          <table:table-cell office:value-type="float" office:value="1.671165211">
            <text:p>1.671165211</text:p>
          </table:table-cell>
          <table:table-cell office:value-type="float" office:value="2.2308057">
            <text:p>2.2308057</text:p>
          </table:table-cell>
          <table:table-cell office:value-type="float" office:value="16.90864075">
            <text:p>16.90864075</text:p>
          </table:table-cell>
          <table:table-cell office:value-type="float" office:value="2.760313769">
            <text:p>2.760313769</text:p>
          </table:table-cell>
          <table:table-cell table:number-columns-repeated="2"/>
        </table:table-row>
        <table:table-row table:style-name="ro1">
          <table:table-cell office:value-type="string">
            <text:p>OS-3-D</text:p>
          </table:table-cell>
          <table:table-cell office:value-type="float" office:value="2.067259338">
            <text:p>2.067259338</text:p>
          </table:table-cell>
          <table:table-cell office:value-type="float" office:value="2.055026496">
            <text:p>2.055026496</text:p>
          </table:table-cell>
          <table:table-cell office:value-type="float" office:value="4.886673846">
            <text:p>4.886673846</text:p>
          </table:table-cell>
          <table:table-cell office:value-type="float" office:value="1.439601531">
            <text:p>1.439601531</text:p>
          </table:table-cell>
          <table:table-cell office:value-type="float" office:value="1.432015907">
            <text:p>1.432015907</text:p>
          </table:table-cell>
          <table:table-cell office:value-type="float" office:value="2.187009176">
            <text:p>2.187009176</text:p>
          </table:table-cell>
          <table:table-cell office:value-type="float" office:value="14.899961">
            <text:p>14.899961</text:p>
          </table:table-cell>
          <table:table-cell office:value-type="float" office:value="2.824030346">
            <text:p>2.824030346</text:p>
          </table:table-cell>
          <table:table-cell table:number-columns-repeated="2"/>
        </table:table-row>
        <table:table-row table:style-name="ro1">
          <table:table-cell office:value-type="string">
            <text:p>OS-3-E</text:p>
          </table:table-cell>
          <table:table-cell office:value-type="float" office:value="2.026568248">
            <text:p>2.026568248</text:p>
          </table:table-cell>
          <table:table-cell office:value-type="float" office:value="2.553823084">
            <text:p>2.553823084</text:p>
          </table:table-cell>
          <table:table-cell office:value-type="float" office:value="3.818719351">
            <text:p>3.818719351</text:p>
          </table:table-cell>
          <table:table-cell office:value-type="float" office:value="1.67198519">
            <text:p>1.67198519</text:p>
          </table:table-cell>
          <table:table-cell office:value-type="float" office:value="1.709346299">
            <text:p>1.709346299</text:p>
          </table:table-cell>
          <table:table-cell office:value-type="float" office:value="2.275274206">
            <text:p>2.275274206</text:p>
          </table:table-cell>
          <table:table-cell office:value-type="float" office:value="16.89169906">
            <text:p>16.89169906</text:p>
          </table:table-cell>
          <table:table-cell office:value-type="float" office:value="2.715783154">
            <text:p>2.715783154</text:p>
          </table:table-cell>
          <table:table-cell table:number-columns-repeated="2"/>
        </table:table-row>
        <table:table-row table:style-name="ro1">
          <table:table-cell office:value-type="string">
            <text:p>OS-4-A</text:p>
          </table:table-cell>
          <table:table-cell office:value-type="float" office:value="2.008912739">
            <text:p>2.008912739</text:p>
          </table:table-cell>
          <table:table-cell office:value-type="float" office:value="2.38712863">
            <text:p>2.38712863</text:p>
          </table:table-cell>
          <table:table-cell office:value-type="float" office:value="4.529949057">
            <text:p>4.529949057</text:p>
          </table:table-cell>
          <table:table-cell office:value-type="float" office:value="1.73245797">
            <text:p>1.73245797</text:p>
          </table:table-cell>
          <table:table-cell office:value-type="float" office:value="1.611877601">
            <text:p>1.611877601</text:p>
          </table:table-cell>
          <table:table-cell office:value-type="float" office:value="2.247793469">
            <text:p>2.247793469</text:p>
          </table:table-cell>
          <table:table-cell office:value-type="float" office:value="17.73213204">
            <text:p>17.73213204</text:p>
          </table:table-cell>
          <table:table-cell office:value-type="float" office:value="2.741433414">
            <text:p>2.741433414</text:p>
          </table:table-cell>
          <table:table-cell table:number-columns-repeated="2"/>
        </table:table-row>
        <table:table-row table:style-name="ro1">
          <table:table-cell office:value-type="string">
            <text:p>OS-4-B</text:p>
          </table:table-cell>
          <table:table-cell office:value-type="float" office:value="2.048616353">
            <text:p>2.048616353</text:p>
          </table:table-cell>
          <table:table-cell office:value-type="float" office:value="2.120882561">
            <text:p>2.120882561</text:p>
          </table:table-cell>
          <table:table-cell office:value-type="float" office:value="4.540032639">
            <text:p>4.540032639</text:p>
          </table:table-cell>
          <table:table-cell office:value-type="float" office:value="1.662492413">
            <text:p>1.662492413</text:p>
          </table:table-cell>
          <table:table-cell office:value-type="float" office:value="1.745635992">
            <text:p>1.745635992</text:p>
          </table:table-cell>
          <table:table-cell office:value-type="float" office:value="2.26258811">
            <text:p>2.26258811</text:p>
          </table:table-cell>
          <table:table-cell office:value-type="float" office:value="15.77760607">
            <text:p>15.77760607</text:p>
          </table:table-cell>
          <table:table-cell office:value-type="float" office:value="2.708178904">
            <text:p>2.708178904</text:p>
          </table:table-cell>
          <table:table-cell table:number-columns-repeated="2"/>
        </table:table-row>
        <table:table-row table:style-name="ro1">
          <table:table-cell office:value-type="string">
            <text:p>OS-4-C</text:p>
          </table:table-cell>
          <table:table-cell office:value-type="float" office:value="2.011156616">
            <text:p>2.011156616</text:p>
          </table:table-cell>
          <table:table-cell office:value-type="float" office:value="2.332802658">
            <text:p>2.332802658</text:p>
          </table:table-cell>
          <table:table-cell office:value-type="float" office:value="4.874152364">
            <text:p>4.874152364</text:p>
          </table:table-cell>
          <table:table-cell office:value-type="float" office:value="1.68731222">
            <text:p>1.68731222</text:p>
          </table:table-cell>
          <table:table-cell office:value-type="float" office:value="1.612383214">
            <text:p>1.612383214</text:p>
          </table:table-cell>
          <table:table-cell office:value-type="float" office:value="2.202513002">
            <text:p>2.202513002</text:p>
          </table:table-cell>
          <table:table-cell office:value-type="float" office:value="16.34283932">
            <text:p>16.34283932</text:p>
          </table:table-cell>
          <table:table-cell office:value-type="float" office:value="2.714894147">
            <text:p>2.714894147</text:p>
          </table:table-cell>
          <table:table-cell table:number-columns-repeated="2"/>
        </table:table-row>
        <table:table-row table:style-name="ro1">
          <table:table-cell office:value-type="string">
            <text:p>OS-4-D</text:p>
          </table:table-cell>
          <table:table-cell office:value-type="float" office:value="2.001804336">
            <text:p>2.001804336</text:p>
          </table:table-cell>
          <table:table-cell office:value-type="float" office:value="2.385853404">
            <text:p>2.385853404</text:p>
          </table:table-cell>
          <table:table-cell office:value-type="float" office:value="4.442101399">
            <text:p>4.442101399</text:p>
          </table:table-cell>
          <table:table-cell office:value-type="float" office:value="1.583117857">
            <text:p>1.583117857</text:p>
          </table:table-cell>
          <table:table-cell office:value-type="float" office:value="1.728525628">
            <text:p>1.728525628</text:p>
          </table:table-cell>
          <table:table-cell office:value-type="float" office:value="2.23595219">
            <text:p>2.23595219</text:p>
          </table:table-cell>
          <table:table-cell office:value-type="float" office:value="16.15692288">
            <text:p>16.15692288</text:p>
          </table:table-cell>
          <table:table-cell office:value-type="float" office:value="2.766340848">
            <text:p>2.766340848</text:p>
          </table:table-cell>
          <table:table-cell table:number-columns-repeated="2"/>
        </table:table-row>
        <table:table-row table:style-name="ro1">
          <table:table-cell office:value-type="string">
            <text:p>OS-4-E</text:p>
          </table:table-cell>
          <table:table-cell office:value-type="float" office:value="1.983195314">
            <text:p>1.983195314</text:p>
          </table:table-cell>
          <table:table-cell office:value-type="float" office:value="2.543988775">
            <text:p>2.543988775</text:p>
          </table:table-cell>
          <table:table-cell office:value-type="float" office:value="3.876582659">
            <text:p>3.876582659</text:p>
          </table:table-cell>
          <table:table-cell office:value-type="float" office:value="1.634521167">
            <text:p>1.634521167</text:p>
          </table:table-cell>
          <table:table-cell office:value-type="float" office:value="1.614456181">
            <text:p>1.614456181</text:p>
          </table:table-cell>
          <table:table-cell office:value-type="float" office:value="2.309309176">
            <text:p>2.309309176</text:p>
          </table:table-cell>
          <table:table-cell office:value-type="float" office:value="14.98199506">
            <text:p>14.98199506</text:p>
          </table:table-cell>
          <table:table-cell office:value-type="float" office:value="2.672073668">
            <text:p>2.672073668</text:p>
          </table:table-cell>
          <table:table-cell table:number-columns-repeated="2"/>
        </table:table-row>
        <table:table-row table:style-name="ro1">
          <table:table-cell office:value-type="string">
            <text:p>SW-0-A</text:p>
          </table:table-cell>
          <table:table-cell office:value-type="float" office:value="2.026310547">
            <text:p>2.026310547</text:p>
          </table:table-cell>
          <table:table-cell office:value-type="float" office:value="2.123471502">
            <text:p>2.123471502</text:p>
          </table:table-cell>
          <table:table-cell office:value-type="float" office:value="4.589970298">
            <text:p>4.589970298</text:p>
          </table:table-cell>
          <table:table-cell office:value-type="float" office:value="1.598447153">
            <text:p>1.598447153</text:p>
          </table:table-cell>
          <table:table-cell office:value-type="float" office:value="1.595130025">
            <text:p>1.595130025</text:p>
          </table:table-cell>
          <table:table-cell office:value-type="float" office:value="2.199307053">
            <text:p>2.199307053</text:p>
          </table:table-cell>
          <table:table-cell office:value-type="float" office:value="17.56364383">
            <text:p>17.56364383</text:p>
          </table:table-cell>
          <table:table-cell office:value-type="float" office:value="2.71820854">
            <text:p>2.71820854</text:p>
          </table:table-cell>
          <table:table-cell table:number-columns-repeated="2"/>
        </table:table-row>
        <table:table-row table:style-name="ro1">
          <table:table-cell office:value-type="string">
            <text:p>SW-0-B</text:p>
          </table:table-cell>
          <table:table-cell office:value-type="float" office:value="2.02086677">
            <text:p>2.02086677</text:p>
          </table:table-cell>
          <table:table-cell office:value-type="float" office:value="2.328748229">
            <text:p>2.328748229</text:p>
          </table:table-cell>
          <table:table-cell office:value-type="float" office:value="3.938377383">
            <text:p>3.938377383</text:p>
          </table:table-cell>
          <table:table-cell office:value-type="float" office:value="1.645903793">
            <text:p>1.645903793</text:p>
          </table:table-cell>
          <table:table-cell office:value-type="float" office:value="1.697818712">
            <text:p>1.697818712</text:p>
          </table:table-cell>
          <table:table-cell office:value-type="float" office:value="2.182621919">
            <text:p>2.182621919</text:p>
          </table:table-cell>
          <table:table-cell office:value-type="float" office:value="16.84421344">
            <text:p>16.84421344</text:p>
          </table:table-cell>
          <table:table-cell office:value-type="float" office:value="2.766231109">
            <text:p>2.766231109</text:p>
          </table:table-cell>
          <table:table-cell table:number-columns-repeated="2"/>
        </table:table-row>
        <table:table-row table:style-name="ro1">
          <table:table-cell office:value-type="string">
            <text:p>SW-0-C</text:p>
          </table:table-cell>
          <table:table-cell office:value-type="float" office:value="1.999251149">
            <text:p>1.999251149</text:p>
          </table:table-cell>
          <table:table-cell office:value-type="float" office:value="2.149155041">
            <text:p>2.149155041</text:p>
          </table:table-cell>
          <table:table-cell office:value-type="float" office:value="4.437541369">
            <text:p>4.437541369</text:p>
          </table:table-cell>
          <table:table-cell office:value-type="float" office:value="1.569889921">
            <text:p>1.569889921</text:p>
          </table:table-cell>
          <table:table-cell office:value-type="float" office:value="1.670007089">
            <text:p>1.670007089</text:p>
          </table:table-cell>
          <table:table-cell office:value-type="float" office:value="2.174474003">
            <text:p>2.174474003</text:p>
          </table:table-cell>
          <table:table-cell office:value-type="float" office:value="16.5782128">
            <text:p>16.5782128</text:p>
          </table:table-cell>
          <table:table-cell office:value-type="float" office:value="2.770236215">
            <text:p>2.770236215</text:p>
          </table:table-cell>
          <table:table-cell table:number-columns-repeated="2"/>
        </table:table-row>
        <table:table-row table:style-name="ro1">
          <table:table-cell office:value-type="string">
            <text:p>SW-0-D</text:p>
          </table:table-cell>
          <table:table-cell office:value-type="float" office:value="1.949631577">
            <text:p>1.949631577</text:p>
          </table:table-cell>
          <table:table-cell office:value-type="float" office:value="2.210264308">
            <text:p>2.210264308</text:p>
          </table:table-cell>
          <table:table-cell office:value-type="float" office:value="4.786163825">
            <text:p>4.786163825</text:p>
          </table:table-cell>
          <table:table-cell office:value-type="float" office:value="1.554923211">
            <text:p>1.554923211</text:p>
          </table:table-cell>
          <table:table-cell office:value-type="float" office:value="1.713304221">
            <text:p>1.713304221</text:p>
          </table:table-cell>
          <table:table-cell office:value-type="float" office:value="2.196061364">
            <text:p>2.196061364</text:p>
          </table:table-cell>
          <table:table-cell office:value-type="float" office:value="16.3809713">
            <text:p>16.3809713</text:p>
          </table:table-cell>
          <table:table-cell office:value-type="float" office:value="2.777258534">
            <text:p>2.777258534</text:p>
          </table:table-cell>
          <table:table-cell table:number-columns-repeated="2"/>
        </table:table-row>
        <table:table-row table:style-name="ro1">
          <table:table-cell office:value-type="string">
            <text:p>SW-2-A</text:p>
          </table:table-cell>
          <table:table-cell office:value-type="float" office:value="2.030473567">
            <text:p>2.030473567</text:p>
          </table:table-cell>
          <table:table-cell office:value-type="float" office:value="2.54913825">
            <text:p>2.54913825</text:p>
          </table:table-cell>
          <table:table-cell office:value-type="float" office:value="3.843783179">
            <text:p>3.843783179</text:p>
          </table:table-cell>
          <table:table-cell office:value-type="float" office:value="1.75177063">
            <text:p>1.75177063</text:p>
          </table:table-cell>
          <table:table-cell office:value-type="float" office:value="1.680141692">
            <text:p>1.680141692</text:p>
          </table:table-cell>
          <table:table-cell office:value-type="float" office:value="2.20757268">
            <text:p>2.20757268</text:p>
          </table:table-cell>
          <table:table-cell office:value-type="float" office:value="16.25881715">
            <text:p>16.25881715</text:p>
          </table:table-cell>
          <table:table-cell office:value-type="float" office:value="2.728906612">
            <text:p>2.728906612</text:p>
          </table:table-cell>
          <table:table-cell table:number-columns-repeated="2"/>
        </table:table-row>
        <table:table-row table:style-name="ro1">
          <table:table-cell office:value-type="string">
            <text:p>SW-2-B</text:p>
          </table:table-cell>
          <table:table-cell office:value-type="float" office:value="1.988229095">
            <text:p>1.988229095</text:p>
          </table:table-cell>
          <table:table-cell office:value-type="float" office:value="2.667790593">
            <text:p>2.667790593</text:p>
          </table:table-cell>
          <table:table-cell office:value-type="float" office:value="4.113679148">
            <text:p>4.113679148</text:p>
          </table:table-cell>
          <table:table-cell office:value-type="float" office:value="1.714565671">
            <text:p>1.714565671</text:p>
          </table:table-cell>
          <table:table-cell office:value-type="float" office:value="1.710771746">
            <text:p>1.710771746</text:p>
          </table:table-cell>
          <table:table-cell office:value-type="float" office:value="2.213192364">
            <text:p>2.213192364</text:p>
          </table:table-cell>
          <table:table-cell office:value-type="float" office:value="17.19094636">
            <text:p>17.19094636</text:p>
          </table:table-cell>
          <table:table-cell office:value-type="float" office:value="2.743609226">
            <text:p>2.743609226</text:p>
          </table:table-cell>
          <table:table-cell table:number-columns-repeated="2"/>
        </table:table-row>
        <table:table-row table:style-name="ro1">
          <table:table-cell office:value-type="string">
            <text:p>SW-2-C</text:p>
          </table:table-cell>
          <table:table-cell office:value-type="float" office:value="1.920472706">
            <text:p>1.920472706</text:p>
          </table:table-cell>
          <table:table-cell office:value-type="float" office:value="2.140733653">
            <text:p>2.140733653</text:p>
          </table:table-cell>
          <table:table-cell office:value-type="float" office:value="4.167591867">
            <text:p>4.167591867</text:p>
          </table:table-cell>
          <table:table-cell office:value-type="float" office:value="1.591173499">
            <text:p>1.591173499</text:p>
          </table:table-cell>
          <table:table-cell office:value-type="float" office:value="1.615927597">
            <text:p>1.615927597</text:p>
          </table:table-cell>
          <table:table-cell office:value-type="float" office:value="2.188360019">
            <text:p>2.188360019</text:p>
          </table:table-cell>
          <table:table-cell office:value-type="float" office:value="15.53903311">
            <text:p>15.53903311</text:p>
          </table:table-cell>
          <table:table-cell office:value-type="float" office:value="2.653384776">
            <text:p>2.653384776</text:p>
          </table:table-cell>
          <table:table-cell table:number-columns-repeated="2"/>
        </table:table-row>
        <table:table-row table:style-name="ro1">
          <table:table-cell office:value-type="string">
            <text:p>SW-2-D</text:p>
          </table:table-cell>
          <table:table-cell office:value-type="float" office:value="2.019586638">
            <text:p>2.019586638</text:p>
          </table:table-cell>
          <table:table-cell office:value-type="float" office:value="2.28358401">
            <text:p>2.28358401</text:p>
          </table:table-cell>
          <table:table-cell office:value-type="float" office:value="4.412876488">
            <text:p>4.412876488</text:p>
          </table:table-cell>
          <table:table-cell office:value-type="float" office:value="1.585680084">
            <text:p>1.585680084</text:p>
          </table:table-cell>
          <table:table-cell office:value-type="float" office:value="1.651827013">
            <text:p>1.651827013</text:p>
          </table:table-cell>
          <table:table-cell office:value-type="float" office:value="2.163350172">
            <text:p>2.163350172</text:p>
          </table:table-cell>
          <table:table-cell office:value-type="float" office:value="16.83005157">
            <text:p>16.83005157</text:p>
          </table:table-cell>
          <table:table-cell office:value-type="float" office:value="2.804095547">
            <text:p>2.804095547</text:p>
          </table:table-cell>
          <table:table-cell table:number-columns-repeated="2"/>
        </table:table-row>
        <table:table-row table:style-name="ro1">
          <table:table-cell office:value-type="string">
            <text:p>SW-2-E</text:p>
          </table:table-cell>
          <table:table-cell office:value-type="float" office:value="2.036655148">
            <text:p>2.036655148</text:p>
          </table:table-cell>
          <table:table-cell office:value-type="float" office:value="2.545068956">
            <text:p>2.545068956</text:p>
          </table:table-cell>
          <table:table-cell office:value-type="float" office:value="4.042686688">
            <text:p>4.042686688</text:p>
          </table:table-cell>
          <table:table-cell office:value-type="float" office:value="1.522821072">
            <text:p>1.522821072</text:p>
          </table:table-cell>
          <table:table-cell office:value-type="float" office:value="1.65606693">
            <text:p>1.65606693</text:p>
          </table:table-cell>
          <table:table-cell office:value-type="float" office:value="2.185158875">
            <text:p>2.185158875</text:p>
          </table:table-cell>
          <table:table-cell office:value-type="float" office:value="16.54007863">
            <text:p>16.54007863</text:p>
          </table:table-cell>
          <table:table-cell office:value-type="float" office:value="2.696977228">
            <text:p>2.696977228</text:p>
          </table:table-cell>
          <table:table-cell table:number-columns-repeated="2"/>
        </table:table-row>
        <table:table-row table:style-name="ro1">
          <table:table-cell office:value-type="string">
            <text:p>SW-3-A</text:p>
          </table:table-cell>
          <table:table-cell office:value-type="float" office:value="2.074255906">
            <text:p>2.074255906</text:p>
          </table:table-cell>
          <table:table-cell office:value-type="float" office:value="2.414456412">
            <text:p>2.414456412</text:p>
          </table:table-cell>
          <table:table-cell office:value-type="float" office:value="5.10531141">
            <text:p>5.10531141</text:p>
          </table:table-cell>
          <table:table-cell office:value-type="float" office:value="1.708668992">
            <text:p>1.708668992</text:p>
          </table:table-cell>
          <table:table-cell office:value-type="float" office:value="1.710529688">
            <text:p>1.710529688</text:p>
          </table:table-cell>
          <table:table-cell office:value-type="float" office:value="2.195984719">
            <text:p>2.195984719</text:p>
          </table:table-cell>
          <table:table-cell office:value-type="float" office:value="16.06313742">
            <text:p>16.06313742</text:p>
          </table:table-cell>
          <table:table-cell office:value-type="float" office:value="2.767032173">
            <text:p>2.767032173</text:p>
          </table:table-cell>
          <table:table-cell table:number-columns-repeated="2"/>
        </table:table-row>
        <table:table-row table:style-name="ro1">
          <table:table-cell office:value-type="string">
            <text:p>SW-3-B</text:p>
          </table:table-cell>
          <table:table-cell office:value-type="float" office:value="2.10918065">
            <text:p>2.10918065</text:p>
          </table:table-cell>
          <table:table-cell office:value-type="float" office:value="2.589513174">
            <text:p>2.589513174</text:p>
          </table:table-cell>
          <table:table-cell office:value-type="float" office:value="4.316216368">
            <text:p>4.316216368</text:p>
          </table:table-cell>
          <table:table-cell office:value-type="float" office:value="1.621588553">
            <text:p>1.621588553</text:p>
          </table:table-cell>
          <table:table-cell office:value-type="float" office:value="1.709209977">
            <text:p>1.709209977</text:p>
          </table:table-cell>
          <table:table-cell office:value-type="float" office:value="2.185917383">
            <text:p>2.185917383</text:p>
          </table:table-cell>
          <table:table-cell office:value-type="float" office:value="16.27696591">
            <text:p>16.27696591</text:p>
          </table:table-cell>
          <table:table-cell office:value-type="float" office:value="2.692716456">
            <text:p>2.692716456</text:p>
          </table:table-cell>
          <table:table-cell table:number-columns-repeated="2"/>
        </table:table-row>
        <table:table-row table:style-name="ro1">
          <table:table-cell office:value-type="string">
            <text:p>SW-3-C</text:p>
          </table:table-cell>
          <table:table-cell office:value-type="float" office:value="2.055536924">
            <text:p>2.055536924</text:p>
          </table:table-cell>
          <table:table-cell office:value-type="float" office:value="2.70715768">
            <text:p>2.70715768</text:p>
          </table:table-cell>
          <table:table-cell office:value-type="float" office:value="3.809246837">
            <text:p>3.809246837</text:p>
          </table:table-cell>
          <table:table-cell office:value-type="float" office:value="1.738369427">
            <text:p>1.738369427</text:p>
          </table:table-cell>
          <table:table-cell office:value-type="float" office:value="1.708829869">
            <text:p>1.708829869</text:p>
          </table:table-cell>
          <table:table-cell office:value-type="float" office:value="2.222738847">
            <text:p>2.222738847</text:p>
          </table:table-cell>
          <table:table-cell office:value-type="float" office:value="17.00785758">
            <text:p>17.00785758</text:p>
          </table:table-cell>
          <table:table-cell office:value-type="float" office:value="2.696376791">
            <text:p>2.696376791</text:p>
          </table:table-cell>
          <table:table-cell table:number-columns-repeated="2"/>
        </table:table-row>
        <table:table-row table:style-name="ro1">
          <table:table-cell office:value-type="string">
            <text:p>SW-3-D</text:p>
          </table:table-cell>
          <table:table-cell office:value-type="float" office:value="2.064129077">
            <text:p>2.064129077</text:p>
          </table:table-cell>
          <table:table-cell office:value-type="float" office:value="2.724595515">
            <text:p>2.724595515</text:p>
          </table:table-cell>
          <table:table-cell office:value-type="float" office:value="3.7934785">
            <text:p>3.7934785</text:p>
          </table:table-cell>
          <table:table-cell office:value-type="float" office:value="1.691640794">
            <text:p>1.691640794</text:p>
          </table:table-cell>
          <table:table-cell office:value-type="float" office:value="1.710153198">
            <text:p>1.710153198</text:p>
          </table:table-cell>
          <table:table-cell office:value-type="float" office:value="2.202275152">
            <text:p>2.202275152</text:p>
          </table:table-cell>
          <table:table-cell office:value-type="float" office:value="17.06808797">
            <text:p>17.06808797</text:p>
          </table:table-cell>
          <table:table-cell office:value-type="float" office:value="2.763977875">
            <text:p>2.763977875</text:p>
          </table:table-cell>
          <table:table-cell table:number-columns-repeated="2"/>
        </table:table-row>
        <table:table-row table:style-name="ro1">
          <table:table-cell office:value-type="string">
            <text:p>SW-3-E</text:p>
          </table:table-cell>
          <table:table-cell office:value-type="float" office:value="2.04610674">
            <text:p>2.04610674</text:p>
          </table:table-cell>
          <table:table-cell office:value-type="float" office:value="2.600303202">
            <text:p>2.600303202</text:p>
          </table:table-cell>
          <table:table-cell office:value-type="float" office:value="3.999143292">
            <text:p>3.999143292</text:p>
          </table:table-cell>
          <table:table-cell office:value-type="float" office:value="1.698858647">
            <text:p>1.698858647</text:p>
          </table:table-cell>
          <table:table-cell office:value-type="float" office:value="1.680240956">
            <text:p>1.680240956</text:p>
          </table:table-cell>
          <table:table-cell office:value-type="float" office:value="2.231608085">
            <text:p>2.231608085</text:p>
          </table:table-cell>
          <table:table-cell office:value-type="float" office:value="16.17117205">
            <text:p>16.17117205</text:p>
          </table:table-cell>
          <table:table-cell office:value-type="float" office:value="2.701655621">
            <text:p>2.701655621</text:p>
          </table:table-cell>
          <table:table-cell table:number-columns-repeated="2"/>
        </table:table-row>
        <table:table-row table:style-name="ro1">
          <table:table-cell office:value-type="string">
            <text:p>SW-4-A</text:p>
          </table:table-cell>
          <table:table-cell office:value-type="float" office:value="2.016552448">
            <text:p>2.016552448</text:p>
          </table:table-cell>
          <table:table-cell office:value-type="float" office:value="2.21778251">
            <text:p>2.21778251</text:p>
          </table:table-cell>
          <table:table-cell office:value-type="float" office:value="4.157807974">
            <text:p>4.157807974</text:p>
          </table:table-cell>
          <table:table-cell office:value-type="float" office:value="1.524426776">
            <text:p>1.524426776</text:p>
          </table:table-cell>
          <table:table-cell office:value-type="float" office:value="1.669647356">
            <text:p>1.669647356</text:p>
          </table:table-cell>
          <table:table-cell office:value-type="float" office:value="2.15831476">
            <text:p>2.15831476</text:p>
          </table:table-cell>
          <table:table-cell office:value-type="float" office:value="15.5754146">
            <text:p>15.5754146</text:p>
          </table:table-cell>
          <table:table-cell office:value-type="float" office:value="2.680879699">
            <text:p>2.680879699</text:p>
          </table:table-cell>
          <table:table-cell table:number-columns-repeated="2"/>
        </table:table-row>
        <table:table-row table:style-name="ro1">
          <table:table-cell office:value-type="string">
            <text:p>SW-4-B</text:p>
          </table:table-cell>
          <table:table-cell office:value-type="float" office:value="2.037935227">
            <text:p>2.037935227</text:p>
          </table:table-cell>
          <table:table-cell office:value-type="float" office:value="2.677471535">
            <text:p>2.677471535</text:p>
          </table:table-cell>
          <table:table-cell office:value-type="float" office:value="3.662860902">
            <text:p>3.662860902</text:p>
          </table:table-cell>
          <table:table-cell office:value-type="float" office:value="1.749395806">
            <text:p>1.749395806</text:p>
          </table:table-cell>
          <table:table-cell office:value-type="float" office:value="1.614021893">
            <text:p>1.614021893</text:p>
          </table:table-cell>
          <table:table-cell office:value-type="float" office:value="2.169895743">
            <text:p>2.169895743</text:p>
          </table:table-cell>
          <table:table-cell office:value-type="float" office:value="16.56437503">
            <text:p>16.56437503</text:p>
          </table:table-cell>
          <table:table-cell office:value-type="float" office:value="2.704612729">
            <text:p>2.704612729</text:p>
          </table:table-cell>
          <table:table-cell table:number-columns-repeated="2"/>
        </table:table-row>
        <table:table-row table:style-name="ro1">
          <table:table-cell office:value-type="string">
            <text:p>SW-4-C</text:p>
          </table:table-cell>
          <table:table-cell office:value-type="float" office:value="2.027661441">
            <text:p>2.027661441</text:p>
          </table:table-cell>
          <table:table-cell office:value-type="float" office:value="2.619582453">
            <text:p>2.619582453</text:p>
          </table:table-cell>
          <table:table-cell office:value-type="float" office:value="3.691027715">
            <text:p>3.691027715</text:p>
          </table:table-cell>
          <table:table-cell office:value-type="float" office:value="1.706292909">
            <text:p>1.706292909</text:p>
          </table:table-cell>
          <table:table-cell office:value-type="float" office:value="1.697898">
            <text:p>1.697898</text:p>
          </table:table-cell>
          <table:table-cell office:value-type="float" office:value="2.179362214">
            <text:p>2.179362214</text:p>
          </table:table-cell>
          <table:table-cell office:value-type="float" office:value="16.70919909">
            <text:p>16.70919909</text:p>
          </table:table-cell>
          <table:table-cell office:value-type="float" office:value="2.707383292">
            <text:p>2.707383292</text:p>
          </table:table-cell>
          <table:table-cell table:number-columns-repeated="2"/>
        </table:table-row>
        <table:table-row table:style-name="ro1">
          <table:table-cell office:value-type="string">
            <text:p>SW-4-D</text:p>
          </table:table-cell>
          <table:table-cell office:value-type="float" office:value="1.937847156">
            <text:p>1.937847156</text:p>
          </table:table-cell>
          <table:table-cell office:value-type="float" office:value="2.265777714">
            <text:p>2.265777714</text:p>
          </table:table-cell>
          <table:table-cell office:value-type="float" office:value="3.717595154">
            <text:p>3.717595154</text:p>
          </table:table-cell>
          <table:table-cell office:value-type="float" office:value="1.682103615">
            <text:p>1.682103615</text:p>
          </table:table-cell>
          <table:table-cell office:value-type="float" office:value="1.768196295">
            <text:p>1.768196295</text:p>
          </table:table-cell>
          <table:table-cell office:value-type="float" office:value="2.170267427">
            <text:p>2.170267427</text:p>
          </table:table-cell>
          <table:table-cell office:value-type="float" office:value="15.44069029">
            <text:p>15.44069029</text:p>
          </table:table-cell>
          <table:table-cell office:value-type="float" office:value="2.832443624">
            <text:p>2.832443624</text:p>
          </table:table-cell>
          <table:table-cell table:number-columns-repeated="2"/>
        </table:table-row>
        <table:table-row table:style-name="ro1" table:number-rows-repeated="24">
          <table:table-cell table:number-columns-repeated="11"/>
        </table:table-row>
        <table:table-row table:style-name="ro2">
          <table:table-cell office:value-type="string">
            <text:p>median(sim/tic)</text:p>
          </table:table-cell>
          <table:table-cell table:formula="of:=MEDIAN([.B202:.B275])" office:value-type="float" office:value="2.020538261">
            <text:p>2.020538261</text:p>
          </table:table-cell>
          <table:table-cell table:formula="of:=MEDIAN([.C202:.C275])" office:value-type="float" office:value="2.36623591">
            <text:p>2.36623591</text:p>
          </table:table-cell>
          <table:table-cell table:formula="of:=MEDIAN([.D202:.D275])" office:value-type="float" office:value="4.0617533325">
            <text:p>4.0617533325</text:p>
          </table:table-cell>
          <table:table-cell table:formula="of:=MEDIAN([.E202:.E275])" office:value-type="float" office:value="1.6276422925">
            <text:p>1.6276422925</text:p>
          </table:table-cell>
          <table:table-cell table:formula="of:=MEDIAN([.F202:.F275])" office:value-type="float" office:value="1.6790668675">
            <text:p>1.6790668675</text:p>
          </table:table-cell>
          <table:table-cell table:formula="of:=MEDIAN([.G202:.G275])" office:value-type="float" office:value="2.2214713485">
            <text:p>2.2214713485</text:p>
          </table:table-cell>
          <table:table-cell table:formula="of:=MEDIAN([.H202:.H275])" office:value-type="float" office:value="15.95856595">
            <text:p>15.95856595</text:p>
          </table:table-cell>
          <table:table-cell table:formula="of:=MEDIAN([.I202:.I275])" office:value-type="float" office:value="2.735582125">
            <text:p>2.735582125</text:p>
          </table:table-cell>
          <table:table-cell table:number-columns-repeated="2"/>
        </table:table-row>
        <table:table-row table:style-name="ro1">
          <table:table-cell office:value-type="string">
            <text:p>mean(sim/tic)</text:p>
          </table:table-cell>
          <table:table-cell office:value-type="float" office:value="2.032652166">
            <text:p>2.032652166</text:p>
          </table:table-cell>
          <table:table-cell office:value-type="float" office:value="2.368431139">
            <text:p>2.368431139</text:p>
          </table:table-cell>
          <table:table-cell office:value-type="float" office:value="4.287833737">
            <text:p>4.287833737</text:p>
          </table:table-cell>
          <table:table-cell office:value-type="float" office:value="1.62213481">
            <text:p>1.62213481</text:p>
          </table:table-cell>
          <table:table-cell office:value-type="float" office:value="1.671824338">
            <text:p>1.671824338</text:p>
          </table:table-cell>
          <table:table-cell office:value-type="float" office:value="2.229304086">
            <text:p>2.229304086</text:p>
          </table:table-cell>
          <table:table-cell office:value-type="float" office:value="15.89918591">
            <text:p>15.89918591</text:p>
          </table:table-cell>
          <table:table-cell office:value-type="float" office:value="2.738970935">
            <text:p>2.738970935</text:p>
          </table:table-cell>
          <table:table-cell table:number-columns-repeated="2"/>
        </table:table-row>
        <table:table-row table:style-name="ro1">
          <table:table-cell office:value-type="string">
            <text:p>std dev (sim/tic)</text:p>
          </table:table-cell>
          <table:table-cell office:value-type="float" office:value="0.118179743">
            <text:p>0.118179743</text:p>
          </table:table-cell>
          <table:table-cell office:value-type="float" office:value="0.171604527">
            <text:p>0.171604527</text:p>
          </table:table-cell>
          <table:table-cell office:value-type="float" office:value="0.841594672">
            <text:p>0.841594672</text:p>
          </table:table-cell>
          <table:table-cell office:value-type="float" office:value="0.082961715">
            <text:p>0.082961715</text:p>
          </table:table-cell>
          <table:table-cell office:value-type="float" office:value="0.079969892">
            <text:p>0.079969892</text:p>
          </table:table-cell>
          <table:table-cell office:value-type="float" office:value="0.039654394">
            <text:p>0.039654394</text:p>
          </table:table-cell>
          <table:table-cell office:value-type="float" office:value="1.025988444">
            <text:p>1.025988444</text:p>
          </table:table-cell>
          <table:table-cell office:value-type="float" office:value="0.060273977">
            <text:p>0.060273977</text:p>
          </table:table-cell>
          <table:table-cell table:number-columns-repeated="2"/>
        </table:table-row>
        <table:table-row table:style-name="ro1">
          <table:table-cell office:value-type="string">
            <text:p>coef/var</text:p>
          </table:table-cell>
          <table:table-cell office:value-type="float" office:value="0.058140662">
            <text:p>0.058140662</text:p>
          </table:table-cell>
          <table:table-cell office:value-type="float" office:value="0.072454936">
            <text:p>0.072454936</text:p>
          </table:table-cell>
          <table:table-cell office:value-type="float" office:value="0.196275025">
            <text:p>0.196275025</text:p>
          </table:table-cell>
          <table:table-cell office:value-type="float" office:value="0.051143539">
            <text:p>0.051143539</text:p>
          </table:table-cell>
          <table:table-cell office:value-type="float" office:value="0.047833908">
            <text:p>0.047833908</text:p>
          </table:table-cell>
          <table:table-cell office:value-type="float" office:value="0.017787791">
            <text:p>0.017787791</text:p>
          </table:table-cell>
          <table:table-cell office:value-type="float" office:value="0.064530879">
            <text:p>0.064530879</text:p>
          </table:table-cell>
          <table:table-cell office:value-type="float" office:value="0.022006067">
            <text:p>0.02200606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5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5-09T15:49:08</dc:date>
    <meta:editing-duration>PT19S</meta:editing-duration>
    <meta:editing-cycles>1</meta:editing-cycles>
    <meta:document-statistic meta:table-count="1" meta:cell-count="2119" meta:object-count="0"/>
  </office:meta>
</office:document-meta>
</file>